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45b5149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45b90fa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4690169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16302c9" officeooo:paragraph-rsid="049e8b46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16302c9" officeooo:paragraph-rsid="049fccf1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16302c9" officeooo:paragraph-rsid="0521cb55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49e8b46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49fccf1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bcf26" style:font-name-asian="arial" style:font-size-asian="10pt" style:font-style-asian="normal" style:font-weight-asian="normal" style:text-emphasize="none"/>
    </style:style>
    <style:style style:name="P1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da2c6" style:font-name-asian="arial" style:font-size-asian="10pt" style:font-style-asian="normal" style:font-weight-asian="normal" style:text-emphasize="none"/>
    </style:style>
    <style:style style:name="P1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28690" style:font-name-asian="arial" style:font-size-asian="10pt" style:font-style-asian="normal" style:font-weight-asian="normal" style:text-emphasize="none"/>
    </style:style>
    <style:style style:name="P1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63278" style:font-name-asian="arial" style:font-size-asian="10pt" style:font-style-asian="normal" style:font-weight-asian="normal" style:text-emphasize="none"/>
    </style:style>
    <style:style style:name="P1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7a690" style:font-name-asian="arial" style:font-size-asian="10pt" style:font-style-asian="normal" style:font-weight-asian="normal" style:text-emphasize="none"/>
    </style:style>
    <style:style style:name="P1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694d0" style:font-name-asian="arial" style:font-size-asian="10pt" style:font-style-asian="normal" style:font-weight-asian="normal" style:text-emphasize="none"/>
    </style:style>
    <style:style style:name="P1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a2030e" style:font-name-asian="arial" style:font-size-asian="10pt" style:font-style-asian="normal" style:font-weight-asian="normal" style:text-emphasize="none"/>
    </style:style>
    <style:style style:name="P1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7f2810" style:font-name-asian="arial" style:font-size-asian="10pt" style:font-style-asian="normal" style:font-weight-asian="normal" style:text-emphasize="none"/>
    </style:style>
    <style:style style:name="P1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8598e9" style:font-name-asian="arial" style:font-size-asian="10pt" style:font-style-asian="normal" style:font-weight-asian="normal" style:text-emphasize="none"/>
    </style:style>
    <style:style style:name="P1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8694d0" style:font-name-asian="arial" style:font-size-asian="10pt" style:font-style-asian="normal" style:font-weight-asian="normal" style:text-emphasize="none"/>
    </style:style>
    <style:style style:name="P2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ac54df" style:font-name-asian="arial" style:font-size-asian="10pt" style:font-style-asian="normal" style:font-weight-asian="normal" style:text-emphasize="none"/>
    </style:style>
    <style:style style:name="P2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0c809" style:font-name-asian="arial" style:font-size-asian="10pt" style:font-style-asian="normal" style:font-weight-asian="normal" style:text-emphasize="none"/>
    </style:style>
    <style:style style:name="P2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1232b" style:font-name-asian="arial" style:font-size-asian="10pt" style:font-style-asian="normal" style:font-weight-asian="normal" style:text-emphasize="none"/>
    </style:style>
    <style:style style:name="P2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b8ae3" style:font-name-asian="arial" style:font-size-asian="10pt" style:font-style-asian="normal" style:font-weight-asian="normal" style:text-emphasize="none"/>
    </style:style>
    <style:style style:name="P2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c8387" style:font-name-asian="arial" style:font-size-asian="10pt" style:font-style-asian="normal" style:font-weight-asian="normal" style:text-emphasize="none"/>
    </style:style>
    <style:style style:name="P2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ecf46" style:font-name-asian="arial" style:font-size-asian="10pt" style:font-style-asian="normal" style:font-weight-asian="normal" style:text-emphasize="none"/>
    </style:style>
    <style:style style:name="P2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c3df6b" style:font-name-asian="arial" style:font-size-asian="10pt" style:font-style-asian="normal" style:font-weight-asian="normal" style:text-emphasize="none"/>
    </style:style>
    <style:style style:name="P2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c5eac0" style:font-name-asian="arial" style:font-size-asian="10pt" style:font-style-asian="normal" style:font-weight-asian="normal" style:text-emphasize="none"/>
    </style:style>
    <style:style style:name="P2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5063b7f" style:font-name-asian="arial" style:font-size-asian="10pt" style:font-style-asian="normal" style:font-weight-asian="normal" style:text-emphasize="none"/>
    </style:style>
    <style:style style:name="P2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3b09af" officeooo:paragraph-rsid="04f7902e" style:font-name-asian="arial" style:font-size-asian="10pt" style:font-style-asian="normal" style:font-weight-asian="normal" style:text-emphasize="none"/>
    </style:style>
    <style:style style:name="P3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2ae460" officeooo:paragraph-rsid="04b1232b" style:font-name-asian="arial" style:font-size-asian="10pt" style:font-style-asian="normal" style:font-weight-asian="normal" style:text-emphasize="none"/>
    </style:style>
    <style:style style:name="P3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b6edd3" style:font-name-asian="arial" style:font-size-asian="10pt" style:font-style-asian="normal" style:font-weight-asian="normal" style:text-emphasize="none"/>
    </style:style>
    <style:style style:name="P3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becf46" style:font-name-asian="arial" style:font-size-asian="10pt" style:font-style-asian="normal" style:font-weight-asian="normal" style:text-emphasize="none"/>
    </style:style>
    <style:style style:name="P3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5eac0" style:font-name-asian="arial" style:font-size-asian="10pt" style:font-style-asian="normal" style:font-weight-asian="normal" style:text-emphasize="none"/>
    </style:style>
    <style:style style:name="P3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b2576" style:font-name-asian="arial" style:font-size-asian="10pt" style:font-style-asian="normal" style:font-weight-asian="normal" style:text-emphasize="none"/>
    </style:style>
    <style:style style:name="P3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dd214" style:font-name-asian="arial" style:font-size-asian="10pt" style:font-style-asian="normal" style:font-weight-asian="normal" style:text-emphasize="none"/>
    </style:style>
    <style:style style:name="P3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dc76fe" style:font-name-asian="arial" style:font-size-asian="10pt" style:font-style-asian="normal" style:font-weight-asian="normal" style:text-emphasize="none"/>
    </style:style>
    <style:style style:name="P3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ddb49b" style:font-name-asian="arial" style:font-size-asian="10pt" style:font-style-asian="normal" style:font-weight-asian="normal" style:text-emphasize="none"/>
    </style:style>
    <style:style style:name="P3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e2ba70" style:font-name-asian="arial" style:font-size-asian="10pt" style:font-style-asian="normal" style:font-weight-asian="normal" style:text-emphasize="none"/>
    </style:style>
    <style:style style:name="P3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063b7f" style:font-name-asian="arial" style:font-size-asian="10pt" style:font-style-asian="normal" style:font-weight-asian="normal" style:text-emphasize="none"/>
    </style:style>
    <style:style style:name="P4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officeooo:paragraph-rsid="04cb2576" style:font-name-asian="arial" style:font-size-asian="10pt" style:font-style-asian="normal" style:font-weight-asian="normal" style:text-emphasize="none"/>
    </style:style>
    <style:style style:name="P4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officeooo:paragraph-rsid="04cdd214" style:font-name-asian="arial" style:font-size-asian="10pt" style:font-style-asian="normal" style:font-weight-asian="normal" style:text-emphasize="none"/>
    </style:style>
    <style:style style:name="P4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99f2b2" style:font-name-asian="arial" style:font-size-asian="9pt" style:font-style-asian="normal" style:font-weight-asian="normal" style:text-emphasize="none"/>
    </style:style>
    <style:style style:name="P4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ddb49b" style:font-name-asian="arial" style:font-size-asian="9pt" style:font-style-asian="normal" style:font-weight-asian="normal" style:text-emphasize="none"/>
    </style:style>
    <style:style style:name="P4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5063b7f" style:font-name-asian="arial" style:font-size-asian="9pt" style:font-style-asian="normal" style:font-weight-asian="normal" style:text-emphasize="none"/>
    </style:style>
    <style:style style:name="P45" style:family="paragraph" style:parent-style-name="Preformatted_20_Text">
      <style:text-properties fo:color="#000000" officeooo:rsid="001447a3" officeooo:paragraph-rsid="00155c34"/>
    </style:style>
    <style:style style:name="P46" style:family="paragraph" style:parent-style-name="Preformatted_20_Text">
      <style:text-properties fo:color="#000000" officeooo:rsid="001447a3" officeooo:paragraph-rsid="02913a47"/>
    </style:style>
    <style:style style:name="P47" style:family="paragraph" style:parent-style-name="Preformatted_20_Text">
      <style:text-properties fo:color="#000000" officeooo:rsid="001447a3" officeooo:paragraph-rsid="00278f20"/>
    </style:style>
    <style:style style:name="P48" style:family="paragraph" style:parent-style-name="Preformatted_20_Text">
      <style:text-properties fo:color="#000000" officeooo:rsid="001447a3" officeooo:paragraph-rsid="00423e0f"/>
    </style:style>
    <style:style style:name="P49" style:family="paragraph" style:parent-style-name="Preformatted_20_Text">
      <style:text-properties fo:color="#000000" officeooo:rsid="001447a3" officeooo:paragraph-rsid="00549b3a"/>
    </style:style>
    <style:style style:name="P50" style:family="paragraph" style:parent-style-name="Preformatted_20_Text">
      <style:text-properties fo:color="#000000" officeooo:rsid="001447a3" officeooo:paragraph-rsid="00566f22"/>
    </style:style>
    <style:style style:name="P51" style:family="paragraph" style:parent-style-name="Preformatted_20_Text">
      <style:text-properties fo:color="#000000" officeooo:rsid="001447a3" officeooo:paragraph-rsid="0058842e"/>
    </style:style>
    <style:style style:name="P52" style:family="paragraph" style:parent-style-name="Preformatted_20_Text">
      <style:text-properties fo:color="#000000" officeooo:rsid="001447a3" officeooo:paragraph-rsid="0384ddfa"/>
    </style:style>
    <style:style style:name="P53" style:family="paragraph" style:parent-style-name="Preformatted_20_Text">
      <style:text-properties fo:color="#000000" officeooo:rsid="001447a3" officeooo:paragraph-rsid="04112b7f"/>
    </style:style>
    <style:style style:name="P54" style:family="paragraph" style:parent-style-name="Preformatted_20_Text">
      <style:text-properties fo:color="#000000" officeooo:rsid="001447a3" officeooo:paragraph-rsid="0431f08f"/>
    </style:style>
    <style:style style:name="P55" style:family="paragraph" style:parent-style-name="Preformatted_20_Text">
      <style:text-properties fo:color="#000000" officeooo:rsid="001447a3" officeooo:paragraph-rsid="04417aae"/>
    </style:style>
    <style:style style:name="P56" style:family="paragraph" style:parent-style-name="Preformatted_20_Text">
      <style:text-properties fo:color="#000000" officeooo:rsid="001447a3" officeooo:paragraph-rsid="044e2c6a"/>
    </style:style>
    <style:style style:name="P57" style:family="paragraph" style:parent-style-name="Preformatted_20_Text">
      <style:text-properties fo:color="#000000" officeooo:rsid="001447a3" officeooo:paragraph-rsid="045033e8"/>
    </style:style>
    <style:style style:name="P58" style:family="paragraph" style:parent-style-name="Preformatted_20_Text">
      <style:text-properties fo:color="#000000" officeooo:rsid="001447a3" officeooo:paragraph-rsid="0450e66a"/>
    </style:style>
    <style:style style:name="P59" style:family="paragraph" style:parent-style-name="Preformatted_20_Text">
      <style:text-properties fo:color="#000000" officeooo:rsid="001447a3" officeooo:paragraph-rsid="0451c08c"/>
    </style:style>
    <style:style style:name="P60" style:family="paragraph" style:parent-style-name="Preformatted_20_Text">
      <style:text-properties fo:color="#000000" officeooo:rsid="001447a3" officeooo:paragraph-rsid="0452db78"/>
    </style:style>
    <style:style style:name="P61" style:family="paragraph" style:parent-style-name="Preformatted_20_Text">
      <style:text-properties fo:color="#000000" officeooo:rsid="001447a3" officeooo:paragraph-rsid="04571581"/>
    </style:style>
    <style:style style:name="P62" style:family="paragraph" style:parent-style-name="Preformatted_20_Text">
      <style:text-properties fo:color="#000000" officeooo:rsid="001447a3" officeooo:paragraph-rsid="0457adb4"/>
    </style:style>
    <style:style style:name="P63" style:family="paragraph" style:parent-style-name="Preformatted_20_Text">
      <style:text-properties fo:color="#000000" officeooo:rsid="001447a3" officeooo:paragraph-rsid="0459192d"/>
    </style:style>
    <style:style style:name="P64" style:family="paragraph" style:parent-style-name="Preformatted_20_Text">
      <style:text-properties fo:color="#000000" officeooo:rsid="001447a3" officeooo:paragraph-rsid="045b5149"/>
    </style:style>
    <style:style style:name="P65" style:family="paragraph" style:parent-style-name="Preformatted_20_Text">
      <style:text-properties fo:color="#000000" officeooo:rsid="001447a3" officeooo:paragraph-rsid="045b90fa"/>
    </style:style>
    <style:style style:name="P66" style:family="paragraph" style:parent-style-name="Preformatted_20_Text">
      <style:text-properties fo:color="#000000" officeooo:rsid="001447a3" officeooo:paragraph-rsid="045efdbc"/>
    </style:style>
    <style:style style:name="P67" style:family="paragraph" style:parent-style-name="Preformatted_20_Text">
      <style:text-properties fo:color="#000000" officeooo:rsid="001447a3" officeooo:paragraph-rsid="0461a0c2"/>
    </style:style>
    <style:style style:name="P68" style:family="paragraph" style:parent-style-name="Preformatted_20_Text">
      <style:text-properties fo:color="#000000" officeooo:rsid="001447a3" officeooo:paragraph-rsid="0464d29c"/>
    </style:style>
    <style:style style:name="P69" style:family="paragraph" style:parent-style-name="Preformatted_20_Text">
      <style:text-properties fo:color="#000000" officeooo:rsid="001447a3" officeooo:paragraph-rsid="04690169"/>
    </style:style>
    <style:style style:name="P70" style:family="paragraph" style:parent-style-name="Preformatted_20_Text">
      <style:text-properties fo:color="#000000" officeooo:rsid="001447a3" officeooo:paragraph-rsid="046b9128"/>
    </style:style>
    <style:style style:name="P71" style:family="paragraph" style:parent-style-name="Preformatted_20_Text">
      <style:text-properties fo:color="#000000" officeooo:rsid="001447a3" officeooo:paragraph-rsid="046d7e46"/>
    </style:style>
    <style:style style:name="P72" style:family="paragraph" style:parent-style-name="Preformatted_20_Text">
      <style:text-properties fo:color="#000000" officeooo:rsid="001447a3" officeooo:paragraph-rsid="04714791"/>
    </style:style>
    <style:style style:name="P73" style:family="paragraph" style:parent-style-name="Preformatted_20_Text">
      <style:text-properties fo:color="#000000" officeooo:rsid="001447a3" officeooo:paragraph-rsid="0472978d"/>
    </style:style>
    <style:style style:name="P74" style:family="paragraph" style:parent-style-name="Preformatted_20_Text">
      <style:text-properties fo:color="#000000" officeooo:rsid="001447a3" officeooo:paragraph-rsid="0473bcba"/>
    </style:style>
    <style:style style:name="P75" style:family="paragraph" style:parent-style-name="Preformatted_20_Text">
      <style:text-properties fo:color="#000000" officeooo:rsid="001447a3" officeooo:paragraph-rsid="0476fdd0"/>
    </style:style>
    <style:style style:name="P76" style:family="paragraph" style:parent-style-name="Preformatted_20_Text">
      <style:text-properties fo:color="#000000" officeooo:rsid="001447a3" officeooo:paragraph-rsid="047ba0e2"/>
    </style:style>
    <style:style style:name="P77" style:family="paragraph" style:parent-style-name="Preformatted_20_Text">
      <style:text-properties fo:color="#000000" officeooo:rsid="001447a3" officeooo:paragraph-rsid="047bcf26"/>
    </style:style>
    <style:style style:name="P78" style:family="paragraph" style:parent-style-name="Preformatted_20_Text">
      <style:text-properties fo:color="#000000" officeooo:rsid="001447a3" officeooo:paragraph-rsid="047c5516"/>
    </style:style>
    <style:style style:name="P79" style:family="paragraph" style:parent-style-name="Preformatted_20_Text">
      <style:text-properties fo:color="#000000" officeooo:rsid="001447a3" officeooo:paragraph-rsid="047da2c6"/>
    </style:style>
    <style:style style:name="P80" style:family="paragraph" style:parent-style-name="Preformatted_20_Text">
      <style:text-properties fo:color="#000000" officeooo:rsid="001447a3" officeooo:paragraph-rsid="047ea4a4"/>
    </style:style>
    <style:style style:name="P81" style:family="paragraph" style:parent-style-name="Preformatted_20_Text">
      <style:text-properties fo:color="#000000" officeooo:rsid="001447a3" officeooo:paragraph-rsid="048afee2"/>
    </style:style>
    <style:style style:name="P82" style:family="paragraph" style:parent-style-name="Preformatted_20_Text">
      <style:text-properties fo:color="#000000" officeooo:rsid="001447a3" officeooo:paragraph-rsid="048cdd73"/>
    </style:style>
    <style:style style:name="P83" style:family="paragraph" style:parent-style-name="Preformatted_20_Text">
      <style:text-properties fo:color="#000000" officeooo:rsid="001447a3" officeooo:paragraph-rsid="048e59c2"/>
    </style:style>
    <style:style style:name="P84" style:family="paragraph" style:parent-style-name="Preformatted_20_Text">
      <style:text-properties fo:color="#000000" officeooo:rsid="001447a3" officeooo:paragraph-rsid="049615b7"/>
    </style:style>
    <style:style style:name="P85" style:family="paragraph" style:parent-style-name="Preformatted_20_Text">
      <style:text-properties fo:color="#000000" officeooo:rsid="001447a3" officeooo:paragraph-rsid="04983535"/>
    </style:style>
    <style:style style:name="P86" style:family="paragraph" style:parent-style-name="Preformatted_20_Text">
      <style:text-properties fo:color="#000000" officeooo:rsid="001447a3" officeooo:paragraph-rsid="0499f2b2"/>
    </style:style>
    <style:style style:name="P87" style:family="paragraph" style:parent-style-name="Preformatted_20_Text">
      <style:text-properties fo:color="#000000" officeooo:rsid="001447a3" officeooo:paragraph-rsid="049e8b46"/>
    </style:style>
    <style:style style:name="P88" style:family="paragraph" style:parent-style-name="Preformatted_20_Text">
      <style:text-properties fo:color="#000000" officeooo:rsid="001447a3" officeooo:paragraph-rsid="049fccf1"/>
    </style:style>
    <style:style style:name="P89" style:family="paragraph" style:parent-style-name="Preformatted_20_Text">
      <style:text-properties fo:color="#000000" officeooo:rsid="001447a3" officeooo:paragraph-rsid="04a2030e"/>
    </style:style>
    <style:style style:name="P90" style:family="paragraph" style:parent-style-name="Preformatted_20_Text">
      <style:text-properties fo:color="#000000" officeooo:rsid="001447a3" officeooo:paragraph-rsid="04a53439"/>
    </style:style>
    <style:style style:name="P91" style:family="paragraph" style:parent-style-name="Preformatted_20_Text">
      <style:text-properties fo:color="#000000" officeooo:rsid="001447a3" officeooo:paragraph-rsid="04a5d9f9"/>
    </style:style>
    <style:style style:name="P92" style:family="paragraph" style:parent-style-name="Preformatted_20_Text">
      <style:text-properties fo:color="#000000" officeooo:rsid="001447a3" officeooo:paragraph-rsid="04a7d20e"/>
    </style:style>
    <style:style style:name="P93" style:family="paragraph" style:parent-style-name="Preformatted_20_Text">
      <style:text-properties fo:color="#000000" officeooo:rsid="001447a3" officeooo:paragraph-rsid="04a97de9"/>
    </style:style>
    <style:style style:name="P94" style:family="paragraph" style:parent-style-name="Preformatted_20_Text">
      <style:text-properties fo:color="#000000" officeooo:rsid="001447a3" officeooo:paragraph-rsid="04ac54df"/>
    </style:style>
    <style:style style:name="P95" style:family="paragraph" style:parent-style-name="Preformatted_20_Text">
      <style:text-properties fo:color="#000000" officeooo:rsid="001447a3" officeooo:paragraph-rsid="04ad297d"/>
    </style:style>
    <style:style style:name="P96" style:family="paragraph" style:parent-style-name="Preformatted_20_Text">
      <style:text-properties fo:color="#000000" officeooo:rsid="001447a3" officeooo:paragraph-rsid="04b0c809"/>
    </style:style>
    <style:style style:name="P97" style:family="paragraph" style:parent-style-name="Preformatted_20_Text">
      <style:text-properties fo:color="#000000" officeooo:rsid="001447a3" officeooo:paragraph-rsid="04b1232b"/>
    </style:style>
    <style:style style:name="P98" style:family="paragraph" style:parent-style-name="Preformatted_20_Text">
      <style:text-properties fo:color="#000000" officeooo:rsid="001447a3" officeooo:paragraph-rsid="04b28a32"/>
    </style:style>
    <style:style style:name="P99" style:family="paragraph" style:parent-style-name="Preformatted_20_Text">
      <style:text-properties fo:color="#000000" officeooo:rsid="001447a3" officeooo:paragraph-rsid="04b3d464"/>
    </style:style>
    <style:style style:name="P100" style:family="paragraph" style:parent-style-name="Preformatted_20_Text">
      <style:text-properties fo:color="#000000" officeooo:rsid="001447a3" officeooo:paragraph-rsid="04b6edd3"/>
    </style:style>
    <style:style style:name="P101" style:family="paragraph" style:parent-style-name="Preformatted_20_Text">
      <style:text-properties fo:color="#000000" officeooo:rsid="001447a3" officeooo:paragraph-rsid="04bb8ae3"/>
    </style:style>
    <style:style style:name="P102" style:family="paragraph" style:parent-style-name="Preformatted_20_Text">
      <style:text-properties fo:color="#000000" officeooo:rsid="001447a3" officeooo:paragraph-rsid="04bc8387"/>
    </style:style>
    <style:style style:name="P103" style:family="paragraph" style:parent-style-name="Preformatted_20_Text">
      <style:text-properties fo:color="#000000" officeooo:rsid="001447a3" officeooo:paragraph-rsid="04becf46"/>
    </style:style>
    <style:style style:name="P104" style:family="paragraph" style:parent-style-name="Preformatted_20_Text">
      <style:text-properties fo:color="#000000" officeooo:rsid="001447a3" officeooo:paragraph-rsid="04c35ec5"/>
    </style:style>
    <style:style style:name="P105" style:family="paragraph" style:parent-style-name="Preformatted_20_Text">
      <style:text-properties fo:color="#000000" officeooo:rsid="001447a3" officeooo:paragraph-rsid="04c3df6b"/>
    </style:style>
    <style:style style:name="P106" style:family="paragraph" style:parent-style-name="Preformatted_20_Text">
      <style:text-properties fo:color="#000000" officeooo:rsid="001447a3" officeooo:paragraph-rsid="04c5eac0"/>
    </style:style>
    <style:style style:name="P107" style:family="paragraph" style:parent-style-name="Preformatted_20_Text">
      <style:text-properties fo:color="#000000" officeooo:rsid="001447a3" officeooo:paragraph-rsid="04c86203"/>
    </style:style>
    <style:style style:name="P108" style:family="paragraph" style:parent-style-name="Preformatted_20_Text">
      <style:text-properties fo:color="#000000" officeooo:rsid="001447a3" officeooo:paragraph-rsid="04ca947b"/>
    </style:style>
    <style:style style:name="P109" style:family="paragraph" style:parent-style-name="Preformatted_20_Text">
      <style:text-properties fo:color="#000000" officeooo:rsid="001447a3" officeooo:paragraph-rsid="04cb2576"/>
    </style:style>
    <style:style style:name="P110" style:family="paragraph" style:parent-style-name="Preformatted_20_Text">
      <style:text-properties fo:color="#000000" officeooo:rsid="001447a3" officeooo:paragraph-rsid="04cdd214"/>
    </style:style>
    <style:style style:name="P111" style:family="paragraph" style:parent-style-name="Preformatted_20_Text">
      <style:text-properties fo:color="#000000" officeooo:rsid="001447a3" officeooo:paragraph-rsid="04cf9653"/>
    </style:style>
    <style:style style:name="P112" style:family="paragraph" style:parent-style-name="Preformatted_20_Text">
      <style:text-properties fo:color="#000000" officeooo:rsid="001447a3" officeooo:paragraph-rsid="04d73359"/>
    </style:style>
    <style:style style:name="P113" style:family="paragraph" style:parent-style-name="Preformatted_20_Text">
      <style:text-properties fo:color="#000000" officeooo:rsid="001447a3" officeooo:paragraph-rsid="04da99cd"/>
    </style:style>
    <style:style style:name="P114" style:family="paragraph" style:parent-style-name="Preformatted_20_Text">
      <style:text-properties fo:color="#000000" officeooo:rsid="001447a3" officeooo:paragraph-rsid="04dc76fe"/>
    </style:style>
    <style:style style:name="P115" style:family="paragraph" style:parent-style-name="Preformatted_20_Text">
      <style:text-properties fo:color="#000000" officeooo:rsid="001447a3" officeooo:paragraph-rsid="04ddb49b"/>
    </style:style>
    <style:style style:name="P116" style:family="paragraph" style:parent-style-name="Preformatted_20_Text">
      <style:text-properties fo:color="#000000" officeooo:rsid="001447a3" officeooo:paragraph-rsid="04e2ba70"/>
    </style:style>
    <style:style style:name="P117" style:family="paragraph" style:parent-style-name="Preformatted_20_Text">
      <style:text-properties fo:color="#000000" officeooo:rsid="001447a3" officeooo:paragraph-rsid="04f5af09"/>
    </style:style>
    <style:style style:name="P118" style:family="paragraph" style:parent-style-name="Preformatted_20_Text">
      <style:text-properties fo:color="#000000" officeooo:rsid="001447a3" officeooo:paragraph-rsid="04f7902e"/>
    </style:style>
    <style:style style:name="P119" style:family="paragraph" style:parent-style-name="Preformatted_20_Text">
      <style:text-properties fo:color="#000000" officeooo:rsid="001447a3" officeooo:paragraph-rsid="0500aa0b"/>
    </style:style>
    <style:style style:name="P120" style:family="paragraph" style:parent-style-name="Preformatted_20_Text">
      <style:text-properties fo:color="#000000" officeooo:rsid="001447a3" officeooo:paragraph-rsid="05022e44"/>
    </style:style>
    <style:style style:name="P121" style:family="paragraph" style:parent-style-name="Preformatted_20_Text">
      <style:text-properties fo:color="#000000" officeooo:rsid="001447a3" officeooo:paragraph-rsid="05063b7f"/>
    </style:style>
    <style:style style:name="P122" style:family="paragraph" style:parent-style-name="Preformatted_20_Text">
      <style:text-properties fo:color="#000000" officeooo:rsid="001447a3" officeooo:paragraph-rsid="05089e9f"/>
    </style:style>
    <style:style style:name="P123" style:family="paragraph" style:parent-style-name="Preformatted_20_Text">
      <style:text-properties fo:color="#000000" officeooo:rsid="001447a3" officeooo:paragraph-rsid="050b7e7b"/>
    </style:style>
    <style:style style:name="P124" style:family="paragraph" style:parent-style-name="Preformatted_20_Text">
      <style:text-properties fo:color="#000000" officeooo:rsid="001447a3" officeooo:paragraph-rsid="0521cb55"/>
    </style:style>
    <style:style style:name="P125" style:family="paragraph" style:parent-style-name="Preformatted_20_Text">
      <style:text-properties fo:color="#000000" officeooo:rsid="042ae460" officeooo:paragraph-rsid="042dd7e9"/>
    </style:style>
    <style:style style:name="P126" style:family="paragraph" style:parent-style-name="Preformatted_20_Text">
      <style:text-properties fo:color="#000000" officeooo:rsid="042ae460" officeooo:paragraph-rsid="04b3d464"/>
    </style:style>
    <style:style style:name="P127" style:family="paragraph" style:parent-style-name="Preformatted_20_Text">
      <style:text-properties fo:color="#000000" officeooo:rsid="042ae460" officeooo:paragraph-rsid="04e2ba70"/>
    </style:style>
    <style:style style:name="P128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129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4690169"/>
    </style:style>
    <style:style style:name="P130" style:family="paragraph" style:parent-style-name="Preformatted_20_Text">
      <style:text-properties fo:color="#000000" style:text-underline-style="none" officeooo:rsid="0140777e" officeooo:paragraph-rsid="05114952"/>
    </style:style>
    <style:style style:name="P131" style:family="paragraph" style:parent-style-name="Preformatted_20_Text">
      <style:text-properties fo:color="#000000" style:text-underline-style="none" officeooo:rsid="0140777e" officeooo:paragraph-rsid="05194ec7"/>
    </style:style>
    <style:style style:name="P132" style:family="paragraph" style:parent-style-name="Preformatted_20_Text">
      <style:text-properties fo:color="#000000" style:text-underline-style="none" officeooo:rsid="001447a3" officeooo:paragraph-rsid="05114952"/>
    </style:style>
    <style:style style:name="P133" style:family="paragraph" style:parent-style-name="Preformatted_20_Text">
      <style:text-properties fo:color="#000000" style:text-underline-style="none" officeooo:rsid="001447a3" officeooo:paragraph-rsid="05176f30"/>
    </style:style>
    <style:style style:name="P134" style:family="paragraph" style:parent-style-name="Preformatted_20_Text">
      <style:text-properties fo:color="#000000" style:text-underline-style="none" officeooo:rsid="001447a3" officeooo:paragraph-rsid="05194ec7"/>
    </style:style>
    <style:style style:name="P135" style:family="paragraph" style:parent-style-name="Preformatted_20_Text">
      <style:text-properties fo:color="#000000" style:text-underline-style="none" officeooo:rsid="001447a3" officeooo:paragraph-rsid="0519bf6b"/>
    </style:style>
    <style:style style:name="P136" style:family="paragraph" style:parent-style-name="Preformatted_20_Text">
      <style:text-properties fo:color="#000000" style:text-underline-style="none" officeooo:rsid="001447a3" officeooo:paragraph-rsid="051cf529"/>
    </style:style>
    <style:style style:name="P137" style:family="paragraph" style:parent-style-name="Preformatted_20_Text">
      <style:text-properties fo:color="#000000" style:text-underline-style="none" officeooo:rsid="001447a3" officeooo:paragraph-rsid="051f0050"/>
    </style:style>
    <style:style style:name="P138" style:family="paragraph" style:parent-style-name="Preformatted_20_Text">
      <style:text-properties fo:color="#000000" style:text-underline-style="none" officeooo:rsid="001447a3" officeooo:paragraph-rsid="049615b7"/>
    </style:style>
    <style:style style:name="P139" style:family="paragraph" style:parent-style-name="Preformatted_20_Text">
      <style:text-properties fo:color="#000000" style:text-underline-style="none" officeooo:rsid="001447a3" officeooo:paragraph-rsid="051dacd7"/>
    </style:style>
    <style:style style:name="P140" style:family="paragraph" style:parent-style-name="Preformatted_20_Text">
      <style:text-properties fo:color="#000000" style:text-underline-style="none" officeooo:rsid="001447a3" officeooo:paragraph-rsid="04a2030e"/>
    </style:style>
    <style:style style:name="P141" style:family="paragraph" style:parent-style-name="Preformatted_20_Text">
      <style:text-properties fo:color="#000000" style:text-underline-style="none" officeooo:rsid="001447a3" officeooo:paragraph-rsid="04ac54df"/>
    </style:style>
    <style:style style:name="P142" style:family="paragraph" style:parent-style-name="Preformatted_20_Text">
      <style:text-properties fo:color="#000000" officeooo:rsid="042212aa" officeooo:paragraph-rsid="0459192d"/>
    </style:style>
    <style:style style:name="P143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5b5149" style:font-size-asian="10pt" style:font-style-asian="normal" style:font-weight-asian="normal" style:text-emphasize="none"/>
    </style:style>
    <style:style style:name="P144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7bcf26" style:font-size-asian="10pt" style:font-style-asian="normal" style:font-weight-asian="normal" style:text-emphasize="none"/>
    </style:style>
    <style:style style:name="P145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ac54df" style:font-size-asian="10pt" style:font-style-asian="normal" style:font-weight-asian="normal" style:text-emphasize="none"/>
    </style:style>
    <style:style style:name="P146" style:family="paragraph" style:parent-style-name="Preformatted_20_Text">
      <style:text-properties officeooo:paragraph-rsid="00155c34"/>
    </style:style>
    <style:style style:name="P147" style:family="paragraph" style:parent-style-name="Preformatted_20_Text">
      <style:text-properties officeooo:paragraph-rsid="045033e8"/>
    </style:style>
    <style:style style:name="P148" style:family="paragraph" style:parent-style-name="Preformatted_20_Text">
      <style:text-properties officeooo:paragraph-rsid="0451c08c"/>
    </style:style>
    <style:style style:name="P149" style:family="paragraph" style:parent-style-name="Preformatted_20_Text">
      <style:text-properties officeooo:paragraph-rsid="0459192d"/>
    </style:style>
    <style:style style:name="P150" style:family="paragraph" style:parent-style-name="Preformatted_20_Text">
      <style:text-properties officeooo:paragraph-rsid="045b5149"/>
    </style:style>
    <style:style style:name="P151" style:family="paragraph" style:parent-style-name="Preformatted_20_Text">
      <style:text-properties officeooo:paragraph-rsid="045efdbc"/>
    </style:style>
    <style:style style:name="P152" style:family="paragraph" style:parent-style-name="Preformatted_20_Text">
      <style:text-properties officeooo:paragraph-rsid="04690169"/>
    </style:style>
    <style:style style:name="P153" style:family="paragraph" style:parent-style-name="Preformatted_20_Text">
      <style:text-properties officeooo:paragraph-rsid="0473bcba"/>
    </style:style>
    <style:style style:name="P154" style:family="paragraph" style:parent-style-name="Preformatted_20_Text">
      <style:text-properties officeooo:paragraph-rsid="0476fdd0"/>
    </style:style>
    <style:style style:name="P155" style:family="paragraph" style:parent-style-name="Preformatted_20_Text">
      <style:text-properties officeooo:paragraph-rsid="049615b7"/>
    </style:style>
    <style:style style:name="P156" style:family="paragraph" style:parent-style-name="Preformatted_20_Text">
      <style:text-properties officeooo:paragraph-rsid="0499f2b2"/>
    </style:style>
    <style:style style:name="P157" style:family="paragraph" style:parent-style-name="Preformatted_20_Text">
      <style:text-properties officeooo:paragraph-rsid="04a2030e"/>
    </style:style>
    <style:style style:name="P158" style:family="paragraph" style:parent-style-name="Preformatted_20_Text">
      <style:text-properties officeooo:paragraph-rsid="04a53439"/>
    </style:style>
    <style:style style:name="P159" style:family="paragraph" style:parent-style-name="Preformatted_20_Text">
      <style:text-properties officeooo:paragraph-rsid="04a7d20e"/>
    </style:style>
    <style:style style:name="P160" style:family="paragraph" style:parent-style-name="Preformatted_20_Text">
      <style:text-properties officeooo:paragraph-rsid="04a97de9"/>
    </style:style>
    <style:style style:name="P161" style:family="paragraph" style:parent-style-name="Preformatted_20_Text">
      <style:text-properties officeooo:paragraph-rsid="04ac54df"/>
    </style:style>
    <style:style style:name="P162" style:family="paragraph" style:parent-style-name="Preformatted_20_Text">
      <style:text-properties officeooo:paragraph-rsid="04b3d464"/>
    </style:style>
    <style:style style:name="P163" style:family="paragraph" style:parent-style-name="Preformatted_20_Text">
      <style:text-properties officeooo:paragraph-rsid="04bb8ae3"/>
    </style:style>
    <style:style style:name="P164" style:family="paragraph" style:parent-style-name="Preformatted_20_Text">
      <style:text-properties officeooo:paragraph-rsid="04bc8387"/>
    </style:style>
    <style:style style:name="P165" style:family="paragraph" style:parent-style-name="Preformatted_20_Text">
      <style:text-properties officeooo:paragraph-rsid="04c35ec5"/>
    </style:style>
    <style:style style:name="P166" style:family="paragraph" style:parent-style-name="Preformatted_20_Text">
      <style:text-properties officeooo:paragraph-rsid="04dc76fe"/>
    </style:style>
    <style:style style:name="P167" style:family="paragraph" style:parent-style-name="Preformatted_20_Text">
      <style:text-properties officeooo:paragraph-rsid="04f7902e"/>
    </style:style>
    <style:style style:name="P168" style:family="paragraph" style:parent-style-name="Preformatted_20_Text">
      <style:text-properties officeooo:paragraph-rsid="05063b7f"/>
    </style:style>
    <style:style style:name="P169" style:family="paragraph" style:parent-style-name="Preformatted_20_Text">
      <style:text-properties officeooo:paragraph-rsid="05089e9f"/>
    </style:style>
    <style:style style:name="P170" style:family="paragraph" style:parent-style-name="Preformatted_20_Text">
      <style:text-properties officeooo:paragraph-rsid="050b7e7b"/>
    </style:style>
    <style:style style:name="P171" style:family="paragraph" style:parent-style-name="Preformatted_20_Text">
      <style:text-properties officeooo:paragraph-rsid="0521cb55"/>
    </style:style>
    <style:style style:name="P172" style:family="paragraph" style:parent-style-name="Standard">
      <style:text-properties fo:color="#000000" officeooo:rsid="001447a3" officeooo:paragraph-rsid="003bbfa4"/>
    </style:style>
    <style:style style:name="P173" style:family="paragraph" style:parent-style-name="Standard">
      <style:text-properties fo:color="#000000" officeooo:rsid="001447a3" officeooo:paragraph-rsid="0384ddfa"/>
    </style:style>
    <style:style style:name="P174" style:family="paragraph" style:parent-style-name="Standard">
      <style:text-properties fo:color="#000000" officeooo:rsid="001447a3" officeooo:paragraph-rsid="045033e8"/>
    </style:style>
    <style:style style:name="P175" style:family="paragraph" style:parent-style-name="Standard">
      <style:text-properties fo:color="#000000" officeooo:rsid="001447a3" officeooo:paragraph-rsid="0451c08c"/>
    </style:style>
    <style:style style:name="P176" style:family="paragraph" style:parent-style-name="Standard">
      <style:text-properties fo:color="#000000" officeooo:rsid="001447a3" officeooo:paragraph-rsid="0459192d"/>
    </style:style>
    <style:style style:name="P177" style:family="paragraph" style:parent-style-name="Standard">
      <style:text-properties fo:color="#000000" officeooo:rsid="001447a3" officeooo:paragraph-rsid="045efdbc"/>
    </style:style>
    <style:style style:name="P178" style:family="paragraph" style:parent-style-name="Standard">
      <style:text-properties fo:color="#000000" officeooo:rsid="001447a3" officeooo:paragraph-rsid="04690169"/>
    </style:style>
    <style:style style:name="P179" style:family="paragraph" style:parent-style-name="Standard">
      <style:text-properties fo:color="#000000" officeooo:rsid="001447a3" officeooo:paragraph-rsid="0473bcba"/>
    </style:style>
    <style:style style:name="P180" style:family="paragraph" style:parent-style-name="Standard">
      <style:text-properties fo:color="#000000" officeooo:rsid="001447a3" officeooo:paragraph-rsid="0476fdd0"/>
    </style:style>
    <style:style style:name="P181" style:family="paragraph" style:parent-style-name="Standard">
      <style:text-properties fo:color="#000000" officeooo:rsid="001447a3" officeooo:paragraph-rsid="047860a5"/>
    </style:style>
    <style:style style:name="P182" style:family="paragraph" style:parent-style-name="Standard">
      <style:text-properties fo:color="#000000" officeooo:rsid="001447a3" officeooo:paragraph-rsid="047ba0e2"/>
    </style:style>
    <style:style style:name="P183" style:family="paragraph" style:parent-style-name="Standard">
      <style:text-properties fo:color="#000000" officeooo:rsid="001447a3" officeooo:paragraph-rsid="047bcf26"/>
    </style:style>
    <style:style style:name="P184" style:family="paragraph" style:parent-style-name="Standard">
      <style:text-properties fo:color="#000000" officeooo:rsid="001447a3" officeooo:paragraph-rsid="04828690"/>
    </style:style>
    <style:style style:name="P185" style:family="paragraph" style:parent-style-name="Standard">
      <style:text-properties fo:color="#000000" officeooo:rsid="001447a3" officeooo:paragraph-rsid="048598e9"/>
    </style:style>
    <style:style style:name="P186" style:family="paragraph" style:parent-style-name="Standard">
      <style:text-properties fo:color="#000000" officeooo:rsid="001447a3" officeooo:paragraph-rsid="048694d0"/>
    </style:style>
    <style:style style:name="P187" style:family="paragraph" style:parent-style-name="Standard">
      <style:text-properties fo:color="#000000" officeooo:rsid="001447a3" officeooo:paragraph-rsid="049615b7"/>
    </style:style>
    <style:style style:name="P188" style:family="paragraph" style:parent-style-name="Standard">
      <style:text-properties fo:color="#000000" officeooo:rsid="001447a3" officeooo:paragraph-rsid="0499f2b2"/>
    </style:style>
    <style:style style:name="P189" style:family="paragraph" style:parent-style-name="Standard">
      <style:text-properties fo:color="#000000" officeooo:rsid="001447a3" officeooo:paragraph-rsid="04a38a50"/>
    </style:style>
    <style:style style:name="P190" style:family="paragraph" style:parent-style-name="Standard">
      <style:text-properties fo:color="#000000" officeooo:rsid="001447a3" officeooo:paragraph-rsid="04a53439"/>
    </style:style>
    <style:style style:name="P191" style:family="paragraph" style:parent-style-name="Standard">
      <style:text-properties fo:color="#000000" officeooo:rsid="001447a3" officeooo:paragraph-rsid="04a7d20e"/>
    </style:style>
    <style:style style:name="P192" style:family="paragraph" style:parent-style-name="Standard">
      <style:text-properties fo:color="#000000" officeooo:rsid="001447a3" officeooo:paragraph-rsid="04a97de9"/>
    </style:style>
    <style:style style:name="P193" style:family="paragraph" style:parent-style-name="Standard">
      <style:text-properties fo:color="#000000" officeooo:rsid="001447a3" officeooo:paragraph-rsid="04ac54df"/>
    </style:style>
    <style:style style:name="P194" style:family="paragraph" style:parent-style-name="Standard">
      <style:text-properties fo:color="#000000" officeooo:rsid="001447a3" officeooo:paragraph-rsid="04b3d464"/>
    </style:style>
    <style:style style:name="P195" style:family="paragraph" style:parent-style-name="Standard">
      <style:text-properties fo:color="#000000" officeooo:rsid="001447a3" officeooo:paragraph-rsid="04bb8ae3"/>
    </style:style>
    <style:style style:name="P196" style:family="paragraph" style:parent-style-name="Standard">
      <style:text-properties fo:color="#000000" officeooo:rsid="001447a3" officeooo:paragraph-rsid="04bc8387"/>
    </style:style>
    <style:style style:name="P197" style:family="paragraph" style:parent-style-name="Standard">
      <style:text-properties fo:color="#000000" officeooo:rsid="001447a3" officeooo:paragraph-rsid="04c35ec5"/>
    </style:style>
    <style:style style:name="P198" style:family="paragraph" style:parent-style-name="Standard">
      <style:text-properties fo:color="#000000" officeooo:rsid="001447a3" officeooo:paragraph-rsid="04dc76fe"/>
    </style:style>
    <style:style style:name="P199" style:family="paragraph" style:parent-style-name="Standard">
      <style:text-properties fo:color="#000000" officeooo:rsid="001447a3" officeooo:paragraph-rsid="04f7902e"/>
    </style:style>
    <style:style style:name="P200" style:family="paragraph" style:parent-style-name="Standard">
      <style:text-properties fo:color="#000000" officeooo:rsid="001447a3" officeooo:paragraph-rsid="05063b7f"/>
    </style:style>
    <style:style style:name="P201" style:family="paragraph" style:parent-style-name="Standard">
      <style:text-properties fo:color="#000000" officeooo:rsid="001447a3" officeooo:paragraph-rsid="05089e9f"/>
    </style:style>
    <style:style style:name="P202" style:family="paragraph" style:parent-style-name="Standard">
      <style:text-properties fo:color="#000000" officeooo:rsid="001447a3" officeooo:paragraph-rsid="050b7e7b"/>
    </style:style>
    <style:style style:name="P203" style:family="paragraph" style:parent-style-name="Standard">
      <style:text-properties fo:color="#000000" style:text-underline-style="none" officeooo:rsid="0140777e" officeooo:paragraph-rsid="051dacd7"/>
    </style:style>
    <style:style style:name="P204" style:family="paragraph" style:parent-style-name="Standard">
      <style:text-properties fo:color="#800000" officeooo:rsid="001447a3" officeooo:paragraph-rsid="047860a5"/>
    </style:style>
    <style:style style:name="P205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860a5" style:font-name-asian="arial" style:font-size-asian="10pt" style:font-style-asian="normal" style:font-weight-asian="normal" style:text-emphasize="none"/>
    </style:style>
    <style:style style:name="P206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solid" style:text-underline-type="double" style:text-underline-width="auto" style:text-underline-color="font-color" fo:font-weight="normal" officeooo:rsid="0140777e" officeooo:paragraph-rsid="04ddb49b" style:font-name-asian="arial" style:font-size-asian="9pt" style:font-style-asian="normal" style:font-weight-asian="normal" style:text-emphasize="none"/>
    </style:style>
    <style:style style:name="P207" style:family="paragraph" style:parent-style-name="Standard">
      <style:text-properties fo:color="#000000" officeooo:rsid="001f999e" officeooo:paragraph-rsid="050d944f"/>
    </style:style>
    <style:style style:name="P208" style:family="paragraph" style:parent-style-name="Standard">
      <style:text-properties officeooo:rsid="001f999e" officeooo:paragraph-rsid="001f999e"/>
    </style:style>
    <style:style style:name="P209" style:family="paragraph" style:parent-style-name="Preformatted_20_Text">
      <style:text-properties fo:color="#000000" officeooo:rsid="001447a3" officeooo:paragraph-rsid="045b90fa"/>
    </style:style>
    <style:style style:name="P210" style:family="paragraph" style:parent-style-name="Preformatted_20_Text">
      <style:text-properties fo:color="#000000" officeooo:rsid="001447a3" officeooo:paragraph-rsid="050d944f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style:font-name-asian="arial" style:font-size-asian="10pt" style:font-style-asian="normal" style:font-weight-asian="normal" style:text-emphasize="none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style:font-name-asian="arial" style:font-size-asian="10pt" style:font-style-asian="normal" style:font-weight-asian="normal" style:text-emphasize="none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10pt" style:font-style-asian="normal" style:font-weight-asian="normal" style:text-emphasize="none"/>
    </style:style>
    <style:style style:name="T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text-emphasize="none"/>
    </style:style>
    <style:style style:name="T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b9128" style:font-name-asian="arial" style:font-size-asian="10pt" style:font-style-asian="normal" style:font-weight-asian="normal" style:text-emphasize="none"/>
    </style:style>
    <style:style style:name="T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a53439" style:font-name-asian="arial" style:font-size-asian="10pt" style:font-style-asian="normal" style:font-weight-asian="normal" style:text-emphasize="none"/>
    </style:style>
    <style:style style:name="T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3b09af" style:font-name-asian="arial" style:font-size-asian="10pt" style:font-style-asian="normal" style:font-weight-asian="normal" style:text-emphasize="none"/>
    </style:style>
    <style:style style:name="T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1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365ad6f" style:font-name-asian="arial" style:font-size-asian="10pt" style:font-style-asian="normal" style:font-weight-asian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b8ae3" style:font-name-asian="arial" style:font-size-asian="10pt" style:font-style-asian="normal" style:font-weight-asian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098cc" style:font-name-asian="arial" style:font-size-asian="10pt" style:font-style-asian="normal" style:font-weight-asian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238ba" style:font-name-asian="arial" style:font-size-asian="10pt" style:font-style-asian="normal" style:font-weight-asian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35ec5" style:font-name-asian="arial" style:font-size-asian="10pt" style:font-style-asian="normal" style:font-weight-asian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69de5" style:font-name-asian="arial" style:font-size-asian="10pt" style:font-style-asian="normal" style:font-weight-asian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86203" style:font-name-asian="arial" style:font-size-asian="10pt" style:font-style-asian="normal" style:font-weight-asian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style:font-name-asian="arial" style:font-size-asian="10pt" style:font-style-asian="normal" style:font-weight-asian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d1e64" style:font-name-asian="arial" style:font-size-asian="10pt" style:font-style-asian="normal" style:font-weight-asian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f4187" style:font-name-asian="arial" style:font-size-asian="10pt" style:font-style-asian="normal" style:font-weight-asian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73359" style:font-name-asian="arial" style:font-size-asian="10pt" style:font-style-asian="normal" style:font-weight-asian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97b28" style:font-name-asian="arial" style:font-size-asian="10pt" style:font-style-asian="normal" style:font-weight-asian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style:font-name-asian="arial" style:font-size-asian="10pt" style:font-style-asian="normal" style:font-weight-asian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10pt" style:font-style-asian="normal" style:font-weight-asian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style:font-name-asian="arial" style:font-size-asian="9pt" style:font-style-asian="normal" style:font-weight-asian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9pt" style:font-style-asian="normal" style:font-weight-asian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fo:background-color="#ffff00" loext:char-shading-value="0" style:font-name-asian="arial" style:font-size-asian="10pt" style:font-style-asian="normal" style:font-weight-asian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3d464" fo:background-color="#ffff00" loext:char-shading-value="0" style:font-name-asian="arial" style:font-size-asian="10pt" style:font-style-asian="normal" style:font-weight-asian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e2ba70" fo:background-color="#ffff00" loext:char-shading-value="0" style:font-name-asian="arial" style:font-size-asian="10pt" style:font-style-asian="normal" style:font-weight-asian="normal" style:text-emphasize="none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text-emphasize="none"/>
    </style:style>
    <style:style style:name="T30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828690" style:font-name-asian="arial" style:font-size-asian="10pt" style:font-style-asian="normal" style:font-weight-asian="normal" style:text-emphasize="none"/>
    </style:style>
    <style:style style:name="T31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9bf7a" style:font-name-asian="arial" style:font-size-asian="10pt" style:font-style-asian="normal" style:font-weight-asian="normal" style:text-emphasize="none"/>
    </style:style>
    <style:style style:name="T32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c8387" style:font-name-asian="arial" style:font-size-asian="10pt" style:font-style-asian="normal" style:font-weight-asian="normal" style:text-emphasize="none"/>
    </style:style>
    <style:style style:name="T33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34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41f9a" style:font-name-asian="arial" style:font-size-asian="10pt" style:font-style-asian="normal" style:font-weight-asian="normal" style:text-emphasize="none"/>
    </style:style>
    <style:style style:name="T35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5eac0" style:font-name-asian="arial" style:font-size-asian="10pt" style:font-style-asian="normal" style:font-weight-asian="normal" style:text-emphasize="none"/>
    </style:style>
    <style:style style:name="T36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b2576" style:font-name-asian="arial" style:font-size-asian="10pt" style:font-style-asian="normal" style:font-weight-asian="normal" style:text-emphasize="none"/>
    </style:style>
    <style:style style:name="T37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dd214" style:font-name-asian="arial" style:font-size-asian="10pt" style:font-style-asian="normal" style:font-weight-asian="normal" style:text-emphasize="none"/>
    </style:style>
    <style:style style:name="T38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c76fe" style:font-name-asian="arial" style:font-size-asian="10pt" style:font-style-asian="normal" style:font-weight-asian="normal" style:text-emphasize="none"/>
    </style:style>
    <style:style style:name="T39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e037d6" style:font-name-asian="arial" style:font-size-asian="10pt" style:font-style-asian="normal" style:font-weight-asian="normal" style:text-emphasize="none"/>
    </style:style>
    <style:style style:name="T40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063b7f" style:font-name-asian="arial" style:font-size-asian="10pt" style:font-style-asian="normal" style:font-weight-asian="normal" style:text-emphasize="none"/>
    </style:style>
    <style:style style:name="T41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0d944f" style:font-name-asian="arial" style:font-size-asian="10pt" style:font-style-asian="normal" style:font-weight-asian="normal" style:text-emphasize="none"/>
    </style:style>
    <style:style style:name="T42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1dacd7" style:font-name-asian="arial" style:font-size-asian="10pt" style:font-style-asian="normal" style:font-weight-asian="normal" style:text-emphasize="none"/>
    </style:style>
    <style:style style:name="T43" style:family="text">
      <style:text-properties fo:color="#800000"/>
    </style:style>
    <style:style style:name="T44" style:family="text">
      <style:text-properties fo:color="#800000" officeooo:rsid="04114625"/>
    </style:style>
    <style:style style:name="T45" style:family="text">
      <style:text-properties fo:color="#800000" officeooo:rsid="04675bc0"/>
    </style:style>
    <style:style style:name="T46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7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28690" style:font-size-asian="10pt" style:font-style-asian="normal" style:font-weight-asian="normal" style:text-emphasize="none"/>
    </style:style>
    <style:style style:name="T48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9bf6b" style:font-size-asian="10pt" style:font-style-asian="normal" style:font-weight-asian="normal" style:text-emphasize="none"/>
    </style:style>
    <style:style style:name="T49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dacd7" style:font-size-asian="10pt" style:font-style-asian="normal" style:font-weight-asian="normal" style:text-emphasize="none"/>
    </style:style>
    <style:style style:name="T50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51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642e8" style:font-size-asian="10pt" style:font-style-asian="normal" style:font-weight-asian="normal" style:text-emphasize="none"/>
    </style:style>
    <style:style style:name="T52" style:family="text">
      <style:text-properties fo:color="#800000" officeooo:rsid="048c1f11"/>
    </style:style>
    <style:style style:name="T53" style:family="text">
      <style:text-properties fo:color="#800000" style:text-underline-style="none"/>
    </style:style>
    <style:style style:name="T54" style:family="text">
      <style:text-properties fo:color="#800000" style:text-underline-style="none" officeooo:rsid="051dacd7"/>
    </style:style>
    <style:style style:name="T55" style:family="text">
      <style:text-properties fo:color="#800000" officeooo:rsid="04e037d6"/>
    </style:style>
    <style:style style:name="T56" style:family="text">
      <style:text-properties fo:color="#800000" officeooo:rsid="001447a3"/>
    </style:style>
    <style:style style:name="T57" style:family="text">
      <style:text-properties fo:color="#800000" officeooo:rsid="051642e8"/>
    </style:style>
    <style:style style:name="T58" style:family="text">
      <style:text-properties fo:color="#800000" officeooo:rsid="0519bf6b"/>
    </style:style>
    <style:style style:name="T59" style:family="text">
      <style:text-properties fo:color="#800000" officeooo:rsid="051dacd7"/>
    </style:style>
    <style:style style:name="T60" style:family="text">
      <style:text-properties fo:background-color="#ffff00" loext:char-shading-value="0"/>
    </style:style>
    <style:style style:name="T61" style:family="text">
      <style:text-properties officeooo:rsid="04690169" fo:background-color="#ffff00" loext:char-shading-value="0"/>
    </style:style>
    <style:style style:name="T62" style:family="text">
      <style:text-properties officeooo:rsid="049615b7" fo:background-color="#ffff00" loext:char-shading-value="0"/>
    </style:style>
    <style:style style:name="T63" style:family="text">
      <style:text-properties fo:background-color="#cc66ff" loext:char-shading-value="0"/>
    </style:style>
    <style:style style:name="T64" style:family="text">
      <style:text-properties officeooo:rsid="035bb671"/>
    </style:style>
    <style:style style:name="T65" style:family="text">
      <style:text-properties officeooo:rsid="0365ad6f"/>
    </style:style>
    <style:style style:name="T66" style:family="text">
      <style:text-properties fo:color="#000000" officeooo:rsid="001447a3"/>
    </style:style>
    <style:style style:name="T67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8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69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69fc7c" style:font-size-asian="10pt" style:font-style-asian="normal" style:font-weight-asian="normal" style:text-emphasize="none"/>
    </style:style>
    <style:style style:name="T70" style:family="text">
      <style:text-properties fo:color="#000000" officeooo:rsid="045033e8"/>
    </style:style>
    <style:style style:name="T71" style:family="text">
      <style:text-properties fo:color="#000000" style:text-underline-style="none" officeooo:rsid="001447a3"/>
    </style:style>
    <style:style style:name="T72" style:family="text">
      <style:text-properties fo:color="#000000" officeooo:rsid="04c238ba"/>
    </style:style>
    <style:style style:name="T73" style:family="text">
      <style:text-properties officeooo:rsid="04114625"/>
    </style:style>
    <style:style style:name="T74" style:family="text">
      <style:text-properties officeooo:rsid="042212aa"/>
    </style:style>
    <style:style style:name="T75" style:family="text">
      <style:text-properties officeooo:rsid="042ae460"/>
    </style:style>
    <style:style style:name="T76" style:family="text">
      <style:text-properties officeooo:rsid="043b09af"/>
    </style:style>
    <style:style style:name="T77" style:family="text">
      <style:text-properties officeooo:rsid="045033e8"/>
    </style:style>
    <style:style style:name="T78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1c08c" style:font-size-asian="10pt" style:font-style-asian="normal" style:font-weight-asian="normal" style:text-emphasize="none"/>
    </style:style>
    <style:style style:name="T8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41f6f" style:font-size-asian="10pt" style:font-style-asian="normal" style:font-weight-asian="normal" style:text-emphasize="none"/>
    </style:style>
    <style:style style:name="T8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7adb4" style:font-size-asian="10pt" style:font-style-asian="normal" style:font-weight-asian="normal" style:text-emphasize="none"/>
    </style:style>
    <style:style style:name="T82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2ae460" style:font-size-asian="10pt" style:font-style-asian="normal" style:font-weight-asian="normal" style:text-emphasize="none"/>
    </style:style>
    <style:style style:name="T8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69fc7c" style:font-size-asian="10pt" style:font-style-asian="normal" style:font-weight-asian="normal" style:text-emphasize="none"/>
    </style:style>
    <style:style style:name="T84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033e8" style:font-size-asian="10pt" style:font-style-asian="normal" style:font-weight-asian="normal" style:text-emphasize="none"/>
    </style:style>
    <style:style style:name="T8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58802" style:font-size-asian="10pt" style:font-style-asian="normal" style:font-weight-asian="normal" style:text-emphasize="none"/>
    </style:style>
    <style:style style:name="T86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c5516" style:font-size-asian="10pt" style:font-style-asian="normal" style:font-weight-asian="normal" style:text-emphasize="none"/>
    </style:style>
    <style:style style:name="T87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aff0b5" style:font-size-asian="10pt" style:font-style-asian="normal" style:font-weight-asian="normal" style:text-emphasize="none"/>
    </style:style>
    <style:style style:name="T88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f26cf2" style:font-size-asian="10pt" style:font-style-asian="normal" style:font-weight-asian="normal" style:text-emphasize="none"/>
    </style:style>
    <style:style style:name="T8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f403a9" style:font-size-asian="10pt" style:font-style-asian="normal" style:font-weight-asian="normal" style:text-emphasize="none"/>
    </style:style>
    <style:style style:name="T9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text-emphasize="none"/>
    </style:style>
    <style:style style:name="T9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text-emphasize="none"/>
    </style:style>
    <style:style style:name="T92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f2810" style:font-size-asian="10pt" style:text-emphasize="none"/>
    </style:style>
    <style:style style:name="T9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3a686" style:font-size-asian="10pt" style:text-emphasize="none"/>
    </style:style>
    <style:style style:name="T94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63278" style:font-size-asian="10pt" style:text-emphasize="none"/>
    </style:style>
    <style:style style:name="T9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7a690" style:font-size-asian="10pt" style:text-emphasize="none"/>
    </style:style>
    <style:style style:name="T96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style:font-size-asian="10pt" style:font-style-asian="normal" style:font-weight-asian="normal" style:text-emphasize="none"/>
    </style:style>
    <style:style style:name="T97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2ae460" style:font-size-asian="10pt" style:font-style-asian="normal" style:font-weight-asian="normal" style:text-emphasize="none"/>
    </style:style>
    <style:style style:name="T98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5176f30" style:font-size-asian="10pt" style:font-style-asian="normal" style:font-weight-asian="normal" style:text-emphasize="none"/>
    </style:style>
    <style:style style:name="T99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51bc4f0" style:font-size-asian="10pt" style:font-style-asian="normal" style:font-weight-asian="normal" style:text-emphasize="none"/>
    </style:style>
    <style:style style:name="T100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758802" style:font-size-asian="10pt" style:font-style-asian="normal" style:font-weight-asian="normal" style:text-emphasize="none"/>
    </style:style>
    <style:style style:name="T101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69fc7c" style:font-size-asian="10pt" style:font-style-asian="normal" style:font-weight-asian="normal" style:text-emphasize="none"/>
    </style:style>
    <style:style style:name="T102" style:family="text">
      <style:text-properties officeooo:rsid="0451c08c"/>
    </style:style>
    <style:style style:name="T103" style:family="text">
      <style:text-properties officeooo:rsid="04571581"/>
    </style:style>
    <style:style style:name="T104" style:family="text">
      <style:text-properties officeooo:rsid="0457adb4"/>
    </style:style>
    <style:style style:name="T105" style:family="text">
      <style:text-properties officeooo:rsid="046b9128"/>
    </style:style>
    <style:style style:name="T106" style:family="text">
      <style:text-properties style:text-underline-style="none"/>
    </style:style>
    <style:style style:name="T107" style:family="text">
      <style:text-properties style:text-underline-style="none" officeooo:rsid="046b9128"/>
    </style:style>
    <style:style style:name="T108" style:family="text">
      <style:text-properties style:text-underline-style="none" officeooo:rsid="046d7e46"/>
    </style:style>
    <style:style style:name="T109" style:family="text">
      <style:text-properties style:text-underline-style="none" officeooo:rsid="04714791"/>
    </style:style>
    <style:style style:name="T110" style:family="text">
      <style:text-properties style:text-underline-style="none" officeooo:rsid="047f2810"/>
    </style:style>
    <style:style style:name="T111" style:family="text">
      <style:text-properties style:text-underline-style="none" officeooo:rsid="0483a686"/>
    </style:style>
    <style:style style:name="T112" style:family="text">
      <style:text-properties style:text-underline-style="none" officeooo:rsid="04863278"/>
    </style:style>
    <style:style style:name="T113" style:family="text">
      <style:text-properties style:text-underline-style="none" officeooo:rsid="0487a690"/>
    </style:style>
    <style:style style:name="T114" style:family="text">
      <style:text-properties style:text-underline-style="none" officeooo:rsid="043b09af"/>
    </style:style>
    <style:style style:name="T115" style:family="text">
      <style:text-properties officeooo:rsid="0479be9f"/>
    </style:style>
    <style:style style:name="T116" style:family="text">
      <style:text-properties officeooo:rsid="047f2810"/>
    </style:style>
    <style:style style:name="T117" style:family="text">
      <style:text-properties officeooo:rsid="0483a686"/>
    </style:style>
    <style:style style:name="T118" style:family="text">
      <style:text-properties officeooo:rsid="04b28a32"/>
    </style:style>
    <style:style style:name="T119" style:family="text">
      <style:text-properties officeooo:rsid="04b6edd3"/>
    </style:style>
    <style:style style:name="T120" style:family="text">
      <style:text-properties officeooo:rsid="04c098cc"/>
    </style:style>
    <style:style style:name="T121" style:family="text">
      <style:text-properties officeooo:rsid="04c238ba"/>
    </style:style>
    <style:style style:name="T122" style:family="text">
      <style:text-properties officeooo:rsid="001447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作者:唐海湘</text:p>
      <text:p text:style-name="P45"/>
      <text:p text:style-name="P45">模块名:商业保险模块</text:p>
      <text:p text:style-name="P56"><text:tab/><text:span text:style-name="T63">导航下拉名_1:商业保险</text:span></text:p>
      <text:p text:style-name="P56"><text:tab/><text:tab/><text:span text:style-name="T60">导航名_1:商业保险方案</text:span></text:p>
      <text:p text:style-name="P45"><text:tab/><text:tab/><text:tab/><text:span text:style-name="T43">功能名字_1:</text:span>列表 <text:s/>功能类型:网格 (有网格)</text:p>
      <text:p text:style-name="P46"><text:tab/><text:tab/><text:tab/><text:tab/><text:span text:style-name="T1">加上一个字段 ：id <text:s/>文本框 <text:s text:c="3"/>设置隐藏</text:span></text:p>
      <text:p text:style-name="P146"><text:span text:style-name="T66"><text:tab/><text:tab/><text:tab/><text:tab/>字段名称_1:</text:span><text:span text:style-name="T67">保险公司</text:span></text:p>
      <text:p text:style-name="P146"><text:span text:style-name="T66"><text:tab/><text:tab/><text:tab/><text:tab/>字段名称_2:</text:span><text:bookmark-start text:name="__DdeLink__15144_1631453286"/><text:bookmark-start text:name="__DdeLink__15142_1631453286"/><text:span text:style-name="T67">投保险种</text:span><text:bookmark-end text:name="__DdeLink__15144_1631453286"/><text:bookmark-end text:name="__DdeLink__15142_1631453286"/></text:p>
      <text:p text:style-name="P47"><text:tab/><text:tab/><text:tab/><text:tab/>字段名称_3:<text:bookmark-start text:name="__DdeLink__15146_1631453286"/>保险条件<text:bookmark-end text:name="__DdeLink__15146_1631453286"/></text:p>
      <text:p text:style-name="P173"><text:tab/><text:tab/><text:tab/><text:tab/>字段名称_<text:span text:style-name="T64">4</text:span>:<text:bookmark-start text:name="__DdeLink__15148_1631453286"/>参保人总数<text:bookmark-end text:name="__DdeLink__15148_1631453286"/></text:p>
      <text:p text:style-name="P52"><text:tab/><text:tab/><text:tab/><text:tab/>字段名称_<text:span text:style-name="T64">5</text:span>:<text:bookmark-start text:name="__DdeLink__15150_1631453286"/>保全金额<text:bookmark-end text:name="__DdeLink__15150_1631453286"/></text:p>
      <text:p text:style-name="P52"><text:tab/><text:tab/><text:tab/><text:tab/>字段名称_<text:span text:style-name="T65">6</text:span>:<text:bookmark-start text:name="__DdeLink__15153_1631453286"/>保险期限<text:bookmark-end text:name="__DdeLink__15153_1631453286"/></text:p>
      <text:p text:style-name="P52"><text:tab/><text:tab/><text:tab/><text:tab/>字段名称_<text:span text:style-name="T65">7</text:span>:<text:bookmark-start text:name="__DdeLink__15155_1631453286"/>责任期限<text:bookmark-end text:name="__DdeLink__15155_1631453286"/></text:p>
      <text:p text:style-name="P53"><text:tab/><text:tab/><text:tab/><text:tab/>字段名称_<text:span text:style-name="T76">8:</text:span><text:bookmark-start text:name="__DdeLink__15157_1631453286"/><text:span text:style-name="T76">投保金额</text:span><text:bookmark-end text:name="__DdeLink__15157_1631453286"/></text:p>
      <text:p text:style-name="P53"><text:tab/><text:tab/><text:tab/><text:tab/>字段名称_<text:span text:style-name="T76">9:</text:span><text:bookmark-start text:name="__DdeLink__15159_1631453286"/><text:span text:style-name="T76">缴费年限</text:span><text:bookmark-end text:name="__DdeLink__15159_1631453286"/></text:p>
      <text:p text:style-name="P53"><text:tab/><text:tab/><text:tab/><text:tab/>字段名称_<text:span text:style-name="T76">10:</text:span><text:bookmark-start text:name="__DdeLink__15161_1631453286"/><text:span text:style-name="T76">缴费类别</text:span><text:bookmark-end text:name="__DdeLink__15161_1631453286"/></text:p>
      <text:p text:style-name="P57"><text:tab/><text:tab/><text:tab/><text:tab/>字段名称_1<text:span text:style-name="T77">1</text:span>:<text:bookmark-start text:name="__DdeLink__15163_1631453286"/><text:span text:style-name="T78">缴费方式</text:span><text:bookmark-end text:name="__DdeLink__15163_1631453286"/></text:p>
      <text:p text:style-name="P147"><text:span text:style-name="T66"><text:tab/><text:tab/><text:tab/><text:tab/>字段名称_</text:span><text:span text:style-name="T70">1</text:span><text:span text:style-name="T66">2:</text:span><text:bookmark-start text:name="__DdeLink__15165_1631453286"/><text:span text:style-name="T68">购买要求</text:span><text:bookmark-end text:name="__DdeLink__15165_1631453286"/></text:p>
      <text:p text:style-name="P57"><text:tab/><text:tab/><text:tab/><text:tab/>字段名称_<text:span text:style-name="T77">1</text:span>3:<text:bookmark-start text:name="__DdeLink__15167_1631453286"/>资料记录<text:bookmark-end text:name="__DdeLink__15167_1631453286"/></text:p>
      <text:p text:style-name="P174"><text:tab/><text:tab/><text:tab/><text:tab/>字段名称_<text:span text:style-name="T77">14</text:span>:<text:bookmark-start text:name="__DdeLink__15169_1631453286"/>福利模块意见<text:bookmark-end text:name="__DdeLink__15169_1631453286"/></text:p>
      <text:p text:style-name="P57"><text:tab/><text:tab/><text:tab/><text:tab/>字段名称_<text:span text:style-name="T77">15</text:span>:<text:bookmark-start text:name="__DdeLink__15172_1631453286"/>运营商务部意见<text:bookmark-end text:name="__DdeLink__15172_1631453286"/></text:p>
      <text:p text:style-name="P57"><text:tab/><text:tab/><text:tab/><text:tab/>字段名称_<text:span text:style-name="T77">16</text:span>:<text:bookmark-start text:name="__DdeLink__15174_1631453286"/>总经办是否通过<text:bookmark-end text:name="__DdeLink__15174_1631453286"/></text:p>
      <text:p text:style-name="P57"><text:tab/><text:tab/><text:tab/><text:tab/>字段名称_<text:span text:style-name="T77">17</text:span>:<text:bookmark-start text:name="__DdeLink__15176_1631453286"/>备注<text:bookmark-end text:name="__DdeLink__15176_1631453286"/></text:p>
      <text:p text:style-name="P128"/>
      <text:p text:style-name="P130"><text:tab/><text:tab/><text:tab/><text:span text:style-name="T56">功能名称_2:列表搜索</text:span><text:span text:style-name="T122"> 功能类型:编辑 </text:span></text:p>
      <text:p text:style-name="P132"><text:tab/><text:tab/><text:tab/><text:tab/>搜索字段_1:<text:span text:style-name="T96">保险公司 <text:tab/><text:tab/>标签类型:手填下拉框</text:span><text:bookmark-start text:name="__DdeLink__15452_16314532862"/><text:span text:style-name="T96"> </text:span><text:bookmark-end text:name="__DdeLink__15452_16314532862"/><text:bookmark-start text:name="__DdeLink__15561_1631453286"/><text:span text:style-name="T96">非必填 </text:span><text:bookmark-end text:name="__DdeLink__15561_1631453286"/></text:p>
      <text:p text:style-name="P133"><text:span text:style-name="T96"><text:tab/><text:tab/><text:tab/><text:tab/>搜索字段</text:span><text:span text:style-name="T98">2</text:span><text:span text:style-name="T97">：投保险种 <text:s text:c="3"/>标签：手填下拉框 <text:s/></text:span><text:span text:style-name="T96">非必填 </text:span></text:p>
      <text:p text:style-name="P133"><text:span text:style-name="T96"><text:tab/><text:tab/><text:tab/><text:tab/></text:span><text:span text:style-name="T97">搜索字段</text:span><text:span text:style-name="T98">3</text:span><text:span text:style-name="T97">：</text:span><text:span text:style-name="T96">保险条件</text:span><text:span text:style-name="T97"> <text:s text:c="3"/>标签：手填下拉框 <text:s/></text:span><text:span text:style-name="T96">非必填 </text:span></text:p>
      <text:p text:style-name="P45"><text:tab/><text:tab/></text:p>
      <text:p text:style-name="P45"><text:tab/><text:tab/><text:tab/><text:span text:style-name="T43">功能名称_</text:span><text:span text:style-name="T57">3</text:span><text:span text:style-name="T43">:</text:span>添加 功能类型:编辑 </text:p>
      <text:p text:style-name="P60"><text:tab/><text:tab/><text:tab/><text:tab/>字段名称_1:<text:span text:style-name="T78">保险公司 <text:tab/><text:tab/>标签类型:手填下拉框</text:span><text:bookmark-start text:name="__DdeLink__15452_1631453286"/><text:span text:style-name="T79">(中国人寿/这个平安/</text:span><text:span text:style-name="T80">其它</text:span><text:span text:style-name="T79">)</text:span><text:span text:style-name="T78"> </text:span><text:bookmark-end text:name="__DdeLink__15452_1631453286"/><text:span text:style-name="T78">非必填 </text:span></text:p>
      <text:p text:style-name="P148"><text:span text:style-name="T66"><text:tab/><text:tab/><text:tab/><text:tab/>字段名称_2:</text:span><text:span text:style-name="T67">投保险种<text:tab/><text:tab/><text:tab/></text:span><text:span text:style-name="T68">标签类型:文本框 非必填 </text:span></text:p>
      <text:p text:style-name="P59"><text:tab/><text:tab/><text:tab/><text:tab/>字段名称_3:保险条件<text:tab/><text:tab/><text:tab/>标签类型:手填下拉框<text:bookmark-start text:name="__DdeLink__15454_1631453286"/><text:span text:style-name="T102">(保险人/被保险人)</text:span><text:bookmark-end text:name="__DdeLink__15454_1631453286"/> 非必填 </text:p>
      <text:p text:style-name="P175"><text:tab/><text:tab/><text:tab/><text:tab/>字段名称_<text:span text:style-name="T64">4</text:span>:参保人总数<text:tab/><text:tab/>标签类型:文本框 非必填 </text:p>
      <text:p text:style-name="P61"><text:tab/><text:tab/><text:tab/><text:tab/>字段名称_<text:span text:style-name="T64">5</text:span>:保全金额<text:tab/><text:tab/><text:tab/>标签类型:数字框 非必填 <text:s/>默认<text:span text:style-name="T103">0.00</text:span> </text:p>
      <text:p text:style-name="P59"><text:tab/><text:tab/><text:tab/><text:tab/>字段名称_<text:span text:style-name="T65">6</text:span>:保险期限<text:tab/><text:tab/><text:tab/>标签类型:文本框 非必填 </text:p>
      <text:p text:style-name="P59"><text:tab/><text:tab/><text:tab/><text:tab/>字段名称_<text:span text:style-name="T65">7</text:span>:责任期限<text:tab/><text:tab/><text:tab/>标签类型:文本框 非必填 </text:p>
      <text:p text:style-name="P59"><text:tab/><text:tab/><text:tab/><text:tab/>字段名称_<text:span text:style-name="T76">8:投保金额<text:tab/><text:tab/><text:tab/></text:span>标签类型:数字框 非必填<text:bookmark-start text:name="__DdeLink__15020_1631453286"/> <text:s/>默认<text:span text:style-name="T103">0.00</text:span><text:bookmark-end text:name="__DdeLink__15020_1631453286"/></text:p>
      <text:p text:style-name="P59"><text:tab/><text:tab/><text:tab/><text:tab/>字段名称_<text:span text:style-name="T76">9:缴费年限<text:tab/><text:tab/></text:span>标签类型:手填下拉框<text:bookmark-start text:name="__DdeLink__15456_1631453286"/><text:span text:style-name="T104">(5年/10年/15年/20年/终身)</text:span><text:bookmark-end text:name="__DdeLink__15456_1631453286"/> 非必填 </text:p>
      <text:p text:style-name="P62"><text:tab/><text:tab/><text:tab/><text:tab/>字段名称_<text:span text:style-name="T76">10:缴费类别<text:tab/><text:tab/></text:span>标签类型:手填下拉框<text:bookmark-start text:name="__DdeLink__15458_1631453286"/><text:span text:style-name="T104">(一次清缴/季缴/半年缴/年缴)</text:span> <text:bookmark-end text:name="__DdeLink__15458_1631453286"/>非必填 </text:p>
      <text:p text:style-name="P62"><text:tab/><text:tab/><text:tab/><text:tab/>字段名称_1<text:span text:style-name="T77">1</text:span>:<text:span text:style-name="T78">缴费方式<text:tab/><text:tab/>标签类型: 手填下拉框</text:span><text:span text:style-name="T81">(</text:span><text:bookmark-start text:name="__DdeLink__15460_1631453286"/><text:span text:style-name="T81">转账/现金)</text:span><text:span text:style-name="T78"> </text:span><text:bookmark-end text:name="__DdeLink__15460_1631453286"/><text:span text:style-name="T78">非必填 </text:span></text:p>
      <text:p text:style-name="P58"/>
      <text:p text:style-name="P172"><text:tab/><text:tab/><text:tab/><text:span text:style-name="T43">功能名称_</text:span><text:span text:style-name="T57">4</text:span>:编辑 功能类型:编辑</text:p>
      <text:p text:style-name="P1"><text:tab/><text:tab/><text:tab/><text:tab/>加上一个字段 ：id <text:s/>文本框 <text:s text:c="3"/>设置隐藏</text:p>
      <text:p text:style-name="P63"><text:tab/><text:tab/><text:tab/><text:tab/>字段名称_1:<text:span text:style-name="T78">保险公司 <text:tab/><text:tab/>标签类型:手填下拉框</text:span><text:span text:style-name="T79">(中国人寿/这个平安/</text:span><text:span text:style-name="T80">其它</text:span><text:span text:style-name="T79">)</text:span><text:span text:style-name="T78"> 非必填 </text:span></text:p>
      <text:p text:style-name="P149"><text:span text:style-name="T66"><text:tab/><text:tab/><text:tab/><text:tab/>字段名称_2:</text:span><text:span text:style-name="T67">投保险种<text:tab/><text:tab/><text:tab/></text:span><text:span text:style-name="T68">标签类型:文本框 非必填 </text:span></text:p>
      <text:p text:style-name="P63"><text:soft-page-break/><text:tab/><text:tab/><text:tab/><text:tab/>字段名称_3:保险条件<text:tab/><text:tab/><text:tab/>标签类型:手填下拉框<text:span text:style-name="T102">(保险人/被保险人)</text:span> 非必填 </text:p>
      <text:p text:style-name="P176"><text:tab/><text:tab/><text:tab/><text:tab/>字段名称_<text:span text:style-name="T64">4</text:span>:参保人总数<text:tab/><text:tab/>标签类型:文本框 非必填 </text:p>
      <text:p text:style-name="P63"><text:tab/><text:tab/><text:tab/><text:tab/>字段名称_<text:span text:style-name="T64">5</text:span>:保全金额<text:tab/><text:tab/><text:tab/>标签类型:数字框 非必填 <text:s/>默认<text:span text:style-name="T103">0.00</text:span> </text:p>
      <text:p text:style-name="P63"><text:tab/><text:tab/><text:tab/><text:tab/>字段名称_<text:span text:style-name="T65">6</text:span>:保险期限<text:tab/><text:tab/><text:tab/>标签类型:文本框 非必填 </text:p>
      <text:p text:style-name="P63"><text:tab/><text:tab/><text:tab/><text:tab/>字段名称_<text:span text:style-name="T65">7</text:span>:责任期限<text:tab/><text:tab/><text:tab/>标签类型:文本框 非必填 </text:p>
      <text:p text:style-name="P63"><text:tab/><text:tab/><text:tab/><text:tab/>字段名称_<text:span text:style-name="T76">8:投保金额<text:tab/><text:tab/><text:tab/></text:span>标签类型:数字框 非必填<text:bookmark-start text:name="__DdeLink__15020_16314532861"/> <text:s/>默认<text:span text:style-name="T103">0.00</text:span><text:bookmark-end text:name="__DdeLink__15020_16314532861"/></text:p>
      <text:p text:style-name="P63"><text:tab/><text:tab/><text:tab/><text:tab/>字段名称_<text:span text:style-name="T76">9:缴费年限<text:tab/><text:tab/></text:span>标签类型:手填下拉框<text:span text:style-name="T104">(5年/10年/15年/20年/终身)</text:span> 非必填 </text:p>
      <text:p text:style-name="P63"><text:tab/><text:tab/><text:tab/><text:tab/>字段名称_<text:span text:style-name="T76">10:缴费类别<text:tab/><text:tab/></text:span>标签类型:手填下拉框<text:span text:style-name="T104">(一次清缴/季缴/半年缴/年缴)</text:span> 非必填 </text:p>
      <text:p text:style-name="P63"><text:tab/><text:tab/><text:tab/><text:tab/>字段名称_1<text:span text:style-name="T77">1</text:span>:<text:span text:style-name="T78">缴费方式<text:tab/><text:tab/>标签类型: 手填下拉框</text:span><text:span text:style-name="T81">(转账/现金)</text:span><text:span text:style-name="T78"> 非必填 </text:span></text:p>
      <text:p text:style-name="P142"><text:s text:c="4"/></text:p>
      <text:p text:style-name="P48"/>
      <text:p text:style-name="P49"><text:tab/><text:tab/><text:tab/><text:span text:style-name="T43">功能名称_</text:span><text:span text:style-name="T57">5</text:span>:删除 功能类型: 删除</text:p>
      <text:p text:style-name="P49"><text:tab/><text:tab/><text:tab/><text:tab/>温馨提示：确定删除这条数据么？</text:p>
      <text:p text:style-name="P49"/>
      <text:p text:style-name="P64"><text:tab/><text:tab/><text:tab/><text:span text:style-name="T43">功能名称_</text:span><text:span text:style-name="T57">6</text:span>:<text:bookmark-start text:name="__DdeLink__15468_1631453286"/><text:bookmark-start text:name="__DdeLink__15462_1631453286"/>编辑购买条件<text:bookmark-end text:name="__DdeLink__15468_1631453286"/><text:bookmark-end text:name="__DdeLink__15462_1631453286"/> 功能类型:编辑</text:p>
      <text:p text:style-name="P2"><text:tab/><text:tab/><text:tab/><text:tab/>加上一个字段 ：id <text:s/>文本框 <text:s text:c="3"/>设置隐藏</text:p>
      <text:p text:style-name="P64"><text:tab/><text:tab/><text:tab/><text:tab/>字段名称_1:购买要求<text:span text:style-name="T78"> <text:tab/><text:tab/>标签类型:文本框</text:span><text:span text:style-name="T79"> </text:span><text:span text:style-name="T78"><text:s/>非必填 </text:span></text:p>
      <text:p text:style-name="P150"><text:span text:style-name="T66"><text:tab/><text:tab/><text:tab/><text:tab/>字段名称_2:资料记录</text:span><text:span text:style-name="T67"><text:tab/><text:tab/><text:tab/></text:span><text:span text:style-name="T68">标签类型:文本框 非必填 </text:span></text:p>
      <text:p text:style-name="P143"/>
      <text:p text:style-name="P124"><text:tab/><text:tab/><text:tab/><text:span text:style-name="T43">功能名称_</text:span><text:span text:style-name="T57">7</text:span>:<text:bookmark-start text:name="__DdeLink__9824_1658242472"/>福利模块<text:bookmark-end text:name="__DdeLink__9824_1658242472"/><text:bookmark-start text:name="__DdeLink__15464_1631453286"/>审核<text:bookmark-end text:name="__DdeLink__15464_1631453286"/> 功能类型:编辑</text:p>
      <text:p text:style-name="P3"><text:tab/><text:tab/><text:tab/><text:tab/>加上一个字段 ：id <text:s/>文本框 <text:s text:c="3"/>设置隐藏</text:p>
      <text:p text:style-name="P67"><text:tab/><text:tab/><text:tab/><text:tab/>字段名称_1:福利模块意见<text:span text:style-name="T78"> <text:tab/><text:tab/>标签类型:文本框 必填 </text:span></text:p>
      <text:p text:style-name="P65"><text:tab/><text:tab/><text:tab/></text:p>
      <text:p text:style-name="P171"><text:span text:style-name="T68"><text:tab/><text:tab/><text:tab/></text:span><text:span text:style-name="T50">功能名称_</text:span><text:span text:style-name="T51">7</text:span><text:span text:style-name="T68">:</text:span><text:bookmark-start text:name="__DdeLink__9826_1658242472"/><text:span text:style-name="T68">运营商务部</text:span><text:bookmark-end text:name="__DdeLink__9826_1658242472"/><text:bookmark-start text:name="__DdeLink__15464_16314532861"/><text:span text:style-name="T68">审核</text:span><text:bookmark-end text:name="__DdeLink__15464_16314532861"/><text:span text:style-name="T68"> 功能类型:编辑</text:span></text:p>
      <text:p text:style-name="P7"><text:tab/><text:tab/><text:tab/><text:tab/>加上一个字段 ：id <text:s/>文本框 <text:s text:c="3"/>设置隐藏</text:p>
      <text:p text:style-name="P171"><text:span text:style-name="T66"><text:tab/><text:tab/><text:tab/><text:tab/>字段名称_1:</text:span><text:span text:style-name="T68">运营商务部意见<text:tab/><text:tab/><text:tab/>标签类型:文本框 必填 </text:span></text:p>
      <text:p text:style-name="P65"><text:tab/><text:tab/><text:tab/><text:tab/></text:p>
      <text:p text:style-name="P98"><text:tab/><text:tab/><text:tab/><text:span text:style-name="T43">功能名称_</text:span><text:span text:style-name="T57">8</text:span>:<text:bookmark-start text:name="__DdeLink__15466_1631453286"/>总经办审核<text:bookmark-end text:name="__DdeLink__15466_1631453286"/> 功能类型:编辑</text:p>
      <text:p text:style-name="P98"><text:tab/><text:tab/><text:tab/><text:tab/>字段名称_<text:span text:style-name="T118">1</text:span>:总经办是否通过<text:tab/><text:tab/><text:tab/>标签类型:下拉框<text:bookmark-start text:name="__DdeLink__9828_1658242472"/><text:bookmark-start text:name="__DdeLink__15450_1631453286"/><text:span text:style-name="T102">(未处理/通过/不通过)</text:span> <text:bookmark-end text:name="__DdeLink__9828_1658242472"/><text:bookmark-end text:name="__DdeLink__15450_1631453286"/>必填 </text:p>
      <text:p text:style-name="P98"><text:tab/><text:tab/><text:tab/><text:tab/>字段名称_<text:span text:style-name="T118">2</text:span>:备注 <text:tab/><text:tab/>标签类型:文本框 当总经办审核不通过时，这个字段必填，否则不必填 </text:p>
      <text:p text:style-name="P65"/>
      <text:p text:style-name="P49"><text:tab/><text:tab/><text:tab/><text:span text:style-name="T43">功能名称_</text:span><text:span text:style-name="T57">9</text:span><text:span text:style-name="T44">:</text:span><text:span text:style-name="T73">查看明细</text:span></text:p>
      <text:p text:style-name="P66"><text:tab/><text:tab/><text:tab/><text:tab/>字段名称_1:<text:span text:style-name="T78">保险公司</text:span></text:p>
      <text:p text:style-name="P151"><text:span text:style-name="T66"><text:tab/><text:tab/><text:tab/><text:tab/>字段名称_2:</text:span><text:span text:style-name="T67">投保险种</text:span></text:p>
      <text:p text:style-name="P66"><text:tab/><text:tab/><text:tab/><text:tab/>字段名称_3:保险条件</text:p>
      <text:p text:style-name="P177"><text:tab/><text:tab/><text:tab/><text:tab/>字段名称_<text:span text:style-name="T64">4</text:span>:参保人总数</text:p>
      <text:p text:style-name="P66"><text:tab/><text:tab/><text:tab/><text:tab/>字段名称_<text:span text:style-name="T64">5</text:span>:保全金额</text:p>
      <text:p text:style-name="P66"><text:tab/><text:tab/><text:tab/><text:tab/>字段名称_<text:span text:style-name="T65">6</text:span>:保险期限</text:p>
      <text:p text:style-name="P66"><text:tab/><text:tab/><text:tab/><text:tab/>字段名称_<text:span text:style-name="T65">7</text:span>:责任期限</text:p>
      <text:p text:style-name="P66"><text:tab/><text:tab/><text:tab/><text:tab/>字段名称_<text:span text:style-name="T76">8:投保金额</text:span></text:p>
      <text:p text:style-name="P66"><text:tab/><text:tab/><text:tab/><text:tab/>字段名称_<text:span text:style-name="T76">9:缴费年限</text:span></text:p>
      <text:p text:style-name="P66"><text:tab/><text:tab/><text:tab/><text:tab/>字段名称_<text:span text:style-name="T76">10:缴费类别</text:span></text:p>
      <text:p text:style-name="P66"><text:tab/><text:tab/><text:tab/><text:tab/>字段名称_1<text:span text:style-name="T77">1</text:span>:<text:span text:style-name="T78">缴费方式</text:span></text:p>
      <text:p text:style-name="P151"><text:span text:style-name="T66"><text:tab/><text:tab/><text:tab/><text:tab/>字段名称_</text:span><text:span text:style-name="T70">1</text:span><text:span text:style-name="T66">2:</text:span><text:span text:style-name="T68">购买要求</text:span></text:p>
      <text:p text:style-name="P66"><text:tab/><text:tab/><text:tab/><text:tab/>字段名称_<text:span text:style-name="T77">1</text:span>3:资料记录</text:p>
      <text:p text:style-name="P177"><text:tab/><text:tab/><text:tab/><text:tab/>字段名称_<text:span text:style-name="T77">14</text:span>:福利模块意见</text:p>
      <text:p text:style-name="P66"><text:tab/><text:tab/><text:tab/><text:tab/>字段名称_<text:span text:style-name="T77">15</text:span>:运营商务部意见</text:p>
      <text:p text:style-name="P66"><text:tab/><text:tab/><text:tab/><text:tab/>字段名称_<text:span text:style-name="T77">16</text:span>:总经办是否通过</text:p>
      <text:p text:style-name="P66"><text:soft-page-break/><text:tab/><text:tab/><text:tab/><text:tab/>字段名称_<text:span text:style-name="T77">17</text:span>:备注</text:p>
      <text:p text:style-name="P50"><text:tab/><text:tab/><text:tab/></text:p>
      <text:p text:style-name="P55"><text:tab/><text:tab/><text:tab/><text:span text:style-name="T43">功能名称</text:span><text:span text:style-name="T57">10</text:span><text:span text:style-name="T45">:导出</text:span><text:span text:style-name="T43"><text:tab/></text:span></text:p>
      <text:p text:style-name="P68"><text:tab/><text:tab/><text:tab/><text:tab/>搜索字段<text:span text:style-name="T75">1：</text:span><text:span text:style-name="T78">保险公司</text:span><text:span text:style-name="T75"> <text:s text:c="3"/>标签：手填下拉框</text:span></text:p>
      <text:p text:style-name="P68"><text:tab/><text:tab/><text:tab/><text:tab/>搜索字段<text:span text:style-name="T75">1：</text:span><text:span text:style-name="T82">投保险种</text:span><text:span text:style-name="T75"> <text:s text:c="3"/>标签：手填下拉框</text:span></text:p>
      <text:p text:style-name="P68"><text:tab/><text:tab/><text:tab/><text:tab/><text:span text:style-name="T75">搜索字段2：</text:span>保险条件<text:span text:style-name="T75"> <text:s text:c="3"/>标签：手填下拉框</text:span></text:p>
      <text:p text:style-name="P51"><text:tab/><text:tab/><text:tab/></text:p>
      <text:p text:style-name="P54"><text:tab/><text:tab/><text:tab/><text:tab/></text:p>
      <text:p text:style-name="P69"><text:tab/><text:tab/><text:span text:style-name="T60">导航名_</text:span><text:span text:style-name="T61">2</text:span><text:span text:style-name="T60">:塔工意外险信息管理</text:span></text:p>
      <text:p text:style-name="P69"><text:tab/><text:tab/><text:tab/><text:span text:style-name="T43">功能名字_1:</text:span>列表 <text:s/>功能类型:网格 (有网格)</text:p>
      <text:p text:style-name="P69"><text:tab/><text:tab/><text:tab/><text:tab/><text:span text:style-name="T1">加上一个字段 ：id <text:s/>文本框 <text:s text:c="3"/>设置隐藏</text:span></text:p>
      <text:p text:style-name="P152"><text:span text:style-name="T66"><text:tab/><text:tab/><text:tab/><text:tab/>字段名称_1:</text:span><text:bookmark-start text:name="__DdeLink__15182_1631453286"/><text:span text:style-name="T69">合同号</text:span><text:bookmark-end text:name="__DdeLink__15182_1631453286"/></text:p>
      <text:p text:style-name="P152"><text:span text:style-name="T66"><text:tab/><text:tab/><text:tab/><text:tab/>字段名称_2:</text:span><text:bookmark-start text:name="__DdeLink__15184_1631453286"/><text:span text:style-name="T68">投保单号</text:span><text:bookmark-end text:name="__DdeLink__15184_1631453286"/></text:p>
      <text:p text:style-name="P69"><text:tab/><text:tab/><text:tab/><text:tab/>字段名称_3:<text:bookmark-start text:name="__DdeLink__15186_1631453286"/>投保人<text:bookmark-end text:name="__DdeLink__15186_1631453286"/></text:p>
      <text:p text:style-name="P178"><text:tab/><text:tab/><text:tab/><text:tab/>字段名称_<text:span text:style-name="T64">4</text:span>:<text:bookmark-start text:name="__DdeLink__15188_1631453286"/>投保人客户号<text:bookmark-end text:name="__DdeLink__15188_1631453286"/></text:p>
      <text:p text:style-name="P69"><text:tab/><text:tab/><text:tab/><text:tab/>字段名称_<text:span text:style-name="T64">5</text:span>:<text:bookmark-start text:name="__DdeLink__15190_1631453286"/>被投保人<text:bookmark-end text:name="__DdeLink__15190_1631453286"/></text:p>
      <text:p text:style-name="P69"><text:tab/><text:tab/><text:tab/><text:tab/>字段名称_<text:span text:style-name="T65">6</text:span>:<text:bookmark-start text:name="__DdeLink__15193_1631453286"/>被投保人客户号<text:bookmark-end text:name="__DdeLink__15193_1631453286"/></text:p>
      <text:p text:style-name="P69"><text:tab/><text:tab/><text:tab/><text:tab/>字段名称_<text:span text:style-name="T65">7</text:span>:<text:bookmark-start text:name="__DdeLink__15195_1631453286"/>合同生效日期<text:bookmark-end text:name="__DdeLink__15195_1631453286"/></text:p>
      <text:p text:style-name="P69"><text:tab/><text:tab/><text:tab/><text:tab/>字段名称_<text:span text:style-name="T76">8:</text:span><text:bookmark-start text:name="__DdeLink__15197_1631453286"/><text:span text:style-name="T76">合同期满日期</text:span><text:bookmark-end text:name="__DdeLink__15197_1631453286"/></text:p>
      <text:p text:style-name="P69"><text:tab/><text:tab/><text:tab/><text:tab/>字段名称_<text:span text:style-name="T76">9:</text:span><text:bookmark-start text:name="__DdeLink__15199_1631453286"/><text:span text:style-name="T76">保险期间</text:span><text:bookmark-end text:name="__DdeLink__15199_1631453286"/></text:p>
      <text:p text:style-name="P69"><text:tab/><text:tab/><text:tab/><text:tab/>字段名称_<text:span text:style-name="T76">10:</text:span><text:bookmark-start text:name="__DdeLink__15201_1631453286"/><text:span text:style-name="T76">保险费合计</text:span><text:bookmark-end text:name="__DdeLink__15201_1631453286"/></text:p>
      <text:p text:style-name="P69"><text:tab/><text:tab/><text:tab/><text:tab/>字段名称_1<text:span text:style-name="T77">1</text:span>:<text:bookmark-start text:name="__DdeLink__15203_1631453286"/><text:span text:style-name="T78">币种</text:span><text:bookmark-end text:name="__DdeLink__15203_1631453286"/></text:p>
      <text:p text:style-name="P152"><text:span text:style-name="T66"><text:tab/><text:tab/><text:tab/><text:tab/>字段名称_</text:span><text:span text:style-name="T70">1</text:span><text:span text:style-name="T66">2:</text:span><text:bookmark-start text:name="__DdeLink__15205_1631453286"/><text:span text:style-name="T68">缴费方式</text:span><text:bookmark-end text:name="__DdeLink__15205_1631453286"/></text:p>
      <text:p text:style-name="P69"><text:tab/><text:tab/><text:tab/><text:tab/>字段名称_<text:span text:style-name="T77">1</text:span>3:<text:bookmark-start text:name="__DdeLink__15207_1631453286"/>账户形式<text:bookmark-end text:name="__DdeLink__15207_1631453286"/></text:p>
      <text:p text:style-name="P178"><text:tab/><text:tab/><text:tab/><text:tab/>字段名称_<text:span text:style-name="T77">14</text:span>:<text:bookmark-start text:name="__DdeLink__15209_1631453286"/>开户银行<text:bookmark-end text:name="__DdeLink__15209_1631453286"/></text:p>
      <text:p text:style-name="P69"><text:tab/><text:tab/><text:tab/><text:tab/>字段名称_<text:span text:style-name="T77">15</text:span>:<text:bookmark-start text:name="__DdeLink__15211_1631453286"/>帐号<text:bookmark-end text:name="__DdeLink__15211_1631453286"/></text:p>
      <text:p text:style-name="P69"><text:tab/><text:tab/><text:tab/><text:tab/>字段名称_<text:span text:style-name="T77">16</text:span>:<text:bookmark-start text:name="__DdeLink__15213_1631453286"/>账户所有人姓名<text:bookmark-end text:name="__DdeLink__15213_1631453286"/></text:p>
      <text:p text:style-name="P70"><text:tab/><text:tab/><text:tab/><text:tab/>字段名称_<text:span text:style-name="T77">17</text:span>:<text:bookmark-start text:name="__DdeLink__15215_1631453286"/>险种代码<text:bookmark-end text:name="__DdeLink__15215_1631453286"/></text:p>
      <text:p text:style-name="P70"><text:tab/><text:tab/><text:tab/><text:tab/>字段名称_<text:span text:style-name="T77">18</text:span>:<text:bookmark-start text:name="__DdeLink__15217_1631453286"/>险种名称<text:bookmark-end text:name="__DdeLink__15217_1631453286"/></text:p>
      <text:p text:style-name="P70"><text:tab/><text:tab/><text:tab/><text:tab/>字段名称_<text:span text:style-name="T77">19</text:span>:<text:bookmark-start text:name="__DdeLink__15219_1631453286"/>保险责任<text:bookmark-end text:name="__DdeLink__15219_1631453286"/></text:p>
      <text:p text:style-name="P70"><text:tab/><text:tab/><text:tab/><text:tab/>字段名称_<text:span text:style-name="T105">20</text:span>:<text:bookmark-start text:name="__DdeLink__15221_1631453286"/>保险金额<text:bookmark-end text:name="__DdeLink__15221_1631453286"/></text:p>
      <text:p text:style-name="P80"><text:tab/><text:tab/><text:tab/><text:tab/>字段名称_<text:span text:style-name="T105">21</text:span>:<text:bookmark-start text:name="__DdeLink__15223_1631453286"/>保险费<text:bookmark-end text:name="__DdeLink__15223_1631453286"/></text:p>
      <text:p text:style-name="P80"><text:tab/><text:tab/><text:tab/><text:tab/>字段名称_<text:span text:style-name="T105">22</text:span>:<text:bookmark-start text:name="__DdeLink__15225_1631453286"/><text:span text:style-name="T106">投保人</text:span>姓名<text:bookmark-end text:name="__DdeLink__15225_1631453286"/></text:p>
      <text:p text:style-name="P80"><text:tab/><text:tab/><text:tab/><text:tab/>字段名称_<text:span text:style-name="T105">23</text:span>:<text:bookmark-start text:name="__DdeLink__15227_1631453286"/><text:span text:style-name="T106">投保人</text:span>性别<text:bookmark-end text:name="__DdeLink__15227_1631453286"/></text:p>
      <text:p text:style-name="P80"><text:tab/><text:tab/><text:tab/><text:tab/>字段名称_<text:span text:style-name="T105">24</text:span>:<text:bookmark-start text:name="__DdeLink__15229_1631453286"/><text:span text:style-name="T106">投保人</text:span>出生日期<text:bookmark-end text:name="__DdeLink__15229_1631453286"/></text:p>
      <text:p text:style-name="P80"><text:tab/><text:tab/><text:tab/><text:tab/>字段名称_<text:span text:style-name="T105">25</text:span>:<text:bookmark-start text:name="__DdeLink__15231_1631453286"/><text:span text:style-name="T106">投保人</text:span>国籍<text:bookmark-end text:name="__DdeLink__15231_1631453286"/></text:p>
      <text:p text:style-name="P80"><text:tab/><text:tab/><text:tab/><text:tab/>字段名称_<text:span text:style-name="T105">26</text:span>:<text:bookmark-start text:name="__DdeLink__15233_1631453286"/><text:span text:style-name="T106">投保人</text:span>证件类型<text:bookmark-end text:name="__DdeLink__15233_1631453286"/></text:p>
      <text:p text:style-name="P80"><text:tab/><text:tab/><text:tab/><text:tab/>字段名称_<text:span text:style-name="T105">27</text:span>:<text:bookmark-start text:name="__DdeLink__15235_1631453286"/><text:span text:style-name="T106">投保人</text:span>证件号<text:bookmark-end text:name="__DdeLink__15235_1631453286"/></text:p>
      <text:p text:style-name="P80"><text:span text:style-name="T106"><text:tab/><text:tab/><text:tab/><text:tab/>字段名称_</text:span><text:span text:style-name="T107">28</text:span><text:span text:style-name="T106">:</text:span><text:bookmark-start text:name="__DdeLink__15237_1631453286"/><text:span text:style-name="T106">投保人证件有效期限</text:span><text:bookmark-end text:name="__DdeLink__15237_1631453286"/></text:p>
      <text:p text:style-name="P80"><text:span text:style-name="T106"><text:tab/><text:tab/><text:tab/><text:tab/>字段名称_</text:span><text:span text:style-name="T107">29</text:span><text:span text:style-name="T106">:</text:span><text:bookmark-start text:name="__DdeLink__15239_1631453286"/><text:span text:style-name="T106">投保人职业</text:span><text:bookmark-end text:name="__DdeLink__15239_1631453286"/></text:p>
      <text:p text:style-name="P80"><text:span text:style-name="T106"><text:tab/><text:tab/><text:tab/><text:tab/>字段名称_</text:span><text:span text:style-name="T107">30</text:span><text:span text:style-name="T106">:</text:span><text:bookmark-start text:name="__DdeLink__15241_1631453286"/><text:span text:style-name="T106">投保人职业代码</text:span><text:bookmark-end text:name="__DdeLink__15241_1631453286"/></text:p>
      <text:p text:style-name="P80"><text:span text:style-name="T106"><text:tab/><text:tab/><text:tab/><text:tab/>字段名称_</text:span><text:span text:style-name="T107">3</text:span><text:span text:style-name="T108">1</text:span><text:span text:style-name="T106">:</text:span><text:bookmark-start text:name="__DdeLink__15243_1631453286"/><text:span text:style-name="T106">投保人通讯地址</text:span><text:bookmark-end text:name="__DdeLink__15243_1631453286"/></text:p>
      <text:p text:style-name="P80"><text:span text:style-name="T106"><text:tab/><text:tab/><text:tab/><text:tab/>字段名称_</text:span><text:span text:style-name="T107">3</text:span><text:span text:style-name="T108">2</text:span><text:span text:style-name="T106">:</text:span><text:bookmark-start text:name="__DdeLink__15245_1631453286"/><text:span text:style-name="T106">投保人联系方式</text:span><text:bookmark-end text:name="__DdeLink__15245_1631453286"/></text:p>
      <text:p text:style-name="P80"><text:span text:style-name="T106"><text:tab/><text:tab/><text:tab/><text:tab/>字段名称_</text:span><text:span text:style-name="T107">3</text:span><text:span text:style-name="T108">2</text:span><text:span text:style-name="T106">:</text:span><text:bookmark-start text:name="__DdeLink__15247_1631453286"/><text:span text:style-name="T106">被投保人是投保人的</text:span><text:bookmark-end text:name="__DdeLink__15247_1631453286"/></text:p>
      <text:p text:style-name="P80"><text:tab/><text:tab/><text:tab/><text:tab/>字段名称_<text:span text:style-name="T105">22</text:span>:<text:bookmark-start text:name="__DdeLink__15249_1631453286"/><text:span text:style-name="T106">被投保人</text:span>姓名<text:bookmark-end text:name="__DdeLink__15249_1631453286"/></text:p>
      <text:p text:style-name="P80"><text:tab/><text:tab/><text:tab/><text:tab/>字段名称_<text:span text:style-name="T105">23</text:span>:<text:bookmark-start text:name="__DdeLink__15251_1631453286"/><text:span text:style-name="T106">被投保人</text:span>性别<text:bookmark-end text:name="__DdeLink__15251_1631453286"/></text:p>
      <text:p text:style-name="P80"><text:tab/><text:tab/><text:tab/><text:tab/>字段名称_<text:span text:style-name="T105">24</text:span>:<text:bookmark-start text:name="__DdeLink__15253_1631453286"/><text:span text:style-name="T106">被投保人</text:span>出生日期<text:bookmark-end text:name="__DdeLink__15253_1631453286"/></text:p>
      <text:p text:style-name="P80"><text:tab/><text:tab/><text:tab/><text:tab/>字段名称_<text:span text:style-name="T105">25</text:span>:<text:bookmark-start text:name="__DdeLink__15255_1631453286"/><text:span text:style-name="T106">被投保人</text:span>国籍<text:bookmark-end text:name="__DdeLink__15255_1631453286"/></text:p>
      <text:p text:style-name="P80"><text:tab/><text:tab/><text:tab/><text:tab/>字段名称_<text:span text:style-name="T105">26</text:span>:<text:bookmark-start text:name="__DdeLink__15257_1631453286"/><text:span text:style-name="T106">被投保人</text:span>证件类型<text:bookmark-end text:name="__DdeLink__15257_1631453286"/></text:p>
      <text:p text:style-name="P80"><text:tab/><text:tab/><text:tab/><text:tab/>字段名称_<text:span text:style-name="T105">27</text:span>:<text:bookmark-start text:name="__DdeLink__15259_1631453286"/><text:span text:style-name="T106">被投保人</text:span>证件号<text:bookmark-end text:name="__DdeLink__15259_1631453286"/></text:p>
      <text:p text:style-name="P80"><text:span text:style-name="T106"><text:tab/><text:tab/><text:tab/><text:tab/>字段名称_</text:span><text:span text:style-name="T107">28</text:span><text:span text:style-name="T106">:</text:span><text:bookmark-start text:name="__DdeLink__15261_1631453286"/><text:span text:style-name="T106">被投保人证件有效期限</text:span><text:bookmark-end text:name="__DdeLink__15261_1631453286"/></text:p>
      <text:p text:style-name="P80"><text:span text:style-name="T106"><text:tab/><text:tab/><text:tab/><text:tab/>字段名称_</text:span><text:span text:style-name="T107">29</text:span><text:span text:style-name="T106">:</text:span><text:bookmark-start text:name="__DdeLink__15263_1631453286"/><text:span text:style-name="T106">被投保人职业</text:span><text:bookmark-end text:name="__DdeLink__15263_1631453286"/></text:p>
      <text:p text:style-name="P80"><text:span text:style-name="T106"><text:tab/><text:tab/><text:tab/><text:tab/>字段名称_</text:span><text:span text:style-name="T107">30</text:span><text:span text:style-name="T106">:</text:span><text:bookmark-start text:name="__DdeLink__15265_1631453286"/><text:span text:style-name="T106">被投保人职业代码</text:span><text:bookmark-end text:name="__DdeLink__15265_1631453286"/></text:p>
      <text:p text:style-name="P80"><text:span text:style-name="T106"><text:tab/><text:tab/><text:tab/><text:tab/>字段名称_</text:span><text:span text:style-name="T107">3</text:span><text:span text:style-name="T108">1</text:span><text:span text:style-name="T106">:</text:span><text:bookmark-start text:name="__DdeLink__15267_1631453286"/><text:span text:style-name="T106">被投保人通讯地址</text:span><text:bookmark-end text:name="__DdeLink__15267_1631453286"/></text:p>
      <text:p text:style-name="P80"><text:span text:style-name="T106"><text:tab/><text:tab/><text:tab/><text:tab/>字段名称_</text:span><text:span text:style-name="T107">3</text:span><text:span text:style-name="T108">2</text:span><text:span text:style-name="T106">:</text:span><text:bookmark-start text:name="__DdeLink__15269_1631453286"/><text:span text:style-name="T106">被投保人联系方式</text:span><text:bookmark-end text:name="__DdeLink__15269_1631453286"/></text:p>
      <text:p text:style-name="P80"><text:soft-page-break/><text:span text:style-name="T106"><text:tab/><text:tab/><text:tab/><text:tab/>字段名称_</text:span><text:span text:style-name="T107">3</text:span><text:span text:style-name="T108">3</text:span><text:span text:style-name="T106">:</text:span><text:bookmark-start text:name="__DdeLink__15271_1631453286"/><text:span text:style-name="T106">被投保人是否享有社保</text:span><text:bookmark-end text:name="__DdeLink__15271_1631453286"/></text:p>
      <text:p text:style-name="P71"><text:span text:style-name="T106"><text:tab/><text:tab/><text:tab/><text:tab/>字段名称_</text:span><text:span text:style-name="T107">3</text:span><text:span text:style-name="T108">4</text:span><text:span text:style-name="T106">:</text:span><text:bookmark-start text:name="__DdeLink__15273_1631453286"/><text:span text:style-name="T106">受益顺序</text:span><text:bookmark-end text:name="__DdeLink__15273_1631453286"/></text:p>
      <text:p text:style-name="P71"><text:span text:style-name="T106"><text:tab/><text:tab/><text:tab/><text:tab/>字段名称_</text:span><text:span text:style-name="T107">3</text:span><text:span text:style-name="T108">5</text:span><text:span text:style-name="T106">:</text:span><text:bookmark-start text:name="__DdeLink__15275_1631453286"/><text:span text:style-name="T106">受益人</text:span><text:bookmark-end text:name="__DdeLink__15275_1631453286"/></text:p>
      <text:p text:style-name="P71"><text:span text:style-name="T106"><text:tab/><text:tab/><text:tab/><text:tab/>字段名称_</text:span><text:span text:style-name="T107">3</text:span><text:span text:style-name="T108">6</text:span><text:span text:style-name="T106">:</text:span><text:bookmark-start text:name="__DdeLink__15277_1631453286"/><text:span text:style-name="T106">受益人性别</text:span><text:bookmark-end text:name="__DdeLink__15277_1631453286"/></text:p>
      <text:p text:style-name="P71"><text:span text:style-name="T106"><text:tab/><text:tab/><text:tab/><text:tab/>字段名称_</text:span><text:span text:style-name="T107">3</text:span><text:span text:style-name="T108">7</text:span><text:span text:style-name="T106">:</text:span><text:bookmark-start text:name="__DdeLink__15279_1631453286"/><text:span text:style-name="T106">受益人出生日期</text:span><text:bookmark-end text:name="__DdeLink__15279_1631453286"/></text:p>
      <text:p text:style-name="P71"><text:span text:style-name="T106"><text:tab/><text:tab/><text:tab/><text:tab/>字段名称_</text:span><text:span text:style-name="T107">3</text:span><text:span text:style-name="T108">8</text:span><text:span text:style-name="T106">:</text:span><text:bookmark-start text:name="__DdeLink__15281_1631453286"/><text:span text:style-name="T106">受益人证件类型</text:span><text:bookmark-end text:name="__DdeLink__15281_1631453286"/></text:p>
      <text:p text:style-name="P71"><text:span text:style-name="T106"><text:tab/><text:tab/><text:tab/><text:tab/>字段名称_</text:span><text:span text:style-name="T108">4</text:span><text:span text:style-name="T107">0</text:span><text:span text:style-name="T106">:</text:span><text:bookmark-start text:name="__DdeLink__15283_1631453286"/><text:span text:style-name="T106">受益人证件号</text:span><text:bookmark-end text:name="__DdeLink__15283_1631453286"/></text:p>
      <text:p text:style-name="P72"><text:span text:style-name="T106"><text:tab/><text:tab/><text:tab/><text:tab/>字段名称_</text:span><text:span text:style-name="T108">41</text:span><text:span text:style-name="T106">:</text:span><text:bookmark-start text:name="__DdeLink__15285_1631453286"/><text:span text:style-name="T106">是被投保人的</text:span><text:bookmark-end text:name="__DdeLink__15285_1631453286"/></text:p>
      <text:p text:style-name="P72"><text:span text:style-name="T106"><text:tab/><text:tab/><text:tab/><text:tab/>字段名称_</text:span><text:span text:style-name="T108">42</text:span><text:span text:style-name="T106">:</text:span><text:bookmark-start text:name="__DdeLink__15288_1631453286"/><text:span text:style-name="T106">受益份额</text:span><text:bookmark-end text:name="__DdeLink__15288_1631453286"/></text:p>
      <text:p text:style-name="P72"><text:span text:style-name="T106"><text:tab/><text:tab/><text:tab/><text:tab/>字段名称_</text:span><text:span text:style-name="T108">4</text:span><text:span text:style-name="T109">3</text:span><text:span text:style-name="T106">:</text:span><text:bookmark-start text:name="__DdeLink__15290_1631453286"/><text:span text:style-name="T106">机构名称</text:span><text:bookmark-end text:name="__DdeLink__15290_1631453286"/></text:p>
      <text:p text:style-name="P72"><text:span text:style-name="T106"><text:tab/><text:tab/><text:tab/><text:tab/>字段名称_</text:span><text:span text:style-name="T108">4</text:span><text:span text:style-name="T109">4</text:span><text:span text:style-name="T106">:</text:span><text:bookmark-start text:name="__DdeLink__15292_1631453286"/><text:span text:style-name="T106">机构代码</text:span><text:bookmark-end text:name="__DdeLink__15292_1631453286"/></text:p>
      <text:p text:style-name="P72"><text:span text:style-name="T106"><text:tab/><text:tab/><text:tab/><text:tab/>字段名称_</text:span><text:span text:style-name="T108">4</text:span><text:span text:style-name="T109">5</text:span><text:span text:style-name="T106">:</text:span><text:bookmark-start text:name="__DdeLink__15294_1631453286"/><text:span text:style-name="T106">销售员名称</text:span><text:bookmark-end text:name="__DdeLink__15294_1631453286"/></text:p>
      <text:p text:style-name="P72"><text:span text:style-name="T106"><text:tab/><text:tab/><text:tab/><text:tab/>字段名称_</text:span><text:span text:style-name="T108">4</text:span><text:span text:style-name="T109">6</text:span><text:span text:style-name="T106">:</text:span><text:bookmark-start text:name="__DdeLink__15296_1631453286"/><text:span text:style-name="T106">销售员代码</text:span><text:bookmark-end text:name="__DdeLink__15296_1631453286"/></text:p>
      <text:p text:style-name="P72"><text:span text:style-name="T106"><text:tab/><text:tab/><text:tab/><text:tab/>字段名称_</text:span><text:span text:style-name="T108">4</text:span><text:span text:style-name="T109">7</text:span><text:span text:style-name="T106">:</text:span><text:bookmark-start text:name="__DdeLink__15298_1631453286"/><text:span text:style-name="T106">机构联系方式</text:span><text:bookmark-end text:name="__DdeLink__15298_1631453286"/></text:p>
      <text:p text:style-name="P72"><text:span text:style-name="T106"><text:tab/><text:tab/><text:tab/><text:tab/>字段名称_</text:span><text:span text:style-name="T108">4</text:span><text:span text:style-name="T109">8</text:span><text:span text:style-name="T106">:</text:span><text:bookmark-start text:name="__DdeLink__15300_1631453286"/><text:span text:style-name="T106">机构地址</text:span><text:bookmark-end text:name="__DdeLink__15300_1631453286"/></text:p>
      <text:p text:style-name="P72"><text:span text:style-name="T106"><text:tab/><text:tab/><text:tab/><text:tab/>字段名称_</text:span><text:span text:style-name="T109">49</text:span><text:span text:style-name="T106">:</text:span><text:bookmark-start text:name="__DdeLink__15302_1631453286"/><text:span text:style-name="T106">邮政编码</text:span><text:bookmark-end text:name="__DdeLink__15302_1631453286"/></text:p>
      <text:p text:style-name="P73"><text:span text:style-name="T106"><text:tab/><text:tab/><text:tab/><text:tab/>字段名称_</text:span><text:span text:style-name="T109">50</text:span><text:span text:style-name="T106">:</text:span><text:bookmark-start text:name="__DdeLink__15304_1631453286"/><text:span text:style-name="T106">是否续签</text:span><text:bookmark-end text:name="__DdeLink__15304_1631453286"/></text:p>
      <text:p text:style-name="P129"/>
      <text:p text:style-name="P131"><text:tab/><text:tab/><text:tab/></text:p>
      <text:p text:style-name="P131"><text:tab/><text:tab/><text:tab/><text:span text:style-name="T56">功能名称_2:列表搜索</text:span><text:span text:style-name="T122"> 功能类型:编辑 </text:span></text:p>
      <text:p text:style-name="P134"><text:tab/><text:tab/><text:tab/><text:tab/>搜索字段_1:<text:span text:style-name="T96">投保单号 <text:tab/><text:tab/>标签类型:文本</text:span><text:bookmark-start text:name="__DdeLink__15452_163145328621"/><text:span text:style-name="T96"> </text:span><text:bookmark-end text:name="__DdeLink__15452_163145328621"/><text:bookmark-start text:name="__DdeLink__15561_16314532861"/><text:span text:style-name="T96">非必填 </text:span><text:bookmark-end text:name="__DdeLink__15561_16314532861"/></text:p>
      <text:p text:style-name="P134"><text:span text:style-name="T96"><text:tab/><text:tab/><text:tab/><text:tab/>搜索字段</text:span><text:span text:style-name="T98">2</text:span><text:span text:style-name="T97">：</text:span><text:span text:style-name="T96">投保人</text:span><text:span text:style-name="T97"> <text:s text:c="3"/>标签：手填下拉框 <text:s/></text:span><text:span text:style-name="T96">非必填 </text:span></text:p>
      <text:p text:style-name="P135"><text:span text:style-name="T96"><text:tab/><text:tab/><text:tab/><text:tab/></text:span><text:span text:style-name="T97">搜索字段</text:span><text:span text:style-name="T98">3</text:span><text:span text:style-name="T97">：</text:span><text:span text:style-name="T96">被投保人</text:span><text:span text:style-name="T97"> <text:s text:c="3"/>标签：手填下拉框 <text:s/></text:span><text:span text:style-name="T96">非必填 </text:span></text:p>
      <text:p text:style-name="P136"><text:span text:style-name="T96"><text:tab/><text:tab/><text:tab/><text:tab/></text:span><text:span text:style-name="T97">搜索字段</text:span><text:span text:style-name="T99">4</text:span><text:span text:style-name="T96">:是否续签 <text:s text:c="4"/>标签：下拉框</text:span><text:span text:style-name="T100">( 在保/不在保 )</text:span><text:span text:style-name="T96"> <text:s/>非必填</text:span></text:p>
      <text:p text:style-name="P69"><text:tab/><text:tab/></text:p>
      <text:p text:style-name="P69"><text:tab/><text:tab/><text:tab/><text:span text:style-name="T43">功能名称_</text:span><text:span text:style-name="T58">3</text:span><text:span text:style-name="T43">:</text:span>添加 功能类型:编辑 </text:p>
      <text:p text:style-name="P74"><text:tab/><text:tab/><text:tab/><text:tab/>字段名称_1:<text:span text:style-name="T83">合同号<text:tab/><text:tab/><text:tab/> </text:span><text:span text:style-name="T78">标签类型:文本框 <text:s/>必填</text:span></text:p>
      <text:p text:style-name="P153"><text:span text:style-name="T66"><text:tab/><text:tab/><text:tab/><text:tab/>字段名称_2:</text:span><text:span text:style-name="T68">投保单号<text:tab/><text:tab/><text:tab/> 标签类型:文本框 <text:s/>必填</text:span></text:p>
      <text:p text:style-name="P74"><text:tab/><text:tab/><text:tab/><text:tab/>字段名称_3:投保人<text:tab/><text:tab/><text:tab/> <text:span text:style-name="T78">标签类型:文本框 <text:s/>必填</text:span></text:p>
      <text:p text:style-name="P179"><text:tab/><text:tab/><text:tab/><text:tab/>字段名称_<text:span text:style-name="T64">4</text:span>:投保人客户号<text:tab/><text:tab/> <text:span text:style-name="T78">标签类型:文本框 <text:s text:c="5"/>必填</text:span><text:tab/></text:p>
      <text:p text:style-name="P74"><text:tab/><text:tab/><text:tab/><text:tab/>字段名称_<text:span text:style-name="T64">5</text:span>:<text:bookmark-start text:name="__DdeLink__15571_1631453286"/>被投保人<text:bookmark-end text:name="__DdeLink__15571_1631453286"/><text:tab/><text:tab/><text:tab/> <text:span text:style-name="T78">标签类型:文本框 <text:s/>必填</text:span></text:p>
      <text:p text:style-name="P74"><text:tab/><text:tab/><text:tab/><text:tab/>字段名称_<text:span text:style-name="T65">6</text:span>:被投保人客户号 <text:s text:c="2"/><text:span text:style-name="T78">标签类型:文本框 <text:s/>必填</text:span></text:p>
      <text:p text:style-name="P74"><text:tab/><text:tab/><text:tab/><text:tab/>字段名称_<text:span text:style-name="T65">7</text:span>:合同生效日期<text:tab/><text:tab/> <text:span text:style-name="T78">标签类型:日期框（年月日） 必填</text:span></text:p>
      <text:p text:style-name="P74"><text:tab/><text:tab/><text:tab/><text:tab/>字段名称_<text:span text:style-name="T76">8:合同期满日期<text:tab/><text:tab/></text:span><text:span text:style-name="T78">标签类型:日期框（年月日） <text:s/>必填</text:span><text:span text:style-name="T76"><text:tab/></text:span></text:p>
      <text:p text:style-name="P74"><text:tab/><text:tab/><text:tab/><text:tab/>字段名称_<text:span text:style-name="T76">9:保险期间<text:tab/><text:tab/><text:tab/> </text:span><text:span text:style-name="T78">标签类型:文本框 <text:s/>必填</text:span></text:p>
      <text:p text:style-name="P74"><text:tab/><text:tab/><text:tab/><text:tab/>字段名称_<text:span text:style-name="T76">10:保险费合计<text:tab/><text:tab/> </text:span><text:span text:style-name="T78">标签类型:文本框 <text:s/>必填</text:span></text:p>
      <text:p text:style-name="P74"><text:tab/><text:tab/><text:tab/><text:tab/>字段名称_1<text:span text:style-name="T77">1</text:span>:<text:span text:style-name="T78">币种<text:tab/><text:tab/><text:tab/> 标签类型:文本框 <text:s/>必填</text:span></text:p>
      <text:p text:style-name="P74"><text:span text:style-name="T78"><text:tab/><text:tab/><text:tab/><text:tab/>字段名称_</text:span><text:span text:style-name="T84">1</text:span><text:span text:style-name="T78">2:缴费方式<text:tab/><text:tab/><text:tab/> 标签类型:手填下拉框</text:span><text:span text:style-name="T85">(转账/现金)</text:span><text:span text:style-name="T78"> <text:s text:c="2"/>必填</text:span></text:p>
      <text:p text:style-name="P69"/>
      <text:p text:style-name="P69"/>
      <text:p text:style-name="P178"><text:tab/><text:tab/><text:tab/><text:span text:style-name="T43">功能名称_</text:span><text:span text:style-name="T58">4</text:span>:编辑 功能类型:编辑</text:p>
      <text:p text:style-name="P4"><text:tab/><text:tab/><text:tab/><text:tab/>加上一个字段 ：id <text:s/>文本框 <text:s text:c="3"/>设置隐藏</text:p>
      <text:p text:style-name="P75"><text:tab/><text:tab/><text:tab/><text:tab/>字段名称_1:<text:span text:style-name="T83">合同号<text:tab/><text:tab/><text:tab/> </text:span><text:span text:style-name="T78">标签类型:文本框 <text:s/>必填</text:span></text:p>
      <text:p text:style-name="P154"><text:span text:style-name="T66"><text:tab/><text:tab/><text:tab/><text:tab/>字段名称_2:</text:span><text:span text:style-name="T68">投保单号<text:tab/><text:tab/><text:tab/> 标签类型:文本框 <text:s/>必填</text:span></text:p>
      <text:p text:style-name="P75"><text:tab/><text:tab/><text:tab/><text:tab/>字段名称_3:投保人<text:tab/><text:tab/><text:tab/> <text:span text:style-name="T78">标签类型:文本框 <text:s/>必填</text:span></text:p>
      <text:p text:style-name="P180"><text:tab/><text:tab/><text:tab/><text:tab/>字段名称_<text:span text:style-name="T64">4</text:span>:投保人客户号<text:tab/><text:tab/> <text:span text:style-name="T78">标签类型:文本框 <text:s text:c="5"/>必填</text:span><text:tab/></text:p>
      <text:p text:style-name="P75"><text:tab/><text:tab/><text:tab/><text:tab/>字段名称_<text:span text:style-name="T64">5</text:span>:被投保人<text:tab/><text:tab/><text:tab/> <text:span text:style-name="T78">标签类型:文本框 <text:s/>必填</text:span></text:p>
      <text:p text:style-name="P75"><text:tab/><text:tab/><text:tab/><text:tab/>字段名称_<text:span text:style-name="T65">6</text:span>:被投保人客户号 <text:s text:c="2"/><text:span text:style-name="T78">标签类型:文本框 <text:s/>必填</text:span></text:p>
      <text:p text:style-name="P75"><text:tab/><text:tab/><text:tab/><text:tab/>字段名称_<text:span text:style-name="T65">7</text:span>:合同生效日期<text:tab/><text:tab/> <text:span text:style-name="T78">标签类型:日期框（年月日） 必填</text:span></text:p>
      <text:p text:style-name="P75"><text:tab/><text:tab/><text:tab/><text:tab/>字段名称_<text:span text:style-name="T76">8:合同期满日期<text:tab/><text:tab/></text:span><text:span text:style-name="T78">标签类型:日期框（年月日） <text:s/>必填</text:span><text:span text:style-name="T76"><text:tab/></text:span></text:p>
      <text:p text:style-name="P75"><text:soft-page-break/><text:tab/><text:tab/><text:tab/><text:tab/>字段名称_<text:span text:style-name="T76">9:保险期间<text:tab/><text:tab/><text:tab/> </text:span><text:span text:style-name="T78">标签类型:文本框 <text:s/>必填</text:span></text:p>
      <text:p text:style-name="P75"><text:tab/><text:tab/><text:tab/><text:tab/>字段名称_<text:span text:style-name="T76">10:保险费合计<text:tab/><text:tab/> </text:span><text:span text:style-name="T78">标签类型:文本框 <text:s/>必填</text:span></text:p>
      <text:p text:style-name="P75"><text:tab/><text:tab/><text:tab/><text:tab/>字段名称_1<text:span text:style-name="T77">1</text:span>:<text:span text:style-name="T78">币种<text:tab/><text:tab/><text:tab/> 标签类型:文本框 <text:s/>必填</text:span></text:p>
      <text:p text:style-name="P75"><text:span text:style-name="T78"><text:tab/><text:tab/><text:tab/><text:tab/>字段名称_</text:span><text:span text:style-name="T84">1</text:span><text:span text:style-name="T78">2:缴费方式<text:tab/><text:tab/><text:tab/> 标签类型:手填下拉框</text:span><text:span text:style-name="T85">(转账/现金)</text:span><text:span text:style-name="T78"> <text:s text:c="2"/>必填</text:span></text:p>
      <text:p text:style-name="P81"><text:span text:style-name="T78"><text:tab/><text:tab/><text:tab/><text:tab/>字段名称_</text:span><text:span text:style-name="T84">1</text:span><text:span text:style-name="T78">2:是否续签<text:tab/><text:tab/> 标签类型:下拉框</text:span><text:bookmark-start text:name="__DdeLink__15575_1631453286"/><text:span text:style-name="T85">( 在保/不在保 )</text:span><text:span text:style-name="T78"> </text:span><text:bookmark-end text:name="__DdeLink__15575_1631453286"/><text:span text:style-name="T78"><text:s text:c="2"/>必填</text:span></text:p>
      <text:p text:style-name="P204"/>
      <text:p text:style-name="P181"><text:span text:style-name="T43"><text:tab/><text:tab/><text:tab/>功能名称_</text:span><text:span text:style-name="T58">5</text:span>:<text:bookmark-start text:name="__DdeLink__15470_1631453286"/>编辑转账授权信息<text:bookmark-end text:name="__DdeLink__15470_1631453286"/> <text:s text:c="5"/>功能类型:编辑</text:p>
      <text:p text:style-name="P205"><text:tab/><text:tab/><text:tab/><text:tab/>加上一个字段 ：id <text:s/>文本框 <text:s text:c="3"/>设置隐藏</text:p>
      <text:p text:style-name="P76"><text:span text:style-name="T74"><text:s text:c="4"/><text:tab/><text:tab/><text:tab/></text:span>字段名称_<text:span text:style-name="T77">1</text:span>:账户形式 <text:s text:c="6"/><text:span text:style-name="T78">标签类型:文本框 <text:s/>非必填</text:span></text:p>
      <text:p text:style-name="P182"><text:tab/><text:tab/><text:tab/><text:tab/>字段名称_<text:span text:style-name="T115">2</text:span>:开户银行 <text:s text:c="16"/><text:span text:style-name="T78">标签类型:文本框 <text:s/>非必填</text:span></text:p>
      <text:p text:style-name="P76"><text:tab/><text:tab/><text:tab/><text:tab/>字段名称_<text:span text:style-name="T115">3</text:span>:帐号 <text:s text:c="10"/><text:span text:style-name="T78">标签类型:文本框 <text:s/>非必填</text:span> <text:s text:c="2"/></text:p>
      <text:p text:style-name="P76"><text:tab/><text:tab/><text:tab/><text:tab/>字段名称_<text:span text:style-name="T115">4</text:span>:账户所持人姓名 <text:s text:c="2"/><text:span text:style-name="T78">标签类型:文本框 <text:s/>非必填</text:span></text:p>
      <text:p text:style-name="P69"/>
      <text:p text:style-name="P77"><text:tab/><text:tab/><text:tab/><text:span text:style-name="T43">功能名称_</text:span><text:span text:style-name="T58">6</text:span>:<text:bookmark-start text:name="__DdeLink__15472_1631453286"/>编辑要约内容<text:bookmark-end text:name="__DdeLink__15472_1631453286"/> <text:s text:c="5"/>功能类型:编辑</text:p>
      <text:p text:style-name="P10"><text:tab/><text:tab/><text:tab/><text:tab/>加上一个字段 ：id <text:s/>文本框 <text:s text:c="3"/>设置隐藏</text:p>
      <text:p text:style-name="P183"><text:tab/><text:tab/><text:tab/><text:tab/>字段名称_<text:span text:style-name="T77">1</text:span>:险种代码 <text:s text:c="16"/><text:span text:style-name="T78">标签类型:文本框 <text:s/>非必填</text:span></text:p>
      <text:p text:style-name="P183"><text:tab/><text:tab/><text:tab/><text:tab/>字段名称_<text:span text:style-name="T115">2</text:span>:险种名称 <text:s text:c="16"/><text:span text:style-name="T78">标签类型:文本框 <text:s/>非必填</text:span></text:p>
      <text:p text:style-name="P77"><text:tab/><text:tab/><text:tab/><text:tab/>字段名称_<text:span text:style-name="T115">3</text:span>:保险责任 <text:s text:c="6"/><text:span text:style-name="T78">标签类型:文本框 <text:s/>非必填</text:span> <text:s text:c="2"/></text:p>
      <text:p text:style-name="P78"><text:tab/><text:tab/><text:tab/><text:tab/>字段名称_<text:span text:style-name="T115">4</text:span>:保险金额 <text:s text:c="6"/><text:span text:style-name="T78">标签类型:数字框 <text:s/>非必填 <text:s/>默认</text:span><text:span text:style-name="T88">0.00</text:span></text:p>
      <text:p text:style-name="P78"><text:span text:style-name="T78"><text:tab/><text:tab/><text:tab/><text:tab/>字段名称_</text:span><text:span text:style-name="T86">5</text:span><text:span text:style-name="T78">:保险费 <text:s text:c="9"/>标签类型:数字框 <text:s/>非必填 <text:s/>默认</text:span><text:span text:style-name="T89">0.00</text:span></text:p>
      <text:p text:style-name="P144"/>
      <text:p text:style-name="P144"/>
      <text:p text:style-name="P144"/>
      <text:p text:style-name="P79"><text:span text:style-name="T78"><text:tab/><text:tab/><text:tab/></text:span><text:span text:style-name="T46">功能名称_</text:span><text:span text:style-name="T48">7</text:span><text:span text:style-name="T78">:</text:span><text:bookmark-start text:name="__DdeLink__15474_1631453286"/><text:span text:style-name="T78">编辑投保人基本信息</text:span><text:bookmark-end text:name="__DdeLink__15474_1631453286"/><text:span text:style-name="T78"> <text:s text:c="5"/>功能类型:编辑</text:span></text:p>
      <text:p text:style-name="P11"><text:tab/><text:tab/><text:tab/><text:tab/>加上一个字段 ：id <text:s/>文本框 <text:s text:c="3"/>设置隐藏</text:p>
      <text:p text:style-name="P5"><text:span text:style-name="T90"><text:tab/><text:tab/><text:tab/><text:tab/></text:span><text:span text:style-name="T91">字段名称_</text:span><text:span text:style-name="T92">1</text:span><text:span text:style-name="T91">:投保人姓名<text:tab/><text:tab/><text:tab/><text:tab/>标签类型:文本框 <text:s/>非必填</text:span></text:p>
      <text:p text:style-name="P87"><text:tab/><text:tab/><text:tab/><text:tab/>字段名称_<text:span text:style-name="T105">2</text:span>:<text:span text:style-name="T106">投保人</text:span>性别<text:tab/><text:tab/><text:tab/><text:tab/><text:span text:style-name="T78">标签类型:文本框 <text:s/>非必填</text:span></text:p>
      <text:p text:style-name="P87"><text:tab/><text:tab/><text:tab/><text:tab/>字段名称_<text:span text:style-name="T116">3</text:span>:<text:span text:style-name="T106">投保人</text:span>出生日期<text:tab/><text:tab/><text:tab/><text:span text:style-name="T78">标签类型:日期框（年月日） <text:s/>非必填</text:span></text:p>
      <text:p text:style-name="P87"><text:tab/><text:tab/><text:tab/><text:tab/>字段名称_<text:span text:style-name="T116">4</text:span>:<text:span text:style-name="T106">投保人</text:span>国籍<text:tab/><text:tab/><text:tab/><text:tab/><text:span text:style-name="T78">标签类型:文本框 <text:s/>非必填</text:span></text:p>
      <text:p text:style-name="P87"><text:tab/><text:tab/><text:tab/><text:tab/>字段名称_<text:span text:style-name="T116">5</text:span>:<text:span text:style-name="T106">投保人</text:span>证件类型<text:tab/><text:tab/><text:tab/><text:span text:style-name="T78">标签类型:文本框 <text:s/>非必填</text:span></text:p>
      <text:p text:style-name="P87"><text:tab/><text:tab/><text:tab/><text:tab/>字段名称_<text:span text:style-name="T116">6</text:span>:<text:span text:style-name="T106">投保人</text:span>证件号<text:tab/><text:tab/><text:tab/><text:tab/><text:span text:style-name="T78">标签类型:文本框 <text:s/>非必填</text:span></text:p>
      <text:p text:style-name="P87"><text:span text:style-name="T106"><text:tab/><text:tab/><text:tab/><text:tab/>字段名称_</text:span><text:span text:style-name="T110">7</text:span><text:span text:style-name="T106">:投保人证件有效期限<text:tab/><text:tab/></text:span><text:span text:style-name="T78">标签类型:文本框 <text:s/>非必填</text:span></text:p>
      <text:p text:style-name="P87"><text:span text:style-name="T106"><text:tab/><text:tab/><text:tab/><text:tab/>字段名称_</text:span><text:span text:style-name="T110">8</text:span><text:span text:style-name="T106">:投保人职业<text:tab/><text:tab/><text:tab/><text:tab/></text:span><text:span text:style-name="T78">标签类型:文本框 <text:s/>非必填</text:span></text:p>
      <text:p text:style-name="P87"><text:span text:style-name="T106"><text:tab/><text:tab/><text:tab/><text:tab/>字段名称_</text:span><text:span text:style-name="T110">9</text:span><text:span text:style-name="T106">:投保人职业代码<text:tab/><text:tab/><text:tab/></text:span><text:span text:style-name="T78">标签类型:文本框 <text:s/>非必填</text:span></text:p>
      <text:p text:style-name="P87"><text:span text:style-name="T106"><text:tab/><text:tab/><text:tab/><text:tab/>字段名称_</text:span><text:span text:style-name="T108">1</text:span><text:span text:style-name="T110">0</text:span><text:span text:style-name="T106">:投保人通讯地址<text:tab/><text:tab/><text:tab/></text:span><text:span text:style-name="T78">标签类型:文本框 <text:s/>非必填</text:span></text:p>
      <text:p text:style-name="P8"><text:span text:style-name="T90"><text:tab/><text:tab/><text:tab/><text:tab/>字段名称_</text:span><text:span text:style-name="T92">11</text:span><text:span text:style-name="T90">:投保人联系方式<text:tab/><text:tab/><text:tab/>标签类型:文本框 <text:s/>非必填</text:span></text:p>
      <text:p text:style-name="P17"/>
      <text:p text:style-name="P184"><text:span text:style-name="T46"><text:tab/><text:tab/><text:tab/>功能名称_</text:span><text:span text:style-name="T48">8</text:span><text:span text:style-name="T47">：</text:span><text:bookmark-start text:name="__DdeLink__15478_1631453286"/><text:span text:style-name="T78">编辑被投保人基本信息</text:span><text:bookmark-end text:name="__DdeLink__15478_1631453286"/><text:span text:style-name="T78"> <text:s text:c="5"/>功能类型:编辑</text:span></text:p>
      <text:p text:style-name="P12"><text:tab/><text:tab/><text:tab/><text:tab/>加上一个字段 ：id <text:s/>文本框 <text:s text:c="3"/>设置隐藏</text:p>
      <text:p text:style-name="P6"><text:span text:style-name="T90"><text:tab/><text:tab/><text:tab/><text:tab/></text:span><text:span text:style-name="T91">字段名称_</text:span><text:span text:style-name="T93">1</text:span><text:span text:style-name="T91">:被投保人是投保人的<text:tab/><text:tab/>标签类型:文本框 <text:s/>非必填</text:span></text:p>
      <text:p text:style-name="P88"><text:tab/><text:tab/><text:tab/><text:tab/>字段名称_<text:span text:style-name="T117">2</text:span>:<text:span text:style-name="T106">被投保人</text:span>姓名<text:tab/><text:tab/><text:tab/><text:tab/><text:span text:style-name="T5">标签类型:文本框 <text:s/>非必填</text:span></text:p>
      <text:p text:style-name="P88"><text:tab/><text:tab/><text:tab/><text:tab/>字段名称_<text:span text:style-name="T117">3</text:span>:<text:span text:style-name="T106">被投保人</text:span>性别<text:tab/><text:tab/><text:tab/><text:tab/><text:span text:style-name="T5">标签类型:文本框 <text:s/>非必填</text:span></text:p>
      <text:p text:style-name="P88"><text:soft-page-break/><text:tab/><text:tab/><text:tab/><text:tab/>字段名称_<text:span text:style-name="T117">4</text:span>:<text:span text:style-name="T106">被投保人</text:span>出生日期<text:tab/><text:tab/><text:tab/><text:span text:style-name="T5">标签类型:文本框 <text:s/>非必填</text:span></text:p>
      <text:p text:style-name="P88"><text:tab/><text:tab/><text:tab/><text:tab/>字段名称_<text:span text:style-name="T117">5</text:span>:<text:span text:style-name="T106">被投保人</text:span>国籍<text:tab/><text:tab/><text:tab/><text:tab/><text:span text:style-name="T5">标签类型:文本框 <text:s/>非必填</text:span></text:p>
      <text:p text:style-name="P88"><text:tab/><text:tab/><text:tab/><text:tab/>字段名称_<text:span text:style-name="T117">6</text:span>:<text:span text:style-name="T106">被投保人</text:span>证件类型<text:tab/><text:tab/><text:tab/><text:span text:style-name="T5">标签类型:文本框 <text:s/>非必填</text:span></text:p>
      <text:p text:style-name="P88"><text:tab/><text:tab/><text:tab/><text:tab/>字段名称_<text:span text:style-name="T117">7</text:span>:<text:span text:style-name="T106">被投保人</text:span>证件号<text:tab/><text:tab/><text:tab/><text:span text:style-name="T5">标签类型:文本框 <text:s/>非必填</text:span></text:p>
      <text:p text:style-name="P88"><text:span text:style-name="T106"><text:tab/><text:tab/><text:tab/><text:tab/>字段名称_</text:span><text:span text:style-name="T111">8</text:span><text:span text:style-name="T106">:被投保人证件有效期限<text:tab/><text:tab/></text:span><text:span text:style-name="T5">标签类型:文本框 <text:s/>非必填</text:span></text:p>
      <text:p text:style-name="P88"><text:span text:style-name="T106"><text:tab/><text:tab/><text:tab/><text:tab/>字段名称_</text:span><text:span text:style-name="T111">9</text:span><text:span text:style-name="T106">:被投保人职业<text:tab/><text:tab/><text:tab/><text:tab/></text:span><text:span text:style-name="T5">标签类型:文本框 <text:s/>非必填</text:span></text:p>
      <text:p text:style-name="P88"><text:span text:style-name="T106"><text:tab/><text:tab/><text:tab/><text:tab/>字段名称_</text:span><text:span text:style-name="T111">10</text:span><text:span text:style-name="T106">:被投保人职业代码<text:tab/><text:tab/></text:span><text:span text:style-name="T5">标签类型:文本框 <text:s/>非必填</text:span><text:span text:style-name="T106"><text:tab/></text:span></text:p>
      <text:p text:style-name="P88"><text:span text:style-name="T106"><text:tab/><text:tab/><text:tab/><text:tab/>字段名称_</text:span><text:span text:style-name="T111">11</text:span><text:span text:style-name="T106">:被投保人通讯地址<text:tab/><text:tab/></text:span><text:span text:style-name="T5">标签类型:文本框 <text:s/>非必填</text:span></text:p>
      <text:p text:style-name="P88"><text:span text:style-name="T106"><text:tab/><text:tab/><text:tab/><text:tab/>字段名称_</text:span><text:span text:style-name="T111">12</text:span><text:span text:style-name="T106">:被投保人联系方式<text:tab/><text:tab/></text:span><text:span text:style-name="T5">标签类型:文本框 <text:s/>非必填</text:span></text:p>
      <text:p text:style-name="P9"><text:span text:style-name="T90"><text:tab/><text:tab/><text:tab/><text:tab/>字段名称_</text:span><text:span text:style-name="T93">13</text:span><text:span text:style-name="T90">:被投保人是否享有社保<text:tab/><text:tab/>标签类型:文本框 <text:s/>非必填</text:span></text:p>
      <text:p text:style-name="P18"/>
      <text:p text:style-name="P185"><text:span text:style-name="T46"><text:tab/><text:tab/><text:tab/>功能名称_</text:span><text:span text:style-name="T48">9</text:span><text:span text:style-name="T47">：</text:span><text:bookmark-start text:name="__DdeLink__15476_1631453286"/><text:span text:style-name="T78">编辑受益人基本信息</text:span><text:bookmark-end text:name="__DdeLink__15476_1631453286"/><text:span text:style-name="T78"> <text:s text:c="5"/>功能类型:编辑</text:span></text:p>
      <text:p text:style-name="P13"><text:tab/><text:tab/><text:tab/><text:tab/>加上一个字段 ：id <text:s/>文本框 <text:s text:c="3"/>设置隐藏</text:p>
      <text:p text:style-name="P88"><text:span text:style-name="T106"><text:tab/><text:tab/><text:tab/><text:tab/>字段名称_</text:span><text:span text:style-name="T112">1</text:span><text:span text:style-name="T106">:受益顺序<text:tab/><text:tab/><text:tab/><text:tab/><text:tab/></text:span><text:span text:style-name="T5">标签类型:文本框 <text:s/>非必填</text:span></text:p>
      <text:p text:style-name="P88"><text:span text:style-name="T106"><text:tab/><text:tab/><text:tab/><text:tab/>字段名称_</text:span><text:span text:style-name="T112">2</text:span><text:span text:style-name="T106">:受益人<text:tab/><text:tab/><text:tab/><text:tab/><text:tab/></text:span><text:span text:style-name="T5">标签类型:文本框 <text:s/>非必填</text:span></text:p>
      <text:p text:style-name="P88"><text:span text:style-name="T106"><text:tab/><text:tab/><text:tab/><text:tab/>字段名称_</text:span><text:span text:style-name="T112">3</text:span><text:span text:style-name="T106">:受益人性别<text:tab/><text:tab/><text:tab/><text:tab/></text:span><text:span text:style-name="T5">标签类型:文本框 <text:s/>非必填</text:span></text:p>
      <text:p text:style-name="P88"><text:span text:style-name="T106"><text:tab/><text:tab/><text:tab/><text:tab/>字段名称_</text:span><text:span text:style-name="T112">4</text:span><text:span text:style-name="T106">:受益人出生日期<text:tab/><text:tab/><text:tab/></text:span><text:span text:style-name="T5">标签类型:文本框 <text:s/>非必填</text:span></text:p>
      <text:p text:style-name="P88"><text:span text:style-name="T106"><text:tab/><text:tab/><text:tab/><text:tab/>字段名称_</text:span><text:span text:style-name="T112">5</text:span><text:span text:style-name="T106">:受益人证件类型<text:tab/><text:tab/><text:tab/></text:span><text:span text:style-name="T5">标签类型:文本框 <text:s/>非必填</text:span></text:p>
      <text:p text:style-name="P88"><text:span text:style-name="T106"><text:tab/><text:tab/><text:tab/><text:tab/>字段名称_</text:span><text:span text:style-name="T112">7：</text:span><text:span text:style-name="T106">受益人证件号<text:tab/><text:tab/><text:tab/><text:tab/></text:span><text:span text:style-name="T5">标签类型:文本框 <text:s/>非必填</text:span></text:p>
      <text:p text:style-name="P88"><text:span text:style-name="T106"><text:tab/><text:tab/><text:tab/><text:tab/>字段名称_</text:span><text:span text:style-name="T112">8</text:span><text:span text:style-name="T106">:是被投保人的<text:tab/><text:tab/><text:tab/><text:tab/></text:span><text:span text:style-name="T5">标签类型:文本框 <text:s/>非必填</text:span></text:p>
      <text:p text:style-name="P9"><text:span text:style-name="T90"><text:tab/><text:tab/><text:tab/><text:tab/>字段名称_</text:span><text:span text:style-name="T94">9</text:span><text:span text:style-name="T90">:受益份额<text:tab/><text:tab/><text:tab/><text:tab/><text:tab/>标签类型:文本框 <text:s/>非必填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6"><text:span text:style-name="T46"><text:tab/><text:tab/><text:tab/>功能名称_</text:span><text:span text:style-name="T48">10</text:span><text:span text:style-name="T47">：</text:span><text:bookmark-start text:name="__DdeLink__15480_1631453286"/><text:span text:style-name="T78">编辑销售机构信息</text:span><text:bookmark-end text:name="__DdeLink__15480_1631453286"/><text:span text:style-name="T78"> <text:s text:c="5"/>功能类型:编辑</text:span></text:p>
      <text:p text:style-name="P14"><text:tab/><text:tab/><text:tab/><text:tab/>加上一个字段 ：id <text:s/>文本框 <text:s text:c="3"/>设置隐藏</text:p>
      <text:p text:style-name="P88"><text:span text:style-name="T106"><text:tab/><text:tab/><text:tab/><text:tab/>字段名称_</text:span><text:span text:style-name="T113">1</text:span><text:span text:style-name="T106">:机构名称<text:tab/><text:tab/><text:tab/></text:span><text:span text:style-name="T5">标签类型:文本框 <text:s/>非必填</text:span></text:p>
      <text:p text:style-name="P88"><text:span text:style-name="T106"><text:tab/><text:tab/><text:tab/><text:tab/>字段名称_</text:span><text:span text:style-name="T113">2</text:span><text:span text:style-name="T106">:机构代码<text:tab/><text:tab/><text:tab/></text:span><text:span text:style-name="T5">标签类型:文本框 <text:s/>非必填</text:span></text:p>
      <text:p text:style-name="P88"><text:span text:style-name="T106"><text:tab/><text:tab/><text:tab/><text:tab/>字段名称_</text:span><text:span text:style-name="T113">3</text:span><text:span text:style-name="T106">:销售员名称 <text:tab/><text:tab/></text:span><text:span text:style-name="T5">标签类型:文本框 <text:s/>非必填</text:span></text:p>
      <text:p text:style-name="P88"><text:span text:style-name="T106"><text:tab/><text:tab/><text:tab/><text:tab/>字段名称_</text:span><text:span text:style-name="T113">4</text:span><text:span text:style-name="T106">:销售员代码<text:tab/><text:tab/></text:span><text:span text:style-name="T5">标签类型:文本框 <text:s/>非必填</text:span></text:p>
      <text:p text:style-name="P88"><text:span text:style-name="T106"><text:tab/><text:tab/><text:tab/><text:tab/>字段名称_</text:span><text:span text:style-name="T113">5</text:span><text:span text:style-name="T106">:机构联系方式<text:tab/><text:tab/></text:span><text:span text:style-name="T5">标签类型:文本框 <text:s/>非必填</text:span></text:p>
      <text:p text:style-name="P88"><text:span text:style-name="T106"><text:tab/><text:tab/><text:tab/><text:tab/>字段名称_</text:span><text:span text:style-name="T113">6</text:span><text:span text:style-name="T106">:机构地址<text:tab/><text:tab/><text:tab/></text:span><text:span text:style-name="T5">标签类型:文本框 <text:s/>非必填</text:span></text:p>
      <text:p text:style-name="P9"><text:span text:style-name="T90"><text:tab/><text:tab/><text:tab/><text:tab/>字段名称_</text:span><text:span text:style-name="T95">7</text:span><text:span text:style-name="T90">:邮政编码<text:tab/><text:tab/><text:tab/>标签类型:文本框 <text:s/>非必填</text:span></text:p>
      <text:p text:style-name="P15"/>
      <text:p text:style-name="P69"><text:tab/><text:tab/><text:tab/><text:span text:style-name="T43">功能名称_</text:span><text:span text:style-name="T58">11</text:span>:删除 功能类型: 删除</text:p>
      <text:p text:style-name="P82"><text:tab/><text:tab/><text:tab/><text:tab/>温馨提示：确定删除这条数据么？<text:tab/></text:p>
      <text:p text:style-name="P82"><text:tab/></text:p>
      <text:p text:style-name="P85"><text:span text:style-name="T43"><text:tab/><text:tab/><text:tab/>功能名称_</text:span><text:span text:style-name="T52">1</text:span><text:span text:style-name="T58">2</text:span>:查看详情 功能类型: 下面这些字段是不可编辑的</text:p>
      <text:p text:style-name="P86"><text:tab/><text:tab/><text:tab/><text:tab/>字段名称_1:<text:span text:style-name="T83">合同号</text:span></text:p>
      <text:p text:style-name="P156"><text:span text:style-name="T66"><text:tab/><text:tab/><text:tab/><text:tab/>字段名称_2:</text:span><text:span text:style-name="T68">投保单号</text:span></text:p>
      <text:p text:style-name="P86"><text:tab/><text:tab/><text:tab/><text:tab/>字段名称_3:投保人</text:p>
      <text:p text:style-name="P188"><text:tab/><text:tab/><text:tab/><text:tab/>字段名称_<text:span text:style-name="T64">4</text:span>:投保人客户号</text:p>
      <text:p text:style-name="P86"><text:soft-page-break/><text:tab/><text:tab/><text:tab/><text:tab/>字段名称_<text:span text:style-name="T64">5</text:span>:被投保人</text:p>
      <text:p text:style-name="P86"><text:tab/><text:tab/><text:tab/><text:tab/>字段名称_<text:span text:style-name="T65">6</text:span>:被投保人客户号</text:p>
      <text:p text:style-name="P86"><text:tab/><text:tab/><text:tab/><text:tab/>字段名称_<text:span text:style-name="T65">7</text:span>:合同生效日期</text:p>
      <text:p text:style-name="P86"><text:tab/><text:tab/><text:tab/><text:tab/>字段名称_<text:span text:style-name="T76">8:合同期满日期</text:span></text:p>
      <text:p text:style-name="P86"><text:tab/><text:tab/><text:tab/><text:tab/>字段名称_<text:span text:style-name="T76">9:保险期间</text:span></text:p>
      <text:p text:style-name="P86"><text:tab/><text:tab/><text:tab/><text:tab/>字段名称_<text:span text:style-name="T76">10:保险费合计</text:span></text:p>
      <text:p text:style-name="P86"><text:tab/><text:tab/><text:tab/><text:tab/>字段名称_1<text:span text:style-name="T77">1</text:span>:<text:span text:style-name="T78">币种</text:span></text:p>
      <text:p text:style-name="P156"><text:span text:style-name="T66"><text:tab/><text:tab/><text:tab/><text:tab/>字段名称_</text:span><text:span text:style-name="T70">1</text:span><text:span text:style-name="T66">2:</text:span><text:span text:style-name="T68">缴费方式</text:span></text:p>
      <text:p text:style-name="P86"><text:tab/><text:tab/><text:tab/><text:tab/>字段名称_<text:span text:style-name="T77">1</text:span>3:账户形式</text:p>
      <text:p text:style-name="P188"><text:tab/><text:tab/><text:tab/><text:tab/>字段名称_<text:span text:style-name="T77">14</text:span>:开户银行</text:p>
      <text:p text:style-name="P86"><text:tab/><text:tab/><text:tab/><text:tab/>字段名称_<text:span text:style-name="T77">15</text:span>:帐号</text:p>
      <text:p text:style-name="P86"><text:tab/><text:tab/><text:tab/><text:tab/>字段名称_<text:span text:style-name="T77">16</text:span>:账户所有人姓名</text:p>
      <text:p text:style-name="P86"><text:tab/><text:tab/><text:tab/><text:tab/>字段名称_<text:span text:style-name="T77">17</text:span>:险种代码</text:p>
      <text:p text:style-name="P86"><text:tab/><text:tab/><text:tab/><text:tab/>字段名称_<text:span text:style-name="T77">18</text:span>:险种名称</text:p>
      <text:p text:style-name="P86"><text:tab/><text:tab/><text:tab/><text:tab/>字段名称_<text:span text:style-name="T77">19</text:span>:保险责任</text:p>
      <text:p text:style-name="P86"><text:tab/><text:tab/><text:tab/><text:tab/>字段名称_<text:span text:style-name="T105">20</text:span>:保险金额</text:p>
      <text:p text:style-name="P86"><text:tab/><text:tab/><text:tab/><text:tab/>字段名称_<text:span text:style-name="T105">21</text:span>:保险费</text:p>
      <text:p text:style-name="P86"><text:tab/><text:tab/><text:tab/><text:tab/>字段名称_<text:span text:style-name="T105">22</text:span>:<text:span text:style-name="T106">投保人</text:span>姓名</text:p>
      <text:p text:style-name="P86"><text:tab/><text:tab/><text:tab/><text:tab/>字段名称_<text:span text:style-name="T105">23</text:span>:<text:span text:style-name="T106">投保人</text:span>性别</text:p>
      <text:p text:style-name="P86"><text:tab/><text:tab/><text:tab/><text:tab/>字段名称_<text:span text:style-name="T105">24</text:span>:<text:span text:style-name="T106">投保人</text:span>出生日期</text:p>
      <text:p text:style-name="P86"><text:tab/><text:tab/><text:tab/><text:tab/>字段名称_<text:span text:style-name="T105">25</text:span>:<text:span text:style-name="T106">投保人</text:span>国籍</text:p>
      <text:p text:style-name="P86"><text:tab/><text:tab/><text:tab/><text:tab/>字段名称_<text:span text:style-name="T105">26</text:span>:<text:span text:style-name="T106">投保人</text:span>证件类型</text:p>
      <text:p text:style-name="P86"><text:tab/><text:tab/><text:tab/><text:tab/>字段名称_<text:span text:style-name="T105">27</text:span>:<text:span text:style-name="T106">投保人</text:span>证件号</text:p>
      <text:p text:style-name="P86"><text:span text:style-name="T106"><text:tab/><text:tab/><text:tab/><text:tab/>字段名称_</text:span><text:span text:style-name="T107">28</text:span><text:span text:style-name="T106">:投保人证件有效期限</text:span></text:p>
      <text:p text:style-name="P86"><text:span text:style-name="T106"><text:tab/><text:tab/><text:tab/><text:tab/>字段名称_</text:span><text:span text:style-name="T107">29</text:span><text:span text:style-name="T106">:投保人职业</text:span></text:p>
      <text:p text:style-name="P86"><text:span text:style-name="T106"><text:tab/><text:tab/><text:tab/><text:tab/>字段名称_</text:span><text:span text:style-name="T107">30</text:span><text:span text:style-name="T106">:投保人职业代码</text:span></text:p>
      <text:p text:style-name="P86"><text:span text:style-name="T106"><text:tab/><text:tab/><text:tab/><text:tab/>字段名称_</text:span><text:span text:style-name="T107">3</text:span><text:span text:style-name="T108">1</text:span><text:span text:style-name="T106">:投保人通讯地址</text:span></text:p>
      <text:p text:style-name="P86"><text:span text:style-name="T106"><text:tab/><text:tab/><text:tab/><text:tab/>字段名称_</text:span><text:span text:style-name="T107">3</text:span><text:span text:style-name="T108">2</text:span><text:span text:style-name="T106">:投保人联系方式</text:span></text:p>
      <text:p text:style-name="P86"><text:span text:style-name="T106"><text:tab/><text:tab/><text:tab/><text:tab/>字段名称_</text:span><text:span text:style-name="T107">3</text:span><text:span text:style-name="T108">2</text:span><text:span text:style-name="T106">:被投保人是投保人的</text:span></text:p>
      <text:p text:style-name="P86"><text:tab/><text:tab/><text:tab/><text:tab/>字段名称_<text:span text:style-name="T105">22</text:span>:<text:span text:style-name="T106">被投保人</text:span>姓名</text:p>
      <text:p text:style-name="P86"><text:tab/><text:tab/><text:tab/><text:tab/>字段名称_<text:span text:style-name="T105">23</text:span>:<text:span text:style-name="T106">被投保人</text:span>性别</text:p>
      <text:p text:style-name="P86"><text:tab/><text:tab/><text:tab/><text:tab/>字段名称_<text:span text:style-name="T105">24</text:span>:<text:span text:style-name="T106">被投保人</text:span>出生日期</text:p>
      <text:p text:style-name="P86"><text:tab/><text:tab/><text:tab/><text:tab/>字段名称_<text:span text:style-name="T105">25</text:span>:<text:span text:style-name="T106">被投保人</text:span>国籍</text:p>
      <text:p text:style-name="P86"><text:tab/><text:tab/><text:tab/><text:tab/>字段名称_<text:span text:style-name="T105">26</text:span>:<text:span text:style-name="T106">被投保人</text:span>证件类型</text:p>
      <text:p text:style-name="P86"><text:tab/><text:tab/><text:tab/><text:tab/>字段名称_<text:span text:style-name="T105">27</text:span>:<text:span text:style-name="T106">被投保人</text:span>证件号</text:p>
      <text:p text:style-name="P86"><text:span text:style-name="T106"><text:tab/><text:tab/><text:tab/><text:tab/>字段名称_</text:span><text:span text:style-name="T107">28</text:span><text:span text:style-name="T106">:被投保人证件有效期限</text:span></text:p>
      <text:p text:style-name="P86"><text:span text:style-name="T106"><text:tab/><text:tab/><text:tab/><text:tab/>字段名称_</text:span><text:span text:style-name="T107">29</text:span><text:span text:style-name="T106">:被投保人职业</text:span></text:p>
      <text:p text:style-name="P86"><text:span text:style-name="T106"><text:tab/><text:tab/><text:tab/><text:tab/>字段名称_</text:span><text:span text:style-name="T107">30</text:span><text:span text:style-name="T106">:被投保人职业代码</text:span></text:p>
      <text:p text:style-name="P86"><text:span text:style-name="T106"><text:tab/><text:tab/><text:tab/><text:tab/>字段名称_</text:span><text:span text:style-name="T107">3</text:span><text:span text:style-name="T108">1</text:span><text:span text:style-name="T106">:被投保人通讯地址</text:span></text:p>
      <text:p text:style-name="P86"><text:span text:style-name="T106"><text:tab/><text:tab/><text:tab/><text:tab/>字段名称_</text:span><text:span text:style-name="T107">3</text:span><text:span text:style-name="T108">2</text:span><text:span text:style-name="T106">:被投保人联系方式</text:span></text:p>
      <text:p text:style-name="P86"><text:span text:style-name="T106"><text:tab/><text:tab/><text:tab/><text:tab/>字段名称_</text:span><text:span text:style-name="T107">3</text:span><text:span text:style-name="T108">3</text:span><text:span text:style-name="T106">:被投保人是否享有社保</text:span></text:p>
      <text:p text:style-name="P86"><text:span text:style-name="T106"><text:tab/><text:tab/><text:tab/><text:tab/>字段名称_</text:span><text:span text:style-name="T107">3</text:span><text:span text:style-name="T108">4</text:span><text:span text:style-name="T106">:受益顺序</text:span></text:p>
      <text:p text:style-name="P86"><text:span text:style-name="T106"><text:tab/><text:tab/><text:tab/><text:tab/>字段名称_</text:span><text:span text:style-name="T107">3</text:span><text:span text:style-name="T108">5</text:span><text:span text:style-name="T106">:受益人</text:span></text:p>
      <text:p text:style-name="P86"><text:span text:style-name="T106"><text:tab/><text:tab/><text:tab/><text:tab/>字段名称_</text:span><text:span text:style-name="T107">3</text:span><text:span text:style-name="T108">6</text:span><text:span text:style-name="T106">:受益人性别</text:span></text:p>
      <text:p text:style-name="P86"><text:span text:style-name="T106"><text:tab/><text:tab/><text:tab/><text:tab/>字段名称_</text:span><text:span text:style-name="T107">3</text:span><text:span text:style-name="T108">7</text:span><text:span text:style-name="T106">:受益人出生日期</text:span></text:p>
      <text:p text:style-name="P86"><text:span text:style-name="T106"><text:tab/><text:tab/><text:tab/><text:tab/>字段名称_</text:span><text:span text:style-name="T107">3</text:span><text:span text:style-name="T108">8</text:span><text:span text:style-name="T106">:受益人证件类型</text:span></text:p>
      <text:p text:style-name="P86"><text:span text:style-name="T106"><text:tab/><text:tab/><text:tab/><text:tab/>字段名称_</text:span><text:span text:style-name="T107">3</text:span><text:span text:style-name="T108">9</text:span><text:span text:style-name="T106">:受益人证件类型</text:span></text:p>
      <text:p text:style-name="P86"><text:span text:style-name="T106"><text:tab/><text:tab/><text:tab/><text:tab/>字段名称_</text:span><text:span text:style-name="T108">4</text:span><text:span text:style-name="T107">0</text:span><text:span text:style-name="T106">:受益人证件号</text:span></text:p>
      <text:p text:style-name="P86"><text:span text:style-name="T106"><text:tab/><text:tab/><text:tab/><text:tab/>字段名称_</text:span><text:span text:style-name="T108">41</text:span><text:span text:style-name="T106">:是被投保人的</text:span></text:p>
      <text:p text:style-name="P86"><text:span text:style-name="T106"><text:tab/><text:tab/><text:tab/><text:tab/>字段名称_</text:span><text:span text:style-name="T108">42</text:span><text:span text:style-name="T106">:受益份额</text:span></text:p>
      <text:p text:style-name="P86"><text:span text:style-name="T106"><text:tab/><text:tab/><text:tab/><text:tab/>字段名称_</text:span><text:span text:style-name="T108">4</text:span><text:span text:style-name="T109">3</text:span><text:span text:style-name="T106">:机构名称</text:span></text:p>
      <text:p text:style-name="P86"><text:span text:style-name="T106"><text:tab/><text:tab/><text:tab/><text:tab/>字段名称_</text:span><text:span text:style-name="T108">4</text:span><text:span text:style-name="T109">4</text:span><text:span text:style-name="T106">:机构代码</text:span></text:p>
      <text:p text:style-name="P86"><text:span text:style-name="T106"><text:tab/><text:tab/><text:tab/><text:tab/>字段名称_</text:span><text:span text:style-name="T108">4</text:span><text:span text:style-name="T109">5</text:span><text:span text:style-name="T106">:销售员名称</text:span></text:p>
      <text:p text:style-name="P86"><text:span text:style-name="T106"><text:tab/><text:tab/><text:tab/><text:tab/>字段名称_</text:span><text:span text:style-name="T108">4</text:span><text:span text:style-name="T109">6</text:span><text:span text:style-name="T106">:销售员代码</text:span></text:p>
      <text:p text:style-name="P86"><text:span text:style-name="T106"><text:tab/><text:tab/><text:tab/><text:tab/>字段名称_</text:span><text:span text:style-name="T108">4</text:span><text:span text:style-name="T109">7</text:span><text:span text:style-name="T106">:机构联系方式</text:span></text:p>
      <text:p text:style-name="P86"><text:soft-page-break/><text:span text:style-name="T106"><text:tab/><text:tab/><text:tab/><text:tab/>字段名称_</text:span><text:span text:style-name="T108">4</text:span><text:span text:style-name="T109">8</text:span><text:span text:style-name="T106">:机构地址</text:span></text:p>
      <text:p text:style-name="P86"><text:span text:style-name="T106"><text:tab/><text:tab/><text:tab/><text:tab/>字段名称_</text:span><text:span text:style-name="T109">49</text:span><text:span text:style-name="T106">:邮政编码</text:span></text:p>
      <text:p text:style-name="P86"><text:span text:style-name="T106"><text:tab/><text:tab/><text:tab/><text:tab/>字段名称_</text:span><text:span text:style-name="T109">50</text:span><text:span text:style-name="T106">:是否续签</text:span></text:p>
      <text:p text:style-name="P42"/>
      <text:p text:style-name="P83"><text:tab/><text:tab/><text:tab/><text:span text:style-name="T43">功能名称_</text:span><text:span text:style-name="T52">1</text:span><text:span text:style-name="T58">3</text:span>:上传附件 <text:s/>功能类型: </text:p>
      <text:p text:style-name="P82"><text:tab/><text:tab/><text:tab/><text:tab/>上传附件 </text:p>
      <text:p text:style-name="P83"><text:tab/><text:tab/><text:tab/></text:p>
      <text:p text:style-name="P83"><text:tab/><text:tab/><text:tab/><text:tab/></text:p>
      <text:p text:style-name="P83"><text:tab/><text:tab/><text:tab/><text:span text:style-name="T43">功能名称_</text:span><text:span text:style-name="T52">1</text:span><text:span text:style-name="T58">4</text:span>:<text:bookmark-start text:name="__DdeLink__15482_1631453286"/>查看附件<text:bookmark-end text:name="__DdeLink__15482_1631453286"/> <text:s/>功能类型: </text:p>
      <text:p text:style-name="P125"><text:tab/><text:tab/><text:tab/><text:tab/> <text:s/>查看附件</text:p>
      <text:p text:style-name="P51"/>
      <text:p text:style-name="P187"><text:tab/><text:tab/><text:span text:style-name="T60">导航名_</text:span><text:span text:style-name="T62">3</text:span><text:span text:style-name="T60">:团体意外险信息管理</text:span></text:p>
      <text:p text:style-name="P84"><text:tab/><text:tab/><text:tab/><text:span text:style-name="T43">功能名字_1:</text:span>列表 <text:s/>功能类型:网格 (有网格)</text:p>
      <text:p text:style-name="P84"><text:tab/><text:tab/><text:tab/><text:tab/><text:span text:style-name="T1">加上一个字段 ：id <text:s/>文本框 <text:s text:c="3"/>设置隐藏</text:span></text:p>
      <text:p text:style-name="P155"><text:span text:style-name="T66"><text:tab/><text:tab/><text:tab/><text:tab/>字段名称_1:</text:span><text:bookmark-start text:name="__DdeLink__15306_1631453286"/><text:span text:style-name="T69">联系人</text:span><text:bookmark-end text:name="__DdeLink__15306_1631453286"/></text:p>
      <text:p text:style-name="P155"><text:span text:style-name="T66"><text:tab/><text:tab/><text:tab/><text:tab/>字段名称_2:</text:span><text:bookmark-start text:name="__DdeLink__15308_1631453286"/><text:span text:style-name="T68">联系电话</text:span><text:bookmark-end text:name="__DdeLink__15308_1631453286"/></text:p>
      <text:p text:style-name="P84"><text:tab/><text:tab/><text:tab/><text:tab/>字段名称_3:<text:bookmark-start text:name="__DdeLink__15310_1631453286"/>首期投保人数合计<text:bookmark-end text:name="__DdeLink__15310_1631453286"/></text:p>
      <text:p text:style-name="P187"><text:tab/><text:tab/><text:tab/><text:tab/>字段名称_<text:span text:style-name="T64">4</text:span>:<text:bookmark-start text:name="__DdeLink__15312_1631453286"/>交费方式<text:bookmark-end text:name="__DdeLink__15312_1631453286"/></text:p>
      <text:p text:style-name="P84"><text:tab/><text:tab/><text:tab/><text:tab/>字段名称_<text:span text:style-name="T64">5</text:span>:<text:bookmark-start text:name="__DdeLink__15314_1631453286"/>首期保费合计<text:bookmark-end text:name="__DdeLink__15314_1631453286"/></text:p>
      <text:p text:style-name="P84"><text:tab/><text:tab/><text:tab/><text:tab/>字段名称_<text:span text:style-name="T65">6</text:span>:<text:bookmark-start text:name="__DdeLink__15316_1631453286"/>保险开始时间<text:bookmark-end text:name="__DdeLink__15316_1631453286"/></text:p>
      <text:p text:style-name="P84"><text:tab/><text:tab/><text:tab/><text:tab/>字段名称_<text:span text:style-name="T65">7</text:span>:保险结束时间</text:p>
      <text:p text:style-name="P84"><text:tab/><text:tab/><text:tab/><text:tab/>字段名称_<text:span text:style-name="T76">8:</text:span><text:bookmark-start text:name="__DdeLink__15318_1631453286"/><text:span text:style-name="T76">保险期限</text:span><text:bookmark-end text:name="__DdeLink__15318_1631453286"/></text:p>
      <text:p text:style-name="P84"><text:tab/><text:tab/><text:tab/><text:tab/>字段名称_<text:span text:style-name="T76">9:</text:span><text:bookmark-start text:name="__DdeLink__15320_1631453286"/><text:span text:style-name="T76">保险层级</text:span><text:bookmark-end text:name="__DdeLink__15320_1631453286"/></text:p>
      <text:p text:style-name="P84"><text:tab/><text:tab/><text:tab/><text:tab/>字段名称_<text:span text:style-name="T76">10:</text:span><text:bookmark-start text:name="__DdeLink__15322_1631453286"/><text:span text:style-name="T76">保险层级描述</text:span><text:bookmark-end text:name="__DdeLink__15322_1631453286"/></text:p>
      <text:p text:style-name="P84"><text:tab/><text:tab/><text:tab/><text:tab/>字段名称_1<text:span text:style-name="T77">1</text:span>:<text:bookmark-start text:name="__DdeLink__15324_1631453286"/><text:span text:style-name="T78">本层级收集投保人数</text:span><text:bookmark-end text:name="__DdeLink__15324_1631453286"/></text:p>
      <text:p text:style-name="P155"><text:span text:style-name="T66"><text:tab/><text:tab/><text:tab/><text:tab/>字段名称_</text:span><text:span text:style-name="T70">1</text:span><text:span text:style-name="T66">2:</text:span><text:bookmark-start text:name="__DdeLink__15326_1631453286"/><text:span text:style-name="T68">本层级保险期限</text:span><text:bookmark-end text:name="__DdeLink__15326_1631453286"/></text:p>
      <text:p text:style-name="P84"><text:tab/><text:tab/><text:tab/><text:tab/>字段名称_<text:span text:style-name="T77">1</text:span>3:<text:bookmark-start text:name="__DdeLink__15328_1631453286"/>保险项目<text:bookmark-end text:name="__DdeLink__15328_1631453286"/></text:p>
      <text:p text:style-name="P187"><text:tab/><text:tab/><text:tab/><text:tab/>字段名称_<text:span text:style-name="T77">14</text:span>:<text:bookmark-start text:name="__DdeLink__15330_1631453286"/>保险金额明细<text:bookmark-end text:name="__DdeLink__15330_1631453286"/></text:p>
      <text:p text:style-name="P84"><text:tab/><text:tab/><text:tab/><text:tab/>字段名称_<text:span text:style-name="T77">15</text:span>:<text:bookmark-start text:name="__DdeLink__15333_1631453286"/>保费合计<text:bookmark-end text:name="__DdeLink__15333_1631453286"/></text:p>
      <text:p text:style-name="P84"><text:tab/><text:tab/><text:tab/><text:tab/>字段名称_<text:span text:style-name="T77">16</text:span>:<text:bookmark-start text:name="__DdeLink__15335_1631453286"/>机构名称<text:bookmark-end text:name="__DdeLink__15335_1631453286"/></text:p>
      <text:p text:style-name="P84"><text:tab/><text:tab/><text:tab/><text:tab/>字段名称_<text:span text:style-name="T77">17</text:span>:<text:bookmark-start text:name="__DdeLink__15337_1631453286"/>机构代码<text:bookmark-end text:name="__DdeLink__15337_1631453286"/></text:p>
      <text:p text:style-name="P84"><text:tab/><text:tab/><text:tab/><text:tab/>字段名称_<text:span text:style-name="T77">18</text:span>:<text:bookmark-start text:name="__DdeLink__15339_1631453286"/>销售员名称<text:bookmark-end text:name="__DdeLink__15339_1631453286"/></text:p>
      <text:p text:style-name="P84"><text:tab/><text:tab/><text:tab/><text:tab/>字段名称_<text:span text:style-name="T77">19</text:span>:<text:bookmark-start text:name="__DdeLink__15341_1631453286"/>销售员代码<text:bookmark-end text:name="__DdeLink__15341_1631453286"/></text:p>
      <text:p text:style-name="P84"><text:tab/><text:tab/><text:tab/><text:tab/>字段名称_<text:span text:style-name="T105">20</text:span>:<text:bookmark-start text:name="__DdeLink__15343_1631453286"/>机构联系方式<text:bookmark-end text:name="__DdeLink__15343_1631453286"/></text:p>
      <text:p text:style-name="P84"><text:tab/><text:tab/><text:tab/><text:tab/>字段名称_<text:span text:style-name="T105">21</text:span>:<text:bookmark-start text:name="__DdeLink__15345_1631453286"/>机构地址<text:bookmark-end text:name="__DdeLink__15345_1631453286"/></text:p>
      <text:p text:style-name="P84"><text:tab/><text:tab/><text:tab/><text:tab/>字段名称_<text:span text:style-name="T105">22</text:span>:<text:bookmark-start text:name="__DdeLink__15347_1631453286"/><text:span text:style-name="T106">邮政编码</text:span><text:bookmark-end text:name="__DdeLink__15347_1631453286"/></text:p>
      <text:p text:style-name="P138"/>
      <text:p text:style-name="P203"><text:span text:style-name="T56"><text:tab/><text:tab/><text:tab/>功能名称_2:列表搜索</text:span><text:span text:style-name="T122"> 功能类型:编辑 </text:span></text:p>
      <text:p text:style-name="P137"><text:tab/><text:tab/><text:tab/><text:tab/>搜索字段_1:<text:span text:style-name="T101">联系人</text:span><text:span text:style-name="T96"> <text:tab/><text:tab/>标签类型:文本</text:span><text:bookmark-start text:name="__DdeLink__15452_1631453286211"/><text:span text:style-name="T96"> </text:span><text:bookmark-end text:name="__DdeLink__15452_1631453286211"/><text:bookmark-start text:name="__DdeLink__15561_163145328611"/><text:span text:style-name="T96">非必填 </text:span><text:bookmark-end text:name="__DdeLink__15561_163145328611"/></text:p>
      <text:p text:style-name="P139"><text:tab/><text:tab/></text:p>
      <text:p text:style-name="P89"><text:span text:style-name="T106"><text:tab/><text:tab/><text:tab/></text:span><text:span text:style-name="T46">功能名称_</text:span><text:span text:style-name="T49">3</text:span><text:span text:style-name="T47">：添加</text:span><text:span text:style-name="T78"> <text:s text:c="5"/>功能类型:添加</text:span></text:p>
      <text:p text:style-name="P89"><text:span text:style-name="T106"><text:tab/><text:tab/><text:tab/><text:tab/>字段名称_1:</text:span><text:span text:style-name="T83">联系人<text:tab/><text:tab/><text:tab/><text:tab/><text:tab/><text:tab/></text:span><text:bookmark-start text:name="__DdeLink__15084_1631453286"/><text:span text:style-name="T5">标签类型:文本框 <text:s/>必填</text:span><text:bookmark-end text:name="__DdeLink__15084_1631453286"/></text:p>
      <text:p text:style-name="P157"><text:span text:style-name="T66"><text:tab/><text:tab/><text:tab/><text:tab/>字段名称_2:</text:span><text:span text:style-name="T68">联系电话<text:tab/><text:tab/><text:tab/><text:tab/><text:tab/><text:tab/></text:span><text:span text:style-name="T2">标签类型:文本框 <text:s/>必填</text:span></text:p>
      <text:p text:style-name="P89"><text:tab/><text:tab/><text:tab/><text:tab/>字段名称_3:首期投保人数合计<text:tab/><text:tab/><text:tab/><text:tab/><text:span text:style-name="T5">标签类型:数字框 <text:s/>非必填 <text:s/>默认</text:span><text:span text:style-name="T7">0.00</text:span></text:p>
      <text:p text:style-name="P189"><text:tab/><text:tab/><text:tab/><text:tab/>字段名称_<text:span text:style-name="T64">4</text:span>:交费方式<text:tab/><text:tab/><text:tab/><text:tab/><text:tab/><text:tab/><text:span text:style-name="T5">标签类型:文本框 <text:s/>非必填</text:span></text:p>
      <text:p text:style-name="P91"><text:tab/><text:tab/><text:tab/><text:tab/>字段名称_<text:span text:style-name="T64">5</text:span>:首期保费合计<text:tab/><text:tab/><text:tab/><text:tab/><text:tab/><text:span text:style-name="T5">标签类型:数字框 <text:s/>非必填 <text:s/>默认</text:span><text:span text:style-name="T7">0.00</text:span></text:p>
      <text:p text:style-name="P90"><text:soft-page-break/><text:tab/><text:tab/><text:tab/><text:tab/>字段名称_<text:span text:style-name="T65">6</text:span>:保险开始时间<text:tab/><text:tab/><text:tab/><text:tab/><text:tab/><text:span text:style-name="T5">标签类型:日期框 <text:s/>非必填</text:span></text:p>
      <text:p text:style-name="P91"><text:tab/><text:tab/><text:tab/><text:tab/>字段名称_<text:span text:style-name="T65">7</text:span>:保险结束时间<text:tab/><text:tab/><text:tab/><text:tab/><text:tab/><text:span text:style-name="T5">标签类型:日期框 <text:s/>非必填</text:span></text:p>
      <text:p text:style-name="P90"><text:tab/><text:tab/><text:tab/><text:tab/>字段名称_<text:span text:style-name="T76">8:保险期限<text:tab/><text:tab/><text:tab/><text:tab/><text:tab/><text:tab/></text:span><text:span text:style-name="T5">标签类型:文本框 <text:s/>非必填</text:span></text:p>
      <text:p text:style-name="P90"><text:tab/><text:tab/><text:tab/><text:tab/>字段名称_<text:span text:style-name="T76">9:保险层级<text:tab/><text:tab/><text:tab/><text:tab/><text:tab/><text:tab/></text:span><text:span text:style-name="T5">标签类型:文本框 <text:s/>非必填</text:span></text:p>
      <text:p text:style-name="P90"><text:tab/><text:tab/><text:tab/><text:tab/>字段名称_<text:span text:style-name="T76">10:保险层级描述<text:tab/><text:tab/><text:tab/><text:tab/></text:span><text:span text:style-name="T5">标签类型:文本框 <text:s/>非必填</text:span></text:p>
      <text:p text:style-name="P91"><text:tab/><text:tab/><text:tab/><text:tab/>字段名称_1<text:span text:style-name="T77">1</text:span>:<text:span text:style-name="T78">本层级收集投保人数<text:tab/><text:tab/><text:tab/></text:span><text:span text:style-name="T5">标签类型:数字框 <text:s/>非必填 <text:s/>默认</text:span><text:span text:style-name="T7">0.00</text:span></text:p>
      <text:p text:style-name="P158"><text:span text:style-name="T66"><text:tab/><text:tab/><text:tab/><text:tab/>字段名称_</text:span><text:span text:style-name="T70">1</text:span><text:span text:style-name="T66">2:</text:span><text:span text:style-name="T68">本层级保险期限<text:tab/><text:tab/><text:tab/><text:tab/></text:span><text:span text:style-name="T2">标签类型:文本框 <text:s/>非必填</text:span></text:p>
      <text:p text:style-name="P90"><text:tab/><text:tab/><text:tab/><text:tab/>字段名称_<text:span text:style-name="T77">1</text:span>3:保险项目<text:tab/><text:tab/><text:tab/><text:tab/><text:tab/><text:span text:style-name="T5">标签类型:文本框 <text:s/>非必填</text:span></text:p>
      <text:p text:style-name="P190"><text:tab/><text:tab/><text:tab/><text:tab/>字段名称_<text:span text:style-name="T77">14</text:span>:保险金额明细<text:tab/><text:tab/><text:tab/><text:tab/><text:span text:style-name="T5">标签类型:文本框 <text:s/>非必填</text:span></text:p>
      <text:p text:style-name="P91"><text:tab/><text:tab/><text:tab/><text:tab/>字段名称_<text:span text:style-name="T77">15</text:span>:保费合计<text:tab/><text:tab/><text:tab/><text:tab/><text:tab/><text:span text:style-name="T5">标签类型:数字框 <text:s/>非必填 <text:s/>默认</text:span><text:span text:style-name="T7">0.00</text:span></text:p>
      <text:p text:style-name="P90"><text:tab/><text:tab/><text:tab/><text:tab/>字段名称_<text:span text:style-name="T77">16</text:span>:机构名称<text:tab/><text:tab/><text:tab/><text:tab/><text:tab/><text:span text:style-name="T5">标签类型:文本框 <text:s/>非必填</text:span></text:p>
      <text:p text:style-name="P90"><text:tab/><text:tab/><text:tab/><text:tab/>字段名称_<text:span text:style-name="T77">17</text:span>:机构代码<text:tab/><text:tab/><text:tab/><text:tab/><text:tab/><text:span text:style-name="T5">标签类型:文本框 <text:s/>非必填</text:span></text:p>
      <text:p text:style-name="P90"><text:tab/><text:tab/><text:tab/><text:tab/>字段名称_<text:span text:style-name="T77">18</text:span>:销售员名称<text:tab/><text:tab/><text:tab/><text:tab/><text:tab/><text:span text:style-name="T5">标签类型:文本框 <text:s/>非必填</text:span><text:tab/></text:p>
      <text:p text:style-name="P90"><text:tab/><text:tab/><text:tab/><text:tab/>字段名称_<text:span text:style-name="T77">19</text:span>:销售员代码<text:tab/><text:tab/><text:tab/><text:tab/><text:tab/><text:span text:style-name="T5">标签类型:文本框 <text:s/>非必填</text:span></text:p>
      <text:p text:style-name="P90"><text:tab/><text:tab/><text:tab/><text:tab/>字段名称_<text:span text:style-name="T105">20</text:span>:机构联系方式<text:tab/><text:tab/><text:tab/><text:tab/><text:span text:style-name="T5">标签类型:文本框 <text:s/>非必填</text:span></text:p>
      <text:p text:style-name="P90"><text:tab/><text:tab/><text:tab/><text:tab/>字段名称_<text:span text:style-name="T105">21</text:span>:机构地址<text:tab/><text:tab/><text:tab/><text:tab/><text:tab/><text:span text:style-name="T5">标签类型:文本框 <text:s/>非必填</text:span></text:p>
      <text:p text:style-name="P90"><text:span text:style-name="T5"><text:tab/><text:tab/><text:tab/><text:tab/>字段名称_</text:span><text:span text:style-name="T6">22</text:span><text:span text:style-name="T5">:邮政编码<text:tab/><text:tab/><text:tab/><text:tab/><text:tab/><text:tab/>标签类型:文本框 <text:s/>非必填</text:span></text:p>
      <text:p text:style-name="P16"/>
      <text:p text:style-name="P89"><text:tab/><text:tab/><text:tab/><text:span text:style-name="T46">功能名称_</text:span><text:span text:style-name="T49">4</text:span><text:span text:style-name="T47">：</text:span><text:span text:style-name="T78">编辑 <text:s text:c="5"/>功能类型:编辑</text:span></text:p>
      <text:p text:style-name="P16"><text:tab/><text:tab/><text:tab/><text:tab/>加上一个字段 ：id <text:s/>文本框 <text:s text:c="3"/>设置隐藏</text:p>
      <text:p text:style-name="P92"><text:span text:style-name="T106"><text:tab/><text:tab/><text:tab/><text:tab/>字段名称_1:</text:span><text:span text:style-name="T83">联系人<text:tab/><text:tab/><text:tab/><text:tab/><text:tab/><text:tab/></text:span><text:bookmark-start text:name="__DdeLink__15084_16314532861"/><text:span text:style-name="T5">标签类型:文本框 <text:s/>必填</text:span><text:bookmark-end text:name="__DdeLink__15084_16314532861"/></text:p>
      <text:p text:style-name="P159"><text:span text:style-name="T66"><text:tab/><text:tab/><text:tab/><text:tab/>字段名称_2:</text:span><text:span text:style-name="T68">联系电话<text:tab/><text:tab/><text:tab/><text:tab/><text:tab/><text:tab/></text:span><text:span text:style-name="T2">标签类型:文本框 <text:s/>必填</text:span></text:p>
      <text:p text:style-name="P92"><text:tab/><text:tab/><text:tab/><text:tab/>字段名称_3:首期投保人数合计<text:tab/><text:tab/><text:tab/><text:tab/><text:span text:style-name="T5">标签类型:数字框 <text:s/>非必填 <text:s/>默认</text:span><text:span text:style-name="T7">0.00</text:span></text:p>
      <text:p text:style-name="P191"><text:tab/><text:tab/><text:tab/><text:tab/>字段名称_<text:span text:style-name="T64">4</text:span>:交费方式<text:tab/><text:tab/><text:tab/><text:tab/><text:tab/><text:tab/><text:span text:style-name="T5">标签类型:文本框 <text:s/>非必填</text:span></text:p>
      <text:p text:style-name="P92"><text:tab/><text:tab/><text:tab/><text:tab/>字段名称_<text:span text:style-name="T64">5</text:span>:首期保费合计<text:tab/><text:tab/><text:tab/><text:tab/><text:tab/><text:span text:style-name="T5">标签类型:数字框 <text:s/>非必填 <text:s/>默认</text:span><text:span text:style-name="T7">0.00</text:span></text:p>
      <text:p text:style-name="P92"><text:tab/><text:tab/><text:tab/><text:tab/>字段名称_<text:span text:style-name="T65">6</text:span>:保险开始时间<text:tab/><text:tab/><text:tab/><text:tab/><text:tab/><text:span text:style-name="T5">标签类型:日期框 <text:s/>非必填</text:span></text:p>
      <text:p text:style-name="P92"><text:tab/><text:tab/><text:tab/><text:tab/>字段名称_<text:span text:style-name="T65">7</text:span>:保险结束时间<text:tab/><text:tab/><text:tab/><text:tab/><text:tab/><text:span text:style-name="T5">标签类型:日期框 <text:s/>非必填</text:span></text:p>
      <text:p text:style-name="P92"><text:tab/><text:tab/><text:tab/><text:tab/>字段名称_<text:span text:style-name="T76">8:保险期限<text:tab/><text:tab/><text:tab/><text:tab/><text:tab/><text:tab/></text:span><text:span text:style-name="T5">标签类型:文本框 <text:s/>非必填</text:span></text:p>
      <text:p text:style-name="P92"><text:tab/><text:tab/><text:tab/><text:tab/>字段名称_<text:span text:style-name="T76">9:保险层级<text:tab/><text:tab/><text:tab/><text:tab/><text:tab/><text:tab/></text:span><text:span text:style-name="T5">标签类型:文本框 <text:s/>非必填</text:span></text:p>
      <text:p text:style-name="P92"><text:tab/><text:tab/><text:tab/><text:tab/>字段名称_<text:span text:style-name="T76">10:保险层级描述<text:tab/><text:tab/><text:tab/><text:tab/></text:span><text:span text:style-name="T5">标签类型:文本框 <text:s/>非必填</text:span></text:p>
      <text:p text:style-name="P92"><text:soft-page-break/><text:tab/><text:tab/><text:tab/><text:tab/>字段名称_1<text:span text:style-name="T77">1</text:span>:<text:span text:style-name="T78">本层级收集投保人数<text:tab/><text:tab/><text:tab/></text:span><text:span text:style-name="T5">标签类型:数字框 <text:s/>非必填 <text:s/>默认</text:span><text:span text:style-name="T7">0.00</text:span></text:p>
      <text:p text:style-name="P159"><text:span text:style-name="T66"><text:tab/><text:tab/><text:tab/><text:tab/>字段名称_</text:span><text:span text:style-name="T70">1</text:span><text:span text:style-name="T66">2:</text:span><text:span text:style-name="T68">本层级保险期限<text:tab/><text:tab/><text:tab/><text:tab/></text:span><text:span text:style-name="T2">标签类型:文本框 <text:s/>非必填</text:span></text:p>
      <text:p text:style-name="P92"><text:tab/><text:tab/><text:tab/><text:tab/>字段名称_<text:span text:style-name="T77">1</text:span>3:保险项目<text:tab/><text:tab/><text:tab/><text:tab/><text:tab/><text:span text:style-name="T5">标签类型:文本框 <text:s/>非必填</text:span></text:p>
      <text:p text:style-name="P191"><text:tab/><text:tab/><text:tab/><text:tab/>字段名称_<text:span text:style-name="T77">14</text:span>:保险金额明细<text:tab/><text:tab/><text:tab/><text:tab/><text:span text:style-name="T5">标签类型:文本框 <text:s/>非必填</text:span></text:p>
      <text:p text:style-name="P92"><text:tab/><text:tab/><text:tab/><text:tab/>字段名称_<text:span text:style-name="T77">15</text:span>:保费合计<text:tab/><text:tab/><text:tab/><text:tab/><text:tab/><text:span text:style-name="T5">标签类型:数字框 <text:s/>非必填 <text:s/>默认</text:span><text:span text:style-name="T7">0.00</text:span></text:p>
      <text:p text:style-name="P92"><text:tab/><text:tab/><text:tab/><text:tab/>字段名称_<text:span text:style-name="T77">16</text:span>:机构名称<text:tab/><text:tab/><text:tab/><text:tab/><text:tab/><text:span text:style-name="T5">标签类型:文本框 <text:s/>非必填</text:span></text:p>
      <text:p text:style-name="P92"><text:tab/><text:tab/><text:tab/><text:tab/>字段名称_<text:span text:style-name="T77">17</text:span>:机构代码<text:tab/><text:tab/><text:tab/><text:tab/><text:tab/><text:span text:style-name="T5">标签类型:文本框 <text:s/>非必填</text:span></text:p>
      <text:p text:style-name="P92"><text:tab/><text:tab/><text:tab/><text:tab/>字段名称_<text:span text:style-name="T77">18</text:span>:销售员名称<text:tab/><text:tab/><text:tab/><text:tab/><text:tab/><text:span text:style-name="T5">标签类型:文本框 <text:s/>非必填</text:span><text:tab/></text:p>
      <text:p text:style-name="P92"><text:tab/><text:tab/><text:tab/><text:tab/>字段名称_<text:span text:style-name="T77">19</text:span>:销售员代码<text:tab/><text:tab/><text:tab/><text:tab/><text:tab/><text:span text:style-name="T5">标签类型:文本框 <text:s/>非必填</text:span></text:p>
      <text:p text:style-name="P92"><text:tab/><text:tab/><text:tab/><text:tab/>字段名称_<text:span text:style-name="T105">20</text:span>:机构联系方式<text:tab/><text:tab/><text:tab/><text:tab/><text:span text:style-name="T5">标签类型:文本框 <text:s/>非必填</text:span></text:p>
      <text:p text:style-name="P92"><text:tab/><text:tab/><text:tab/><text:tab/>字段名称_<text:span text:style-name="T105">21</text:span>:机构地址<text:tab/><text:tab/><text:tab/><text:tab/><text:tab/><text:span text:style-name="T5">标签类型:文本框 <text:s/>非必填</text:span></text:p>
      <text:p text:style-name="P92"><text:span text:style-name="T5"><text:tab/><text:tab/><text:tab/><text:tab/>字段名称_</text:span><text:span text:style-name="T6">22</text:span><text:span text:style-name="T5">:邮政编码<text:tab/><text:tab/><text:tab/><text:tab/><text:tab/><text:tab/>标签类型:文本框 <text:s/>非必填</text:span></text:p>
      <text:p text:style-name="P16"/>
      <text:p text:style-name="P89"><text:tab/><text:tab/><text:tab/><text:span text:style-name="T43">功能名称_</text:span><text:span text:style-name="T59">5</text:span>:删除 功能类型: 删除</text:p>
      <text:p text:style-name="P140"><text:tab/><text:tab/><text:tab/><text:tab/>温馨提示：确定删除这条数据么？<text:tab/><text:tab/></text:p>
      <text:p text:style-name="P140"/>
      <text:p text:style-name="P93"><text:span text:style-name="T106"><text:tab/><text:tab/><text:tab/></text:span><text:span text:style-name="T46">功能名称_</text:span><text:span text:style-name="T49">6</text:span><text:span text:style-name="T47">：添加被保险人信息</text:span><text:span text:style-name="T78"> <text:s text:c="5"/>功能类型:添加</text:span></text:p>
      <text:p text:style-name="P93"><text:span text:style-name="T78"><text:tab/><text:tab/><text:tab/><text:tab/>隐藏id（</text:span><text:span text:style-name="T87">这个id是第一个列表的id</text:span><text:span text:style-name="T78">）</text:span></text:p>
      <text:p text:style-name="P93"><text:span text:style-name="T106"><text:tab/><text:tab/><text:tab/><text:tab/>字段名称_1:被保险人姓名</text:span><text:span text:style-name="T83"><text:tab/><text:tab/><text:tab/><text:tab/><text:tab/></text:span><text:bookmark-start text:name="__DdeLink__15084_16314532862"/><text:span text:style-name="T5">标签类型:文本框 <text:s/>必填</text:span><text:bookmark-end text:name="__DdeLink__15084_16314532862"/></text:p>
      <text:p text:style-name="P160"><text:span text:style-name="T66"><text:tab/><text:tab/><text:tab/><text:tab/>字段名称_2:证件号码</text:span><text:span text:style-name="T68"><text:tab/><text:tab/><text:tab/><text:tab/><text:tab/><text:tab/></text:span><text:span text:style-name="T2">标签类型:文本框 <text:s/>必填</text:span></text:p>
      <text:p text:style-name="P119"><text:tab/><text:tab/><text:tab/><text:tab/>字段名称_3:性别<text:tab/><text:tab/><text:tab/><text:tab/><text:tab/><text:tab/><text:tab/><text:span text:style-name="T5">标签类型: 文本框 非必填 <text:s/></text:span></text:p>
      <text:p text:style-name="P192"><text:tab/><text:tab/><text:tab/><text:tab/>字段名称_<text:span text:style-name="T64">4</text:span>:投保年龄<text:tab/><text:tab/><text:tab/><text:tab/><text:tab/><text:tab/><text:span text:style-name="T5">标签类型:文本框 <text:s/>非必填</text:span></text:p>
      <text:p text:style-name="P119"><text:tab/><text:tab/><text:tab/><text:tab/>字段名称_<text:span text:style-name="T64">5</text:span>:层级<text:tab/><text:tab/><text:tab/><text:tab/><text:tab/><text:tab/><text:tab/><text:span text:style-name="T5">标签类型: 文本框 <text:s/>非必填 <text:s/></text:span></text:p>
      <text:p text:style-name="P120"><text:tab/><text:tab/><text:tab/><text:tab/>字段名称_<text:span text:style-name="T65">6</text:span>:受益人<text:tab/><text:tab/><text:tab/><text:tab/><text:tab/><text:tab/><text:span text:style-name="T5">标签类型: 文本框 <text:s/>非必填</text:span></text:p>
      <text:p text:style-name="P120"><text:tab/><text:tab/><text:tab/><text:tab/>字段名称_<text:span text:style-name="T65">7</text:span>:主被保人姓名<text:tab/><text:tab/><text:tab/><text:tab/><text:tab/><text:span text:style-name="T5">标签类型: 文本框 <text:s/>非必填</text:span></text:p>
      <text:p text:style-name="P94"><text:span text:style-name="T106"><text:tab/><text:tab/><text:tab/><text:tab/>字段名称_</text:span><text:span text:style-name="T114">8:与主被保人关系<text:tab/><text:tab/><text:tab/><text:tab/></text:span><text:span text:style-name="T5">标签类型:文本框 <text:s/>非必填</text:span></text:p>
      <text:p text:style-name="P141"><text:tab/><text:tab/><text:tab/></text:p>
      <text:p text:style-name="P117"><text:span text:style-name="T106"><text:tab/><text:tab/><text:tab/></text:span><text:span text:style-name="T53">功能名字_</text:span><text:span text:style-name="T54">7</text:span><text:span text:style-name="T53">:</text:span><text:span text:style-name="T106">列表</text:span><text:span text:style-name="T47">被保险人信息</text:span><text:span text:style-name="T106"> <text:s/>功能类型:网格 (有网格)</text:span></text:p>
      <text:p text:style-name="P95"><text:tab/><text:tab/><text:tab/><text:tab/><text:span text:style-name="T1">加上一个字段 ：id <text:s/>文本框 <text:s text:c="3"/>设置隐藏</text:span></text:p>
      <text:p text:style-name="P167"><text:span text:style-name="T66"><text:tab/><text:tab/><text:tab/><text:tab/></text:span><text:span text:style-name="T71">字段名称_1:</text:span><text:bookmark-start text:name="__DdeLink__15354_1631453286"/><text:span text:style-name="T71">被保险人姓名</text:span><text:span text:style-name="T69"><text:tab/><text:tab/></text:span><text:bookmark-end text:name="__DdeLink__15354_1631453286"/><text:span text:style-name="T69"><text:tab/><text:tab/><text:tab/></text:span><text:bookmark text:name="__DdeLink__15084_1631453286211"/></text:p>
      <text:p text:style-name="P167"><text:span text:style-name="T66"><text:tab/><text:tab/><text:tab/><text:tab/>字段名称_2:</text:span><text:bookmark-start text:name="__DdeLink__15356_1631453286"/><text:span text:style-name="T66">证件号码</text:span><text:bookmark-end text:name="__DdeLink__15356_1631453286"/><text:span text:style-name="T68"><text:tab/><text:tab/><text:tab/><text:tab/><text:tab/><text:tab/></text:span></text:p>
      <text:p text:style-name="P118"><text:tab/><text:tab/><text:tab/><text:tab/>字段名称_3:<text:bookmark-start text:name="__DdeLink__15358_1631453286"/>性别<text:bookmark-end text:name="__DdeLink__15358_1631453286"/><text:tab/><text:tab/><text:tab/><text:tab/><text:tab/><text:tab/><text:tab/></text:p>
      <text:p text:style-name="P199"><text:tab/><text:tab/><text:tab/><text:tab/>字段名称_<text:span text:style-name="T64">4</text:span>:<text:bookmark-start text:name="__DdeLink__15360_1631453286"/>投保年龄<text:tab/><text:bookmark-end text:name="__DdeLink__15360_1631453286"/><text:tab/><text:tab/><text:tab/><text:tab/><text:tab/></text:p>
      <text:p text:style-name="P118"><text:tab/><text:tab/><text:tab/><text:tab/>字段名称_<text:span text:style-name="T64">5</text:span>:<text:bookmark-start text:name="__DdeLink__15362_1631453286"/>层级<text:bookmark-end text:name="__DdeLink__15362_1631453286"/><text:tab/><text:tab/><text:tab/><text:tab/><text:tab/><text:tab/><text:tab/></text:p>
      <text:p text:style-name="P118"><text:tab/><text:tab/><text:tab/><text:tab/>字段名称_<text:span text:style-name="T65">6</text:span>:<text:bookmark-start text:name="__DdeLink__15364_1631453286"/>受益人<text:bookmark-end text:name="__DdeLink__15364_1631453286"/><text:tab/><text:tab/><text:tab/><text:tab/><text:tab/><text:tab/></text:p>
      <text:p text:style-name="P118"><text:tab/><text:tab/><text:tab/><text:tab/>字段名称_<text:span text:style-name="T65">7</text:span>:主被保人姓名<text:tab/><text:tab/><text:tab/><text:tab/><text:tab/></text:p>
      <text:p text:style-name="P29"><text:tab/><text:tab/><text:tab/><text:tab/>字段名称_8:与主被保人关系<text:tab/><text:tab/><text:tab/><text:tab/></text:p>
      <text:p text:style-name="P94"><text:soft-page-break/><text:span text:style-name="T46"><text:tab/><text:tab/><text:tab/>功能名称_</text:span><text:span text:style-name="T49">8</text:span><text:span text:style-name="T47">：编辑</text:span><text:bookmark-start text:name="__DdeLink__15349_1631453286"/><text:span text:style-name="T47">被保险人信息</text:span><text:bookmark-end text:name="__DdeLink__15349_1631453286"/><text:span text:style-name="T78"> <text:s text:c="5"/>功能类型:添加</text:span></text:p>
      <text:p text:style-name="P145"><text:tab/><text:tab/><text:tab/><text:tab/>隐藏id</text:p>
      <text:p text:style-name="P94"><text:span text:style-name="T106"><text:tab/><text:tab/><text:tab/><text:tab/>字段名称_1:被保险人姓名</text:span><text:span text:style-name="T83"><text:tab/><text:tab/><text:tab/><text:tab/><text:tab/></text:span><text:bookmark-start text:name="__DdeLink__15084_163145328621"/><text:span text:style-name="T5">标签类型:文本框 <text:s/>必填</text:span><text:bookmark-end text:name="__DdeLink__15084_163145328621"/></text:p>
      <text:p text:style-name="P161"><text:span text:style-name="T66"><text:tab/><text:tab/><text:tab/><text:tab/>字段名称_2:证件号码</text:span><text:span text:style-name="T68"><text:tab/><text:tab/><text:tab/><text:tab/><text:tab/><text:tab/></text:span><text:span text:style-name="T2">标签类型:</text:span><text:bookmark-start text:name="__DdeLink__15484_1631453286"/><text:span text:style-name="T2">文本框</text:span><text:bookmark-end text:name="__DdeLink__15484_1631453286"/><text:span text:style-name="T2"> <text:s/>必填</text:span></text:p>
      <text:p text:style-name="P119"><text:tab/><text:tab/><text:tab/><text:tab/>字段名称_3:性别<text:tab/><text:tab/><text:tab/><text:tab/><text:tab/><text:tab/><text:tab/><text:span text:style-name="T5">标签类型: 文本框 <text:s/>非必填 <text:s/></text:span></text:p>
      <text:p text:style-name="P193"><text:tab/><text:tab/><text:tab/><text:tab/>字段名称_<text:span text:style-name="T64">4</text:span>:投保年龄<text:tab/><text:tab/><text:tab/><text:tab/><text:tab/><text:tab/><text:span text:style-name="T5">标签类型:文本框 <text:s/>非必填</text:span></text:p>
      <text:p text:style-name="P119"><text:tab/><text:tab/><text:tab/><text:tab/>字段名称_<text:span text:style-name="T64">5</text:span>:层级<text:tab/><text:tab/><text:tab/><text:tab/><text:tab/><text:tab/><text:tab/><text:span text:style-name="T5">标签类型: 文本框 <text:s/>非必填 </text:span></text:p>
      <text:p text:style-name="P120"><text:tab/><text:tab/><text:tab/><text:tab/>字段名称_<text:span text:style-name="T65">6</text:span>:受益人<text:tab/><text:tab/><text:tab/><text:tab/><text:tab/><text:tab/><text:span text:style-name="T5">标签类型: 文本框 非必填</text:span></text:p>
      <text:p text:style-name="P120"><text:tab/><text:tab/><text:tab/><text:tab/>字段名称_<text:span text:style-name="T65">7</text:span>:<text:bookmark-start text:name="__DdeLink__15366_1631453286"/>主被保人姓名<text:bookmark-end text:name="__DdeLink__15366_1631453286"/><text:tab/><text:tab/><text:tab/><text:tab/><text:tab/><text:span text:style-name="T5">标签类型: 文本框 <text:s/>非必填</text:span></text:p>
      <text:p text:style-name="P94"><text:span text:style-name="T5"><text:tab/><text:tab/><text:tab/><text:tab/>字段名称_</text:span><text:span text:style-name="T8">8:</text:span><text:bookmark-start text:name="__DdeLink__15368_1631453286"/><text:span text:style-name="T8">与主被保人关系</text:span><text:bookmark-end text:name="__DdeLink__15368_1631453286"/><text:span text:style-name="T8"><text:tab/><text:tab/><text:tab/><text:tab/></text:span><text:span text:style-name="T5">标签类型:文本框 <text:s/>非必填</text:span></text:p>
      <text:p text:style-name="P20"/>
      <text:p text:style-name="P96"><text:span text:style-name="T5"><text:tab/><text:tab/><text:tab/></text:span><text:span text:style-name="T29">功能名称_</text:span><text:span text:style-name="T42">9</text:span><text:span text:style-name="T5">:</text:span><text:span text:style-name="T29">删除</text:span><text:span text:style-name="T30">被保险人信息</text:span><text:span text:style-name="T5"> <text:s text:c="7"/>功能类型: 删除</text:span></text:p>
      <text:p text:style-name="P21"><text:tab/><text:tab/><text:tab/><text:tab/>温馨提示：确定删除这条数据么？<text:tab/></text:p>
      <text:p text:style-name="P21"/>
      <text:p text:style-name="P22"><text:tab/><text:tab/><text:tab/></text:p>
      <text:p text:style-name="P97"><text:tab/><text:tab/><text:tab/><text:span text:style-name="T43">功能名称_</text:span><text:span text:style-name="T59">10</text:span>:上传附件 <text:s/>功能类型: </text:p>
      <text:p text:style-name="P97"><text:tab/><text:tab/><text:tab/><text:tab/>上传附件 </text:p>
      <text:p text:style-name="P97"><text:tab/><text:tab/><text:tab/></text:p>
      <text:p text:style-name="P97"><text:tab/><text:tab/><text:tab/><text:tab/></text:p>
      <text:p text:style-name="P97"><text:tab/><text:tab/><text:tab/><text:span text:style-name="T43">功能名称_</text:span><text:span text:style-name="T52">1</text:span><text:span text:style-name="T59">1</text:span>:查看附件 <text:s/>功能类型: </text:p>
      <text:p text:style-name="P30"><text:tab/><text:tab/><text:tab/><text:tab/> <text:s/>查看附件</text:p>
      <text:p text:style-name="P30"/>
      <text:p text:style-name="P126"><text:span text:style-name="T5"><text:tab/><text:tab/></text:span><text:bookmark-start text:name="__DdeLink__15140_1631453286"/><text:span text:style-name="T26">导航名_</text:span><text:span text:style-name="T27">4</text:span><text:span text:style-name="T26">:车险信息管理</text:span></text:p>
      <text:p text:style-name="P99"><text:tab/><text:tab/><text:tab/><text:span text:style-name="T43">功能名字_1:</text:span>列表 <text:s/>功能类型:网格 (有网格)<text:bookmark-end text:name="__DdeLink__15140_1631453286"/></text:p>
      <text:p text:style-name="P99"><text:tab/><text:tab/><text:tab/><text:tab/><text:span text:style-name="T1">加上一个字段 ：id <text:s/>文本框 <text:s text:c="3"/>设置隐藏</text:span></text:p>
      <text:p text:style-name="P162"><text:span text:style-name="T66"><text:tab/><text:tab/><text:tab/><text:tab/>字段名称_1:</text:span><text:bookmark-start text:name="__DdeLink__15370_1631453286"/><text:span text:style-name="T69">投保单号</text:span><text:bookmark-end text:name="__DdeLink__15370_1631453286"/></text:p>
      <text:p text:style-name="P162"><text:span text:style-name="T66"><text:tab/><text:tab/><text:tab/><text:tab/>字段名称_2:</text:span><text:span text:style-name="T68">地址</text:span></text:p>
      <text:p text:style-name="P99"><text:tab/><text:tab/><text:tab/><text:tab/>字段名称_3:<text:bookmark-start text:name="__DdeLink__15372_1631453286"/>保单起始时间<text:bookmark-end text:name="__DdeLink__15372_1631453286"/></text:p>
      <text:p text:style-name="P194"><text:tab/><text:tab/><text:tab/><text:tab/>字段名称_<text:span text:style-name="T64">4</text:span>:<text:bookmark-start text:name="__DdeLink__15374_1631453286"/>保单结束时间<text:bookmark-end text:name="__DdeLink__15374_1631453286"/></text:p>
      <text:p text:style-name="P99"><text:tab/><text:tab/><text:tab/><text:tab/>字段名称_<text:span text:style-name="T64">5</text:span>:<text:bookmark-start text:name="__DdeLink__15376_1631453286"/>保险费总金额<text:bookmark-end text:name="__DdeLink__15376_1631453286"/></text:p>
      <text:p text:style-name="P99"><text:tab/><text:tab/><text:tab/><text:tab/>字段名称_<text:span text:style-name="T65">6</text:span>:<text:bookmark-start text:name="__DdeLink__15378_1631453286"/>缴费方式<text:bookmark-end text:name="__DdeLink__15378_1631453286"/></text:p>
      <text:p text:style-name="P99"><text:tab/><text:tab/><text:tab/><text:tab/>字段名称_<text:span text:style-name="T65">7</text:span>:<text:bookmark-start text:name="__DdeLink__15380_1631453286"/>保险合同争议解决方式<text:bookmark-end text:name="__DdeLink__15380_1631453286"/></text:p>
      <text:p text:style-name="P99"><text:tab/><text:tab/><text:tab/><text:tab/>字段名称_<text:span text:style-name="T76">8:</text:span><text:bookmark-start text:name="__DdeLink__15382_1631453286"/><text:span text:style-name="T76">被保险人</text:span><text:bookmark-end text:name="__DdeLink__15382_1631453286"/></text:p>
      <text:p text:style-name="P99"><text:tab/><text:tab/><text:tab/><text:tab/>字段名称_<text:span text:style-name="T76">9:</text:span><text:bookmark-start text:name="__DdeLink__15384_1631453286"/><text:span text:style-name="T76">被保险人身份证号码</text:span><text:bookmark-end text:name="__DdeLink__15384_1631453286"/></text:p>
      <text:p text:style-name="P99"><text:tab/><text:tab/><text:tab/><text:tab/>字段名称_<text:span text:style-name="T76">10:</text:span><text:bookmark-start text:name="__DdeLink__15386_1631453286"/><text:span text:style-name="T76">投保地区</text:span><text:bookmark-end text:name="__DdeLink__15386_1631453286"/></text:p>
      <text:p text:style-name="P99"><text:tab/><text:tab/><text:tab/><text:tab/>字段名称_1<text:span text:style-name="T77">1</text:span>:<text:bookmark-start text:name="__DdeLink__15388_1631453286"/><text:span text:style-name="T78">联系电话</text:span><text:bookmark-end text:name="__DdeLink__15388_1631453286"/></text:p>
      <text:p text:style-name="P162"><text:span text:style-name="T66"><text:tab/><text:tab/><text:tab/><text:tab/>字段名称_</text:span><text:span text:style-name="T70">1</text:span><text:span text:style-name="T66">2:</text:span><text:bookmark-start text:name="__DdeLink__15390_1631453286"/><text:span text:style-name="T68">车牌号码</text:span><text:bookmark-end text:name="__DdeLink__15390_1631453286"/></text:p>
      <text:p text:style-name="P99"><text:tab/><text:tab/><text:tab/><text:tab/>字段名称_<text:span text:style-name="T77">1</text:span>3:<text:bookmark-start text:name="__DdeLink__15392_1631453286"/>品牌厂名<text:bookmark-end text:name="__DdeLink__15392_1631453286"/></text:p>
      <text:p text:style-name="P194"><text:tab/><text:tab/><text:tab/><text:tab/>字段名称_<text:span text:style-name="T77">14</text:span>:<text:bookmark-start text:name="__DdeLink__15394_1631453286"/>车价选择<text:bookmark-end text:name="__DdeLink__15394_1631453286"/></text:p>
      <text:p text:style-name="P99"><text:tab/><text:tab/><text:tab/><text:tab/>字段名称_<text:span text:style-name="T77">15</text:span>:<text:bookmark-start text:name="__DdeLink__15396_1631453286"/>所属性质<text:bookmark-end text:name="__DdeLink__15396_1631453286"/></text:p>
      <text:p text:style-name="P99"><text:tab/><text:tab/><text:tab/><text:tab/>字段名称_<text:span text:style-name="T77">16</text:span>:<text:bookmark-start text:name="__DdeLink__15398_1631453286"/>使用性质<text:bookmark-end text:name="__DdeLink__15398_1631453286"/></text:p>
      <text:p text:style-name="P99"><text:tab/><text:tab/><text:tab/><text:tab/>字段名称_<text:span text:style-name="T77">17</text:span>:<text:bookmark-start text:name="__DdeLink__15400_1631453286"/>机动车种类<text:bookmark-end text:name="__DdeLink__15400_1631453286"/></text:p>
      <text:p text:style-name="P99"><text:tab/><text:tab/><text:tab/><text:tab/>字段名称_<text:span text:style-name="T77">18</text:span>:<text:bookmark-start text:name="__DdeLink__15402_1631453286"/>发动机号码<text:bookmark-end text:name="__DdeLink__15402_1631453286"/></text:p>
      <text:p text:style-name="P99"><text:tab/><text:tab/><text:tab/><text:tab/>字段名称_<text:span text:style-name="T77">19</text:span>:<text:bookmark-start text:name="__DdeLink__15404_1631453286"/>是否为过户车<text:bookmark-end text:name="__DdeLink__15404_1631453286"/></text:p>
      <text:p text:style-name="P99"><text:soft-page-break/><text:tab/><text:tab/><text:tab/><text:tab/>字段名称_<text:span text:style-name="T105">20</text:span>:<text:bookmark-start text:name="__DdeLink__15406_1631453286"/>识别代码<text:span text:style-name="T119">(车驾号)</text:span><text:bookmark-end text:name="__DdeLink__15406_1631453286"/></text:p>
      <text:p text:style-name="P100"><text:tab/><text:tab/><text:tab/><text:tab/>字段名称_<text:span text:style-name="T105">21</text:span>:<text:bookmark-start text:name="__DdeLink__15408_1631453286"/>核定载客<text:bookmark-end text:name="__DdeLink__15408_1631453286"/></text:p>
      <text:p text:style-name="P100"><text:span text:style-name="T5"><text:tab/><text:tab/><text:tab/><text:tab/>字段名称_</text:span><text:span text:style-name="T6">22</text:span><text:span text:style-name="T5">:</text:span><text:bookmark-start text:name="__DdeLink__15410_1631453286"/><text:span text:style-name="T5">核定载质量</text:span><text:bookmark-end text:name="__DdeLink__15410_1631453286"/></text:p>
      <text:p text:style-name="P100"><text:span text:style-name="T5"><text:tab/><text:tab/><text:tab/><text:tab/>字段名称_</text:span><text:span text:style-name="T6">2</text:span><text:span text:style-name="T9">3</text:span><text:span text:style-name="T5">:</text:span><text:bookmark-start text:name="__DdeLink__15412_1631453286"/><text:span text:style-name="T5">排量</text:span><text:bookmark-end text:name="__DdeLink__15412_1631453286"/></text:p>
      <text:p text:style-name="P100"><text:span text:style-name="T5"><text:tab/><text:tab/><text:tab/><text:tab/>字段名称_</text:span><text:span text:style-name="T6">2</text:span><text:span text:style-name="T9">4</text:span><text:span text:style-name="T5">:</text:span><text:bookmark-start text:name="__DdeLink__15414_1631453286"/><text:span text:style-name="T5">功率</text:span><text:bookmark-end text:name="__DdeLink__15414_1631453286"/></text:p>
      <text:p text:style-name="P100"><text:span text:style-name="T5"><text:tab/><text:tab/><text:tab/><text:tab/>字段名称_</text:span><text:span text:style-name="T6">2</text:span><text:span text:style-name="T9">5</text:span><text:span text:style-name="T5">:</text:span><text:bookmark-start text:name="__DdeLink__15416_1631453286"/><text:span text:style-name="T5">车辆初登日期</text:span><text:bookmark-end text:name="__DdeLink__15416_1631453286"/></text:p>
      <text:p text:style-name="P100"><text:span text:style-name="T5"><text:tab/><text:tab/><text:tab/><text:tab/>字段名称_</text:span><text:span text:style-name="T6">2</text:span><text:span text:style-name="T9">6</text:span><text:span text:style-name="T5">:</text:span><text:bookmark-start text:name="__DdeLink__15418_1631453286"/><text:span text:style-name="T5">承包险种</text:span><text:bookmark-end text:name="__DdeLink__15418_1631453286"/></text:p>
      <text:p text:style-name="P100"><text:span text:style-name="T5"><text:tab/><text:tab/><text:tab/><text:tab/>字段名称_</text:span><text:span text:style-name="T6">2</text:span><text:span text:style-name="T9">7</text:span><text:span text:style-name="T5">:</text:span><text:bookmark-start text:name="__DdeLink__15420_1631453286"/><text:span text:style-name="T5">是否不计免陪</text:span><text:bookmark-end text:name="__DdeLink__15420_1631453286"/></text:p>
      <text:p text:style-name="P100"><text:span text:style-name="T5"><text:tab/><text:tab/><text:tab/><text:tab/>字段名称_</text:span><text:span text:style-name="T6">2</text:span><text:span text:style-name="T9">8</text:span><text:span text:style-name="T5">:</text:span><text:bookmark-start text:name="__DdeLink__15422_1631453286"/><text:span text:style-name="T5">费率浮动</text:span><text:bookmark-end text:name="__DdeLink__15422_1631453286"/></text:p>
      <text:p text:style-name="P100"><text:span text:style-name="T5"><text:tab/><text:tab/><text:tab/><text:tab/>字段名称_</text:span><text:span text:style-name="T6">2</text:span><text:span text:style-name="T9">9</text:span><text:span text:style-name="T5">:</text:span><text:bookmark-start text:name="__DdeLink__15424_1631453286"/><text:span text:style-name="T5">保险金额/责任限额</text:span><text:bookmark-end text:name="__DdeLink__15424_1631453286"/></text:p>
      <text:p text:style-name="P100"><text:span text:style-name="T5"><text:tab/><text:tab/><text:tab/><text:tab/>字段名称_</text:span><text:span text:style-name="T9">30</text:span><text:span text:style-name="T5">:</text:span><text:bookmark-start text:name="__DdeLink__15426_1631453286"/><text:span text:style-name="T5">保险费</text:span><text:span text:style-name="T9">(元)</text:span><text:bookmark-end text:name="__DdeLink__15426_1631453286"/></text:p>
      <text:p text:style-name="P100"><text:span text:style-name="T5"><text:tab/><text:tab/><text:tab/><text:tab/>字段名称_</text:span><text:span text:style-name="T9">31</text:span><text:span text:style-name="T5">:</text:span><text:bookmark-start text:name="__DdeLink__15428_1631453286"/><text:span text:style-name="T9">保险费合计</text:span><text:bookmark-end text:name="__DdeLink__15428_1631453286"/></text:p>
      <text:p text:style-name="P100"><text:span text:style-name="T9"><text:tab/><text:tab/><text:tab/><text:tab/>字段名称_32:</text:span><text:bookmark-start text:name="__DdeLink__15430_1631453286"/><text:span text:style-name="T9">内容明细</text:span><text:bookmark-end text:name="__DdeLink__15430_1631453286"/></text:p>
      <text:p text:style-name="P100"><text:span text:style-name="T9"><text:tab/><text:tab/><text:tab/><text:tab/>字段名称_33:</text:span><text:bookmark-start text:name="__DdeLink__15432_1631453286"/><text:span text:style-name="T9">机构名称</text:span><text:bookmark-end text:name="__DdeLink__15432_1631453286"/></text:p>
      <text:p text:style-name="P100"><text:span text:style-name="T9"><text:tab/><text:tab/><text:tab/><text:tab/>字段名称_34:</text:span><text:bookmark-start text:name="__DdeLink__15434_1631453286"/><text:span text:style-name="T9">经办人名字</text:span><text:bookmark-end text:name="__DdeLink__15434_1631453286"/></text:p>
      <text:p text:style-name="P100"><text:span text:style-name="T9"><text:tab/><text:tab/><text:tab/><text:tab/>字段名称_35:</text:span><text:bookmark-start text:name="__DdeLink__15436_1631453286"/><text:span text:style-name="T9">机构地址</text:span><text:bookmark-end text:name="__DdeLink__15436_1631453286"/></text:p>
      <text:p text:style-name="P100"><text:span text:style-name="T9"><text:tab/><text:tab/><text:tab/><text:tab/>字段名称_36:</text:span><text:bookmark-start text:name="__DdeLink__15438_1631453286"/><text:span text:style-name="T9">机构联系方式</text:span><text:bookmark-end text:name="__DdeLink__15438_1631453286"/></text:p>
      <text:p text:style-name="P100"><text:span text:style-name="T9"><text:tab/><text:tab/><text:tab/><text:tab/>字段名称_37:</text:span><text:bookmark-start text:name="__DdeLink__15440_1631453286"/><text:span text:style-name="T9">网址</text:span><text:bookmark-end text:name="__DdeLink__15440_1631453286"/></text:p>
      <text:p text:style-name="P100"><text:span text:style-name="T9"><text:tab/><text:tab/><text:tab/><text:tab/>字段名称_38:</text:span><text:bookmark-start text:name="__DdeLink__15442_1631453286"/><text:span text:style-name="T9">邮政编码</text:span><text:bookmark-end text:name="__DdeLink__15442_1631453286"/></text:p>
      <text:p text:style-name="P100"><text:span text:style-name="T9"><text:tab/><text:tab/><text:tab/><text:tab/>字段名称_39:</text:span><text:bookmark-start text:name="__DdeLink__15444_1631453286"/><text:span text:style-name="T9">签单日期</text:span><text:bookmark-end text:name="__DdeLink__15444_1631453286"/></text:p>
      <text:p text:style-name="P100"><text:span text:style-name="T9"><text:tab/><text:tab/><text:tab/><text:tab/>字段名称_40:</text:span><text:bookmark-start text:name="__DdeLink__15446_1631453286"/><text:span text:style-name="T9">附件</text:span><text:bookmark-end text:name="__DdeLink__15446_1631453286"/></text:p>
      <text:p text:style-name="P100"><text:span text:style-name="T9"><text:tab/><text:tab/><text:tab/><text:tab/>字段名称_41:</text:span><text:bookmark-start text:name="__DdeLink__15448_1631453286"/><text:span text:style-name="T9">是否续签</text:span><text:bookmark-end text:name="__DdeLink__15448_1631453286"/></text:p>
      <text:p text:style-name="P31"/>
      <text:p text:style-name="P101"><text:span text:style-name="T9"><text:tab/><text:tab/><text:tab/></text:span><text:span text:style-name="T29">功能名称_</text:span><text:span text:style-name="T31">2</text:span><text:span text:style-name="T30">：添加</text:span><text:span text:style-name="T5"> <text:s text:c="5"/>功能类型:添加</text:span></text:p>
      <text:p text:style-name="P163"><text:span text:style-name="T66"><text:tab/><text:tab/><text:tab/><text:tab/>字段名称_1:</text:span><text:span text:style-name="T69">投保单号<text:tab/><text:tab/><text:tab/><text:tab/><text:tab/></text:span><text:span text:style-name="T2">标签类型:文本框 <text:s/>必填</text:span></text:p>
      <text:p text:style-name="P163"><text:span text:style-name="T66"><text:tab/><text:tab/><text:tab/><text:tab/>字段名称_2:</text:span><text:span text:style-name="T68">地址<text:tab/><text:tab/><text:tab/><text:tab/><text:tab/><text:tab/></text:span><text:span text:style-name="T2">标签类型:文本框 <text:s/>非必填</text:span></text:p>
      <text:p text:style-name="P101"><text:tab/><text:tab/><text:tab/><text:tab/>字段名称_3:保单起始时间<text:tab/><text:tab/><text:tab/><text:tab/><text:span text:style-name="T5">标签类型:日期框 <text:s/>必填</text:span></text:p>
      <text:p text:style-name="P195"><text:tab/><text:tab/><text:tab/><text:tab/>字段名称_<text:span text:style-name="T64">4</text:span>:保单结束时间<text:tab/><text:tab/><text:tab/><text:tab/><text:span text:style-name="T5">标签类型:日期框 <text:s/>必填</text:span></text:p>
      <text:p text:style-name="P101"><text:tab/><text:tab/><text:tab/><text:tab/>字段名称_<text:span text:style-name="T64">5</text:span>:保险费总金额<text:tab/><text:tab/><text:tab/><text:tab/><text:span text:style-name="T5">标签类型:数字框 <text:s/>非必填 <text:s/>默认</text:span><text:span text:style-name="T11">0.00</text:span></text:p>
      <text:p text:style-name="P101"><text:tab/><text:tab/><text:tab/><text:tab/>字段名称_<text:span text:style-name="T65">6</text:span>:缴费方式<text:tab/><text:tab/><text:tab/><text:tab/><text:tab/><text:span text:style-name="T5">标签类型:文本框 <text:s/>非必填</text:span></text:p>
      <text:p text:style-name="P112"><text:span text:style-name="T5"><text:tab/><text:tab/><text:tab/><text:tab/>字段名称_</text:span><text:span text:style-name="T10">7</text:span><text:span text:style-name="T5">:保险合同争议解决方式<text:tab/><text:tab/>标签类型:文本框 <text:s/>非必填</text:span></text:p>
      <text:p text:style-name="P112"><text:span text:style-name="T5"><text:tab/><text:tab/><text:tab/><text:tab/>字段名称_</text:span><text:span text:style-name="T20">8</text:span><text:span text:style-name="T5">:</text:span><text:span text:style-name="T9">附件</text:span><text:span text:style-name="T5"><text:tab/><text:tab/><text:tab/><text:tab/><text:tab/><text:tab/>标签类型:文本框 <text:s/>非必填</text:span></text:p>
      <text:p text:style-name="P112"><text:span text:style-name="T5"><text:tab/><text:tab/><text:tab/><text:tab/>字段名称_</text:span><text:span text:style-name="T20">9</text:span><text:span text:style-name="T5">:</text:span><text:span text:style-name="T9">是否续签</text:span><text:span text:style-name="T5"><text:tab/><text:tab/><text:tab/><text:tab/><text:tab/>标签类型:下拉框</text:span><text:span text:style-name="T21">(是/否)</text:span><text:span text:style-name="T5"> <text:s/>非必填<text:tab/></text:span></text:p>
      <text:p text:style-name="P23"/>
      <text:p text:style-name="P102"><text:span text:style-name="T5"><text:tab/><text:tab/><text:tab/></text:span><text:span text:style-name="T29">功能名称_</text:span><text:span text:style-name="T32">3</text:span><text:span text:style-name="T30">：编辑</text:span><text:span text:style-name="T5"> <text:s text:c="5"/>功能类型:编辑</text:span></text:p>
      <text:p text:style-name="P24"><text:tab/><text:tab/><text:tab/><text:tab/>隐藏id</text:p>
      <text:p text:style-name="P164"><text:span text:style-name="T66"><text:tab/><text:tab/><text:tab/><text:tab/>字段名称_1:</text:span><text:span text:style-name="T69">投保单号<text:tab/><text:tab/><text:tab/><text:tab/><text:tab/></text:span><text:span text:style-name="T2">标签类型:文本框 <text:s/>必填</text:span></text:p>
      <text:p text:style-name="P164"><text:span text:style-name="T66"><text:tab/><text:tab/><text:tab/><text:tab/>字段名称_2:</text:span><text:span text:style-name="T68">地址<text:tab/><text:tab/><text:tab/><text:tab/><text:tab/><text:tab/></text:span><text:span text:style-name="T2">标签类型:文本框 <text:s/>非必填</text:span></text:p>
      <text:p text:style-name="P102"><text:tab/><text:tab/><text:tab/><text:tab/>字段名称_3:保单起始时间<text:tab/><text:tab/><text:tab/><text:tab/><text:span text:style-name="T5">标签类型:日期框 <text:s/>必填</text:span></text:p>
      <text:p text:style-name="P196"><text:tab/><text:tab/><text:tab/><text:tab/>字段名称_<text:span text:style-name="T64">4</text:span>:保单结束时间<text:tab/><text:tab/><text:tab/><text:tab/><text:span text:style-name="T5">标签类型:日期框 <text:s/>必填</text:span></text:p>
      <text:p text:style-name="P102"><text:soft-page-break/><text:tab/><text:tab/><text:tab/><text:tab/>字段名称_<text:span text:style-name="T64">5</text:span>:保险费总金额<text:tab/><text:tab/><text:tab/><text:tab/><text:span text:style-name="T5">标签类型:数字框 <text:s/>非必填 <text:s/>默认</text:span><text:span text:style-name="T11">0.00</text:span></text:p>
      <text:p text:style-name="P102"><text:tab/><text:tab/><text:tab/><text:tab/>字段名称_<text:span text:style-name="T65">6</text:span>:缴费方式<text:tab/><text:tab/><text:tab/><text:tab/><text:tab/><text:span text:style-name="T5">标签类型:文本框 <text:s/>非必填</text:span></text:p>
      <text:p text:style-name="P113"><text:span text:style-name="T5"><text:tab/><text:tab/><text:tab/><text:tab/>字段名称_</text:span><text:span text:style-name="T10">7</text:span><text:span text:style-name="T5">:保险合同争议解决方式<text:tab/><text:tab/>标签类型:文本框 <text:s/>非必填<text:tab/></text:span></text:p>
      <text:p text:style-name="P113"><text:span text:style-name="T5"><text:tab/><text:tab/><text:tab/><text:tab/>字段名称_</text:span><text:span text:style-name="T20">8</text:span><text:span text:style-name="T5">:</text:span><text:span text:style-name="T9">附件</text:span><text:span text:style-name="T5"><text:tab/><text:tab/><text:tab/><text:tab/><text:tab/><text:tab/>标签类型:文本框 <text:s/>非必填</text:span></text:p>
      <text:p text:style-name="P113"><text:span text:style-name="T5"><text:tab/><text:tab/><text:tab/><text:tab/>字段名称_</text:span><text:span text:style-name="T20">9</text:span><text:span text:style-name="T5">:</text:span><text:span text:style-name="T9">是否续签</text:span><text:span text:style-name="T5"><text:tab/><text:tab/><text:tab/><text:tab/><text:tab/>标签类型:下拉框</text:span><text:span text:style-name="T21">(是/否)</text:span><text:span text:style-name="T5"> <text:s/>非必填<text:tab/></text:span></text:p>
      <text:p text:style-name="P32"><text:tab/><text:tab/><text:tab/></text:p>
      <text:p text:style-name="P103"><text:span text:style-name="T33"><text:tab/><text:tab/><text:tab/></text:span><text:span text:style-name="T29">功能名称_</text:span><text:span text:style-name="T34">4</text:span><text:span text:style-name="T30">：</text:span><text:bookmark-start text:name="__DdeLink__15486_1631453286"/><text:bookmark-start text:name="__DdeLink__15495_1631453286"/><text:span text:style-name="T30">编辑被保险机动车信息</text:span><text:bookmark-end text:name="__DdeLink__15486_1631453286"/><text:span text:style-name="T5"> </text:span><text:bookmark-end text:name="__DdeLink__15495_1631453286"/><text:span text:style-name="T5"><text:s text:c="5"/>功能类型:编辑</text:span></text:p>
      <text:p text:style-name="P25"><text:tab/><text:tab/><text:tab/><text:tab/>隐藏id</text:p>
      <text:p text:style-name="P104"><text:span text:style-name="T5"><text:tab/><text:tab/><text:tab/><text:tab/>字段名称_</text:span><text:span text:style-name="T12">1</text:span><text:span text:style-name="T8">:被保险人<text:tab/><text:tab/><text:tab/><text:tab/><text:tab/></text:span><text:span text:style-name="T5">标签类型:文本框 <text:s/>必填</text:span></text:p>
      <text:p text:style-name="P104"><text:tab/><text:tab/><text:tab/><text:tab/>字段名称_<text:span text:style-name="T120">2:被保险人身份证号码<text:tab/><text:tab/></text:span><text:span text:style-name="T5">标签类型:文本框 <text:s text:c="2"/>非必填</text:span></text:p>
      <text:p text:style-name="P104"><text:tab/><text:tab/><text:tab/><text:tab/>字段名称_<text:span text:style-name="T120">3:投保地区<text:tab/><text:tab/><text:tab/><text:tab/><text:tab/></text:span><text:span text:style-name="T5">标签类型:文本框 <text:s text:c="2"/>非必填</text:span></text:p>
      <text:p text:style-name="P104"><text:tab/><text:tab/><text:tab/><text:tab/>字段名称_<text:span text:style-name="T120">4</text:span>:<text:span text:style-name="T78">联系电话<text:tab/><text:tab/><text:tab/><text:tab/><text:tab/></text:span><text:span text:style-name="T5">标签类型:文本框 <text:s text:c="2"/>非必填</text:span></text:p>
      <text:p text:style-name="P165"><text:span text:style-name="T66"><text:tab/><text:tab/><text:tab/><text:tab/>字段名称_</text:span><text:span text:style-name="T72">5</text:span><text:span text:style-name="T66">:</text:span><text:span text:style-name="T68">车牌号码<text:tab/><text:tab/><text:tab/><text:tab/><text:tab/></text:span><text:span text:style-name="T2">标签类型:文本框 <text:s text:c="2"/>非必填</text:span></text:p>
      <text:p text:style-name="P104"><text:tab/><text:tab/><text:tab/><text:tab/>字段名称_<text:span text:style-name="T121">6</text:span>:品牌厂名<text:tab/><text:tab/><text:tab/><text:tab/><text:tab/><text:span text:style-name="T5">标签类型:文本框 <text:s text:c="2"/>非必填</text:span></text:p>
      <text:p text:style-name="P197"><text:tab/><text:tab/><text:tab/><text:tab/>字段名称_<text:span text:style-name="T121">7</text:span>:车价选择<text:tab/><text:tab/><text:tab/><text:tab/><text:tab/><text:span text:style-name="T5">标签类型:文本框 <text:s text:c="2"/>非必填</text:span></text:p>
      <text:p text:style-name="P104"><text:tab/><text:tab/><text:tab/><text:tab/>字段名称_<text:span text:style-name="T121">8</text:span>:所属性质<text:tab/><text:tab/><text:tab/><text:tab/><text:tab/><text:span text:style-name="T5">标签类型:文本框 <text:s text:c="2"/>非必填</text:span></text:p>
      <text:p text:style-name="P104"><text:tab/><text:tab/><text:tab/><text:tab/>字段名称_<text:span text:style-name="T121">9</text:span>:使用性质<text:tab/><text:tab/><text:tab/><text:tab/><text:tab/><text:span text:style-name="T5">标签类型:文本框 <text:s text:c="2"/>非必填</text:span></text:p>
      <text:p text:style-name="P104"><text:tab/><text:tab/><text:tab/><text:tab/>字段名称_<text:span text:style-name="T77">10</text:span>:机动车种类<text:tab/><text:tab/><text:tab/><text:tab/><text:span text:style-name="T5">标签类型:文本框 <text:s text:c="2"/>非必填</text:span></text:p>
      <text:p text:style-name="P104"><text:tab/><text:tab/><text:tab/><text:tab/>字段名称_<text:span text:style-name="T77">11</text:span>:发动机号码<text:tab/><text:tab/><text:tab/><text:tab/><text:span text:style-name="T5">标签类型:文本框 <text:s text:c="2"/>非必填</text:span></text:p>
      <text:p text:style-name="P104"><text:tab/><text:tab/><text:tab/><text:tab/>字段名称_<text:span text:style-name="T77">12</text:span>:是否为过户车<text:tab/><text:tab/><text:tab/><text:span text:style-name="T5">标签类型:下拉框（</text:span><text:span text:style-name="T14">是/否</text:span><text:span text:style-name="T5">） <text:s text:c="2"/>非必填</text:span></text:p>
      <text:p text:style-name="P105"><text:tab/><text:tab/><text:tab/><text:tab/>字段名称_<text:span text:style-name="T121">13</text:span>:识别代码<text:span text:style-name="T119">(车驾号)<text:tab/><text:tab/></text:span><text:span text:style-name="T5">标签类型:文本框 <text:s text:c="2"/>非必填</text:span><text:span text:style-name="T119"><text:tab/></text:span></text:p>
      <text:p text:style-name="P105"><text:tab/><text:tab/><text:tab/><text:tab/>字段名称_<text:span text:style-name="T105">14</text:span>:核定载客<text:tab/><text:tab/><text:tab/><text:tab/><text:span text:style-name="T5">标签类型:文本框 <text:s text:c="2"/>非必填</text:span></text:p>
      <text:p text:style-name="P105"><text:span text:style-name="T5"><text:tab/><text:tab/><text:tab/><text:tab/>字段名称_</text:span><text:span text:style-name="T13">15</text:span><text:span text:style-name="T5">:核定载质量<text:tab/><text:tab/><text:tab/><text:tab/>标签类型:文本框 <text:s text:c="2"/>非必填</text:span></text:p>
      <text:p text:style-name="P105"><text:span text:style-name="T5"><text:tab/><text:tab/><text:tab/><text:tab/>字段名称_</text:span><text:span text:style-name="T13">16</text:span><text:span text:style-name="T5">:排量<text:tab/><text:tab/><text:tab/><text:tab/><text:tab/><text:tab/>标签类型:文本框 <text:s text:c="2"/>非必填</text:span></text:p>
      <text:p text:style-name="P105"><text:span text:style-name="T5"><text:tab/><text:tab/><text:tab/><text:tab/>字段名称_</text:span><text:span text:style-name="T13">17</text:span><text:span text:style-name="T5">:功率<text:tab/><text:tab/><text:tab/><text:tab/><text:tab/><text:tab/>标签类型:文本框 <text:s text:c="2"/>非必填</text:span></text:p>
      <text:p text:style-name="P105"><text:span text:style-name="T5"><text:tab/><text:tab/><text:tab/><text:tab/>字段名称_</text:span><text:span text:style-name="T13">18</text:span><text:span text:style-name="T5">:车辆初登日期<text:tab/><text:tab/><text:tab/><text:tab/>标签类型:日期框 <text:s text:c="2"/>非必填</text:span></text:p>
      <text:p text:style-name="P26"/>
      <text:p text:style-name="P27"><text:tab/><text:tab/><text:tab/></text:p>
      <text:p text:style-name="P33"><text:tab/><text:tab/><text:tab/></text:p>
      <text:p text:style-name="P106"><text:span text:style-name="T33"><text:tab/><text:tab/><text:tab/></text:span><text:span text:style-name="T29">功能名称_</text:span><text:span text:style-name="T35">5</text:span><text:span text:style-name="T30">：</text:span><text:bookmark-start text:name="__DdeLink__15497_1631453286"/><text:bookmark-start text:name="__DdeLink__15488_1631453286"/><text:span text:style-name="T30">编辑要约内容</text:span><text:bookmark-end text:name="__DdeLink__15497_1631453286"/><text:bookmark-end text:name="__DdeLink__15488_1631453286"/><text:span text:style-name="T5"> <text:s text:c="5"/>功能类型:编辑</text:span></text:p>
      <text:p text:style-name="P27"><text:tab/><text:tab/><text:tab/><text:tab/>隐藏id</text:p>
      <text:p text:style-name="P107"><text:span text:style-name="T5"><text:tab/><text:tab/><text:tab/><text:tab/>字段名称_</text:span><text:span text:style-name="T15">1</text:span><text:span text:style-name="T5">:承包险种<text:tab/><text:tab/><text:tab/><text:tab/>标签类型:文本框 <text:s text:c="2"/>非必填</text:span></text:p>
      <text:p text:style-name="P107"><text:soft-page-break/><text:span text:style-name="T5"><text:tab/><text:tab/><text:tab/><text:tab/>字段名称_</text:span><text:span text:style-name="T15">2</text:span><text:span text:style-name="T5">:是否不计免陪<text:tab/><text:tab/><text:tab/>标签类型:下拉框</text:span><text:span text:style-name="T16">(是/否)</text:span><text:span text:style-name="T5"> <text:s text:c="2"/>非必填</text:span></text:p>
      <text:p text:style-name="P107"><text:span text:style-name="T5"><text:tab/><text:tab/><text:tab/><text:tab/>字段名称_</text:span><text:span text:style-name="T15">3</text:span><text:span text:style-name="T5">:费率浮动<text:tab/><text:tab/><text:tab/><text:tab/>标签类型:文本框 <text:s text:c="2"/>非必填</text:span></text:p>
      <text:p text:style-name="P107"><text:span text:style-name="T5"><text:tab/><text:tab/><text:tab/><text:tab/>字段名称_</text:span><text:span text:style-name="T15">4</text:span><text:span text:style-name="T5">:保险金额/责任限额<text:tab/><text:tab/>标签类型:数字框 <text:s text:c="2"/>非必填<text:tab/>默认</text:span><text:span text:style-name="T17">0.00</text:span></text:p>
      <text:p text:style-name="P108"><text:span text:style-name="T5"><text:tab/><text:tab/><text:tab/><text:tab/>字段名称_</text:span><text:span text:style-name="T15">5</text:span><text:span text:style-name="T5">:保险费</text:span><text:span text:style-name="T9">(元)<text:tab/><text:tab/><text:tab/><text:tab/></text:span><text:span text:style-name="T5">标签类型:数字框 <text:s text:c="2"/>非必填 <text:s text:c="3"/>默认</text:span><text:span text:style-name="T17">0.00</text:span></text:p>
      <text:p text:style-name="P109"><text:span text:style-name="T5"><text:tab/><text:tab/><text:tab/><text:tab/>字段名称_</text:span><text:span text:style-name="T15">6</text:span><text:span text:style-name="T5">:</text:span><text:span text:style-name="T9">保险费合计<text:tab/><text:tab/><text:tab/></text:span><text:span text:style-name="T5">标签类型:数字框 <text:s text:c="2"/>非必填 <text:s text:c="4"/>默认</text:span><text:span text:style-name="T17">0.00</text:span></text:p>
      <text:p text:style-name="P34"><text:tab/><text:tab/><text:tab/></text:p>
      <text:p text:style-name="P109"><text:span text:style-name="T33"><text:tab/><text:tab/><text:tab/></text:span><text:span text:style-name="T29">功能名称_</text:span><text:span text:style-name="T36">6</text:span><text:span text:style-name="T30">：</text:span><text:bookmark-start text:name="__DdeLink__15499_1631453286"/><text:bookmark-start text:name="__DdeLink__15490_1631453286"/><text:span text:style-name="T30">编辑特别约定</text:span><text:bookmark-end text:name="__DdeLink__15499_1631453286"/><text:bookmark-end text:name="__DdeLink__15490_1631453286"/><text:span text:style-name="T5"> <text:s text:c="5"/>功能类型:编辑</text:span></text:p>
      <text:p text:style-name="P40"><text:tab/><text:tab/><text:tab/><text:tab/>隐藏id</text:p>
      <text:p text:style-name="P110"><text:span text:style-name="T17"><text:tab/><text:tab/><text:tab/><text:tab/></text:span><text:span text:style-name="T9">字段名称_</text:span><text:span text:style-name="T18">1</text:span><text:span text:style-name="T9">:内容明细 <text:s text:c="2"/><text:tab/><text:tab/><text:tab/></text:span><text:span text:style-name="T5">标签类型:文本框 <text:s text:c="2"/>非必填</text:span></text:p>
      <text:p text:style-name="P35"><text:tab/><text:tab/><text:tab/></text:p>
      <text:p text:style-name="P110"><text:span text:style-name="T33"><text:tab/><text:tab/><text:tab/></text:span><text:span text:style-name="T29">功能名称_</text:span><text:span text:style-name="T37">7</text:span><text:span text:style-name="T30">：</text:span><text:bookmark-start text:name="__DdeLink__15501_1631453286"/><text:bookmark-start text:name="__DdeLink__15492_1631453286"/><text:span text:style-name="T30">编辑销售机构信息</text:span><text:bookmark-end text:name="__DdeLink__15501_1631453286"/><text:bookmark-end text:name="__DdeLink__15492_1631453286"/><text:span text:style-name="T5"> <text:s text:c="5"/>功能类型:编辑</text:span></text:p>
      <text:p text:style-name="P41"><text:tab/><text:tab/><text:tab/><text:tab/>隐藏id</text:p>
      <text:p text:style-name="P111"><text:span text:style-name="T17"><text:tab/><text:tab/><text:tab/><text:tab/></text:span><text:span text:style-name="T9">字段名称_</text:span><text:span text:style-name="T19">1</text:span><text:span text:style-name="T9">:机构名称<text:tab/><text:tab/><text:tab/><text:tab/></text:span><text:span text:style-name="T5">标签类型:文本框 <text:s text:c="2"/>非必填</text:span></text:p>
      <text:p text:style-name="P111"><text:span text:style-name="T9"><text:tab/><text:tab/><text:tab/><text:tab/>字段名称_</text:span><text:span text:style-name="T19">2</text:span><text:span text:style-name="T9">:经办人名字<text:tab/><text:tab/><text:tab/></text:span><text:span text:style-name="T5">标签类型:文本框 <text:s text:c="2"/>非必填</text:span></text:p>
      <text:p text:style-name="P111"><text:span text:style-name="T9"><text:tab/><text:tab/><text:tab/><text:tab/>字段名称_</text:span><text:span text:style-name="T19">3</text:span><text:span text:style-name="T9">:机构地址<text:tab/><text:tab/><text:tab/><text:tab/></text:span><text:span text:style-name="T5">标签类型:文本框 <text:s text:c="2"/>非必填</text:span></text:p>
      <text:p text:style-name="P111"><text:span text:style-name="T9"><text:tab/><text:tab/><text:tab/><text:tab/>字段名称_</text:span><text:span text:style-name="T19">4</text:span><text:span text:style-name="T9">:机构联系方式<text:tab/><text:tab/><text:tab/></text:span><text:span text:style-name="T5">标签类型:文本框 <text:s text:c="2"/>非必填</text:span><text:span text:style-name="T9"><text:tab/></text:span></text:p>
      <text:p text:style-name="P111"><text:span text:style-name="T9"><text:tab/><text:tab/><text:tab/><text:tab/>字段名称_</text:span><text:span text:style-name="T19">5</text:span><text:span text:style-name="T9">:网址<text:tab/><text:tab/><text:tab/><text:tab/><text:tab/></text:span><text:span text:style-name="T5">标签类型:文本框 <text:s text:c="2"/>非必填</text:span></text:p>
      <text:p text:style-name="P111"><text:span text:style-name="T9"><text:tab/><text:tab/><text:tab/><text:tab/>字段名称_</text:span><text:span text:style-name="T19">6</text:span><text:span text:style-name="T9">:邮政编码<text:tab/><text:tab/><text:tab/><text:tab/></text:span><text:span text:style-name="T5">标签类型:文本框 <text:s text:c="2"/>非必填</text:span></text:p>
      <text:p text:style-name="P111"><text:span text:style-name="T9"><text:tab/><text:tab/><text:tab/><text:tab/>字段名称_</text:span><text:span text:style-name="T19">7</text:span><text:span text:style-name="T9">:签单日期<text:tab/><text:tab/><text:tab/><text:tab/></text:span><text:span text:style-name="T5">标签类型:日期框 <text:s text:c="2"/>非必填</text:span></text:p>
      <text:p text:style-name="P41"><text:tab/><text:tab/><text:tab/><text:tab/></text:p>
      <text:p text:style-name="P115"><text:span text:style-name="T17"><text:tab/><text:tab/><text:tab/></text:span><text:span text:style-name="T29">功能名字_</text:span><text:span text:style-name="T38">8</text:span><text:span text:style-name="T29">:删除 <text:s text:c="2"/></text:span><text:span text:style-name="T5"><text:s text:c="2"/>功能类型:</text:span><text:span text:style-name="T24"> <text:s/></text:span></text:p>
      <text:p text:style-name="P43"><text:tab/><text:tab/><text:tab/><text:tab/>确定删除该数据？</text:p>
      <text:p text:style-name="P43"/>
      <text:p text:style-name="P114"><text:span text:style-name="T17"><text:tab/><text:tab/><text:tab/></text:span><text:span text:style-name="T29">功能名字_</text:span><text:span text:style-name="T39">9</text:span><text:span text:style-name="T29">:查看详情</text:span><text:span text:style-name="T5"> <text:s/>功能类型:</text:span><text:span text:style-name="T24"> <text:s text:c="2"/>下面的字段是不可以编辑的</text:span></text:p>
      <text:p text:style-name="P166"><text:span text:style-name="T66"><text:tab/><text:tab/><text:tab/><text:tab/>字段名称_1:</text:span><text:span text:style-name="T69">投保单号</text:span></text:p>
      <text:p text:style-name="P166"><text:span text:style-name="T66"><text:tab/><text:tab/><text:tab/><text:tab/>字段名称_2:</text:span><text:span text:style-name="T68">地址</text:span></text:p>
      <text:p text:style-name="P114"><text:tab/><text:tab/><text:tab/><text:tab/>字段名称_3:保单起始时间</text:p>
      <text:p text:style-name="P198"><text:tab/><text:tab/><text:tab/><text:tab/>字段名称_<text:span text:style-name="T64">4</text:span>:保单结束时间</text:p>
      <text:p text:style-name="P114"><text:tab/><text:tab/><text:tab/><text:tab/>字段名称_<text:span text:style-name="T64">5</text:span>:保险费总金额</text:p>
      <text:p text:style-name="P114"><text:tab/><text:tab/><text:tab/><text:tab/>字段名称_<text:span text:style-name="T65">6</text:span>:缴费方式</text:p>
      <text:p text:style-name="P114"><text:tab/><text:tab/><text:tab/><text:tab/>字段名称_<text:span text:style-name="T65">7</text:span>:保险合同争议解决方式</text:p>
      <text:p text:style-name="P114"><text:tab/><text:tab/><text:tab/><text:tab/>字段名称_<text:span text:style-name="T76">8:被保险人</text:span></text:p>
      <text:p text:style-name="P114"><text:tab/><text:tab/><text:tab/><text:tab/>字段名称_<text:span text:style-name="T76">9:被保险人身份证号码</text:span></text:p>
      <text:p text:style-name="P114"><text:tab/><text:tab/><text:tab/><text:tab/>字段名称_<text:span text:style-name="T76">10:投保地区</text:span></text:p>
      <text:p text:style-name="P114"><text:tab/><text:tab/><text:tab/><text:tab/>字段名称_1<text:span text:style-name="T77">1</text:span>:<text:span text:style-name="T78">联系电话</text:span></text:p>
      <text:p text:style-name="P166"><text:span text:style-name="T66"><text:tab/><text:tab/><text:tab/><text:tab/>字段名称_</text:span><text:span text:style-name="T70">1</text:span><text:span text:style-name="T66">2:</text:span><text:span text:style-name="T68">车牌号码</text:span></text:p>
      <text:p text:style-name="P114"><text:tab/><text:tab/><text:tab/><text:tab/>字段名称_<text:span text:style-name="T77">1</text:span>3:品牌厂名</text:p>
      <text:p text:style-name="P198"><text:tab/><text:tab/><text:tab/><text:tab/>字段名称_<text:span text:style-name="T77">14</text:span>:车价选择</text:p>
      <text:p text:style-name="P114"><text:tab/><text:tab/><text:tab/><text:tab/>字段名称_<text:span text:style-name="T77">15</text:span>:所属性质</text:p>
      <text:p text:style-name="P114"><text:tab/><text:tab/><text:tab/><text:tab/>字段名称_<text:span text:style-name="T77">16</text:span>:使用性质</text:p>
      <text:p text:style-name="P114"><text:tab/><text:tab/><text:tab/><text:tab/>字段名称_<text:span text:style-name="T77">17</text:span>:机动车种类</text:p>
      <text:p text:style-name="P114"><text:tab/><text:tab/><text:tab/><text:tab/>字段名称_<text:span text:style-name="T77">18</text:span>:发动机号码</text:p>
      <text:p text:style-name="P114"><text:tab/><text:tab/><text:tab/><text:tab/>字段名称_<text:span text:style-name="T77">19</text:span>:是否为过户车</text:p>
      <text:p text:style-name="P114"><text:tab/><text:tab/><text:tab/><text:tab/>字段名称_<text:span text:style-name="T105">20</text:span>:识别代码<text:span text:style-name="T119">(车驾号)</text:span></text:p>
      <text:p text:style-name="P114"><text:tab/><text:tab/><text:tab/><text:tab/>字段名称_<text:span text:style-name="T105">21</text:span>:核定载客</text:p>
      <text:p text:style-name="P114"><text:span text:style-name="T5"><text:tab/><text:tab/><text:tab/><text:tab/>字段名称_</text:span><text:span text:style-name="T6">22</text:span><text:span text:style-name="T5">:核定载质量</text:span></text:p>
      <text:p text:style-name="P114"><text:soft-page-break/><text:span text:style-name="T5"><text:tab/><text:tab/><text:tab/><text:tab/>字段名称_</text:span><text:span text:style-name="T6">2</text:span><text:span text:style-name="T9">3</text:span><text:span text:style-name="T5">:排量</text:span></text:p>
      <text:p text:style-name="P114"><text:span text:style-name="T5"><text:tab/><text:tab/><text:tab/><text:tab/>字段名称_</text:span><text:span text:style-name="T6">2</text:span><text:span text:style-name="T9">4</text:span><text:span text:style-name="T5">:功率</text:span></text:p>
      <text:p text:style-name="P114"><text:span text:style-name="T5"><text:tab/><text:tab/><text:tab/><text:tab/>字段名称_</text:span><text:span text:style-name="T6">2</text:span><text:span text:style-name="T9">5</text:span><text:span text:style-name="T5">:车辆初登日期</text:span></text:p>
      <text:p text:style-name="P114"><text:span text:style-name="T5"><text:tab/><text:tab/><text:tab/><text:tab/>字段名称_</text:span><text:span text:style-name="T6">2</text:span><text:span text:style-name="T9">6</text:span><text:span text:style-name="T5">:承包险种</text:span></text:p>
      <text:p text:style-name="P114"><text:span text:style-name="T5"><text:tab/><text:tab/><text:tab/><text:tab/>字段名称_</text:span><text:span text:style-name="T6">2</text:span><text:span text:style-name="T9">7</text:span><text:span text:style-name="T5">:是否不计免陪</text:span></text:p>
      <text:p text:style-name="P114"><text:span text:style-name="T5"><text:tab/><text:tab/><text:tab/><text:tab/>字段名称_</text:span><text:span text:style-name="T6">2</text:span><text:span text:style-name="T9">8</text:span><text:span text:style-name="T5">:费率浮动</text:span></text:p>
      <text:p text:style-name="P114"><text:span text:style-name="T5"><text:tab/><text:tab/><text:tab/><text:tab/>字段名称_</text:span><text:span text:style-name="T6">2</text:span><text:span text:style-name="T9">9</text:span><text:span text:style-name="T5">:保险金额/责任限额</text:span></text:p>
      <text:p text:style-name="P114"><text:span text:style-name="T5"><text:tab/><text:tab/><text:tab/><text:tab/>字段名称_</text:span><text:span text:style-name="T9">30</text:span><text:span text:style-name="T5">:保险费</text:span><text:span text:style-name="T9">(元)</text:span></text:p>
      <text:p text:style-name="P114"><text:span text:style-name="T5"><text:tab/><text:tab/><text:tab/><text:tab/>字段名称_</text:span><text:span text:style-name="T9">31</text:span><text:span text:style-name="T5">:</text:span><text:span text:style-name="T9">保险费合计</text:span></text:p>
      <text:p text:style-name="P36"><text:tab/><text:tab/><text:tab/><text:tab/>字段名称_32:内容明细</text:p>
      <text:p text:style-name="P36"><text:tab/><text:tab/><text:tab/><text:tab/>字段名称_33:机构名称</text:p>
      <text:p text:style-name="P36"><text:tab/><text:tab/><text:tab/><text:tab/>字段名称_34:经办人名字</text:p>
      <text:p text:style-name="P36"><text:tab/><text:tab/><text:tab/><text:tab/>字段名称_35:机构地址</text:p>
      <text:p text:style-name="P36"><text:tab/><text:tab/><text:tab/><text:tab/>字段名称_36:机构联系方式</text:p>
      <text:p text:style-name="P36"><text:tab/><text:tab/><text:tab/><text:tab/>字段名称_37:网址</text:p>
      <text:p text:style-name="P36"><text:tab/><text:tab/><text:tab/><text:tab/>字段名称_38:邮政编码</text:p>
      <text:p text:style-name="P36"><text:tab/><text:tab/><text:tab/><text:tab/>字段名称_39:签单日期</text:p>
      <text:p text:style-name="P36"><text:tab/><text:tab/><text:tab/><text:tab/>字段名称_40:附件</text:p>
      <text:p text:style-name="P36"><text:tab/><text:tab/><text:tab/><text:tab/>字段名称_41:是否续签</text:p>
      <text:p text:style-name="P206"/>
      <text:p text:style-name="P115"><text:tab/><text:tab/><text:tab/><text:span text:style-name="T43">功能名称_</text:span><text:span text:style-name="T55">10</text:span>:上传附件 <text:s/>功能类型: </text:p>
      <text:p text:style-name="P115"><text:tab/><text:tab/><text:tab/><text:tab/>上传附件 </text:p>
      <text:p text:style-name="P115"><text:tab/><text:tab/><text:tab/></text:p>
      <text:p text:style-name="P115"><text:tab/><text:tab/><text:tab/><text:tab/></text:p>
      <text:p text:style-name="P115"><text:tab/><text:tab/><text:tab/><text:span text:style-name="T43">功能名称_</text:span><text:span text:style-name="T52">1</text:span><text:span text:style-name="T55">1</text:span>:查看附件 <text:s/>功能类型: </text:p>
      <text:p text:style-name="P37"><text:tab/><text:tab/><text:tab/><text:tab/> <text:s/>查看附件</text:p>
      <text:p text:style-name="P37"/>
      <text:p text:style-name="P127"><text:span text:style-name="T9"><text:tab/><text:tab/></text:span><text:span text:style-name="T26">导航名_</text:span><text:span text:style-name="T28">5</text:span><text:span text:style-name="T26">:</text:span><text:bookmark-start text:name="__DdeLink__9872_1658242472"/><text:bookmark-start text:name="__DdeLink__15522_1631453286"/><text:span text:style-name="T26">意外险记录</text:span><text:bookmark-end text:name="__DdeLink__9872_1658242472"/><text:bookmark-end text:name="__DdeLink__15522_1631453286"/></text:p>
      <text:p text:style-name="P116"><text:span text:style-name="T9"><text:tab/><text:tab/><text:tab/></text:span><text:span text:style-name="T33">功能名字_1:</text:span><text:span text:style-name="T9">列表 <text:s/>功能类型:网格 (有网格)</text:span></text:p>
      <text:p text:style-name="P121"><text:span text:style-name="T9"><text:tab/><text:tab/><text:tab/><text:tab/></text:span><text:span text:style-name="T5">字段名称_1:</text:span><text:bookmark-start text:name="__DdeLink__9842_1658242472"/><text:bookmark-start text:name="__DdeLink__15524_1631453286"/><text:span text:style-name="T22">商业险类型</text:span><text:bookmark-end text:name="__DdeLink__9842_1658242472"/><text:bookmark-end text:name="__DdeLink__15524_1631453286"/></text:p>
      <text:p text:style-name="P168"><text:span text:style-name="T66"><text:tab/><text:tab/><text:tab/><text:tab/>字段名称_2:</text:span><text:bookmark-start text:name="__DdeLink__9844_1658242472"/><text:bookmark-start text:name="__DdeLink__15526_1631453286"/><text:span text:style-name="T68">商业险名称</text:span><text:bookmark-end text:name="__DdeLink__9844_1658242472"/><text:bookmark-end text:name="__DdeLink__15526_1631453286"/></text:p>
      <text:p text:style-name="P121"><text:tab/><text:tab/><text:tab/><text:tab/>字段名称_3:<text:bookmark-start text:name="__DdeLink__9846_1658242472"/><text:bookmark-start text:name="__DdeLink__15528_1631453286"/>保单生效日<text:bookmark-end text:name="__DdeLink__9846_1658242472"/><text:bookmark-end text:name="__DdeLink__15528_1631453286"/></text:p>
      <text:p text:style-name="P200"><text:tab/><text:tab/><text:tab/><text:tab/>字段名称_<text:span text:style-name="T64">4</text:span>:<text:bookmark-start text:name="__DdeLink__9848_1658242472"/><text:bookmark-start text:name="__DdeLink__15530_1631453286"/>保单期满日<text:bookmark-end text:name="__DdeLink__9848_1658242472"/><text:bookmark-end text:name="__DdeLink__15530_1631453286"/></text:p>
      <text:p text:style-name="P121"><text:tab/><text:tab/><text:tab/><text:tab/>字段名称_<text:span text:style-name="T64">5</text:span>:<text:bookmark-start text:name="__DdeLink__9850_1658242472"/><text:bookmark-start text:name="__DdeLink__15532_1631453286"/>投保人名字<text:bookmark-end text:name="__DdeLink__9850_1658242472"/><text:bookmark-end text:name="__DdeLink__15532_1631453286"/></text:p>
      <text:p text:style-name="P121"><text:tab/><text:tab/><text:tab/><text:tab/>字段名称_<text:span text:style-name="T65">6</text:span>:<text:bookmark-start text:name="__DdeLink__9852_1658242472"/><text:bookmark-start text:name="__DdeLink__15534_1631453286"/>被保险人名字<text:bookmark-end text:name="__DdeLink__9852_1658242472"/><text:bookmark-end text:name="__DdeLink__15534_1631453286"/></text:p>
      <text:p text:style-name="P121"><text:tab/><text:tab/><text:tab/><text:tab/>字段名称_<text:span text:style-name="T65">7</text:span>:<text:bookmark-start text:name="__DdeLink__9854_1658242472"/><text:bookmark-start text:name="__DdeLink__15536_1631453286"/>险种名称<text:bookmark-end text:name="__DdeLink__9854_1658242472"/><text:bookmark-end text:name="__DdeLink__15536_1631453286"/></text:p>
      <text:p text:style-name="P121"><text:tab/><text:tab/><text:tab/><text:tab/>字段名称_<text:span text:style-name="T76">8:</text:span><text:bookmark-start text:name="__DdeLink__9856_1658242472"/><text:bookmark-start text:name="__DdeLink__15538_1631453286"/><text:span text:style-name="T76">组合名称</text:span><text:bookmark-end text:name="__DdeLink__9856_1658242472"/><text:bookmark-end text:name="__DdeLink__15538_1631453286"/></text:p>
      <text:p text:style-name="P121"><text:tab/><text:tab/><text:tab/><text:tab/>字段名称_<text:span text:style-name="T76">9:</text:span><text:bookmark-start text:name="__DdeLink__9858_1658242472"/><text:bookmark-start text:name="__DdeLink__15540_1631453286"/><text:bookmark-start text:name="__DdeLink__15542_1631453286"/><text:span text:style-name="T76">销售机构名称</text:span><text:bookmark-end text:name="__DdeLink__9858_1658242472"/><text:bookmark-end text:name="__DdeLink__15540_1631453286"/><text:bookmark-end text:name="__DdeLink__15542_1631453286"/></text:p>
      <text:p text:style-name="P121"><text:tab/><text:tab/><text:tab/><text:tab/>字段名称_<text:span text:style-name="T76">10:</text:span><text:bookmark-start text:name="__DdeLink__9860_1658242472"/><text:bookmark-start text:name="__DdeLink__15544_1631453286"/><text:span text:style-name="T76">销售员名称</text:span><text:bookmark-end text:name="__DdeLink__9860_1658242472"/><text:bookmark-end text:name="__DdeLink__15544_1631453286"/></text:p>
      <text:p text:style-name="P121"><text:tab/><text:tab/><text:tab/><text:tab/>字段名称_1<text:span text:style-name="T77">1</text:span>:<text:bookmark-start text:name="__DdeLink__9862_1658242472"/><text:bookmark-start text:name="__DdeLink__15546_1631453286"/><text:span text:style-name="T78">机构电话</text:span><text:bookmark-end text:name="__DdeLink__9862_1658242472"/><text:bookmark-end text:name="__DdeLink__15546_1631453286"/></text:p>
      <text:p text:style-name="P168"><text:span text:style-name="T66"><text:tab/><text:tab/><text:tab/><text:tab/>字段名称_</text:span><text:span text:style-name="T70">1</text:span><text:span text:style-name="T66">2:</text:span><text:bookmark-start text:name="__DdeLink__9864_1658242472"/><text:bookmark-start text:name="__DdeLink__15548_1631453286"/><text:span text:style-name="T68">合同存储编号</text:span><text:bookmark-end text:name="__DdeLink__9864_1658242472"/><text:bookmark-end text:name="__DdeLink__15548_1631453286"/></text:p>
      <text:p text:style-name="P121"><text:tab/><text:tab/><text:tab/><text:tab/>字段名称_<text:span text:style-name="T77">1</text:span>3:<text:bookmark-start text:name="__DdeLink__9866_1658242472"/><text:bookmark-start text:name="__DdeLink__15550_1631453286"/>合同存储路径<text:bookmark-end text:name="__DdeLink__9866_1658242472"/><text:bookmark-end text:name="__DdeLink__15550_1631453286"/></text:p>
      <text:p text:style-name="P200"><text:tab/><text:tab/><text:tab/><text:tab/>字段名称_<text:span text:style-name="T77">14</text:span>:<text:bookmark-start text:name="__DdeLink__9868_1658242472"/><text:bookmark-start text:name="__DdeLink__15552_1631453286"/>合同附件<text:bookmark-end text:name="__DdeLink__9868_1658242472"/><text:bookmark-end text:name="__DdeLink__15552_1631453286"/></text:p>
      <text:p text:style-name="P121"><text:tab/><text:tab/><text:tab/><text:tab/>字段名称_<text:span text:style-name="T77">15</text:span>:<text:bookmark-start text:name="__DdeLink__9870_1658242472"/><text:bookmark-start text:name="__DdeLink__15554_1631453286"/>是否已续保<text:bookmark-end text:name="__DdeLink__9870_1658242472"/><text:bookmark-end text:name="__DdeLink__15554_1631453286"/></text:p>
      <text:p text:style-name="P38"/>
      <text:p text:style-name="P121"><text:span text:style-name="T9"><text:tab/><text:tab/><text:tab/></text:span><text:span text:style-name="T29">功能名称_</text:span><text:span text:style-name="T31">2</text:span><text:span text:style-name="T30">：添加</text:span><text:span text:style-name="T5"> <text:s text:c="5"/>功能类型:添加</text:span></text:p>
      <text:p text:style-name="P169"><text:span text:style-name="T66"><text:tab/><text:tab/><text:tab/><text:tab/>字段名称_1:</text:span><text:span text:style-name="T3">商业险类型</text:span><text:span text:style-name="T69"><text:tab/><text:tab/><text:tab/><text:tab/></text:span><text:span text:style-name="T2">标签类型:文本框 <text:s/>必填</text:span></text:p>
      <text:p text:style-name="P169"><text:span text:style-name="T66"><text:tab/><text:tab/><text:tab/><text:tab/>字段名称_2:</text:span><text:span text:style-name="T68">商业险名称<text:tab/><text:tab/><text:tab/><text:tab/></text:span><text:span text:style-name="T2">标签类型:文本框 <text:s/>非必填</text:span></text:p>
      <text:p text:style-name="P122"><text:soft-page-break/><text:tab/><text:tab/><text:tab/><text:tab/>字段名称_3:保单生效日<text:tab/><text:tab/><text:tab/><text:tab/><text:span text:style-name="T5">标签类型:日期框 <text:s/>必填</text:span></text:p>
      <text:p text:style-name="P201"><text:tab/><text:tab/><text:tab/><text:tab/>字段名称_<text:span text:style-name="T64">4</text:span>:保单期满日<text:tab/><text:tab/><text:tab/><text:tab/><text:span text:style-name="T5">标签类型:日期框 <text:s/>必填</text:span></text:p>
      <text:p text:style-name="P123"><text:tab/><text:tab/><text:tab/><text:tab/>字段名称_<text:span text:style-name="T64">5</text:span>:投保人名字<text:tab/><text:tab/><text:tab/><text:tab/><text:span text:style-name="T5">标签类型:文本框 <text:s/>非必填</text:span></text:p>
      <text:p text:style-name="P122"><text:tab/><text:tab/><text:tab/><text:tab/>字段名称_<text:span text:style-name="T65">6</text:span>:被保险人名字<text:tab/><text:tab/><text:tab/><text:tab/><text:span text:style-name="T5">标签类型:文本框 <text:s/>非必填</text:span></text:p>
      <text:p text:style-name="P122"><text:span text:style-name="T5"><text:tab/><text:tab/><text:tab/><text:tab/>字段名称_</text:span><text:span text:style-name="T10">7</text:span><text:span text:style-name="T5">:险种名称<text:tab/><text:tab/><text:tab/><text:tab/><text:tab/>标签类型:文本框 <text:s/>非必填</text:span></text:p>
      <text:p text:style-name="P122"><text:span text:style-name="T5"><text:tab/><text:tab/><text:tab/><text:tab/>字段名称_</text:span><text:span text:style-name="T20">8</text:span><text:span text:style-name="T5">:</text:span><text:span text:style-name="T8">组合名称</text:span><text:span text:style-name="T5"><text:tab/><text:tab/><text:tab/><text:tab/><text:tab/>标签类型:文本框 <text:s/>非必填</text:span></text:p>
      <text:p text:style-name="P123"><text:span text:style-name="T5"><text:tab/><text:tab/><text:tab/><text:tab/>字段名称_</text:span><text:span text:style-name="T20">9</text:span><text:span text:style-name="T5">:</text:span><text:span text:style-name="T8">销售机构名称 </text:span><text:span text:style-name="T5"><text:tab/><text:tab/><text:tab/><text:tab/>标签类型:文本框 <text:s/>非必填</text:span></text:p>
      <text:p text:style-name="P123"><text:span text:style-name="T5"><text:tab/><text:tab/><text:tab/><text:tab/>字段名称_</text:span><text:span text:style-name="T8">10:销售员名称<text:tab/><text:tab/><text:tab/><text:tab/></text:span><text:span text:style-name="T5">标签类型:文本框 <text:s/>非必填</text:span></text:p>
      <text:p text:style-name="P123"><text:span text:style-name="T5"><text:tab/><text:tab/><text:tab/><text:tab/>字段名称_1</text:span><text:span text:style-name="T23">1</text:span><text:span text:style-name="T5">:机构电话<text:tab/><text:tab/><text:tab/><text:tab/><text:tab/>标签类型:文本框 <text:s/>非必填</text:span></text:p>
      <text:p text:style-name="P28"/>
      <text:p text:style-name="P121"><text:span text:style-name="T5"><text:tab/><text:tab/><text:tab/></text:span><text:span text:style-name="T29">功能名称_</text:span><text:span text:style-name="T32">3</text:span><text:span text:style-name="T30">：编辑</text:span><text:span text:style-name="T5"> <text:s text:c="5"/>功能类型:编辑</text:span></text:p>
      <text:p text:style-name="P28"><text:tab/><text:tab/><text:tab/><text:tab/>隐藏id</text:p>
      <text:p text:style-name="P170"><text:span text:style-name="T66"><text:tab/><text:tab/><text:tab/><text:tab/>字段名称_1:</text:span><text:span text:style-name="T3">商业险类型</text:span><text:span text:style-name="T69"><text:tab/><text:tab/><text:tab/><text:tab/></text:span><text:span text:style-name="T2">标签类型:文本框 <text:s/>必填</text:span></text:p>
      <text:p text:style-name="P170"><text:span text:style-name="T66"><text:tab/><text:tab/><text:tab/><text:tab/>字段名称_2:</text:span><text:span text:style-name="T68">商业险名称<text:tab/><text:tab/><text:tab/><text:tab/></text:span><text:span text:style-name="T2">标签类型:文本框 <text:s/>非必填</text:span></text:p>
      <text:p text:style-name="P123"><text:tab/><text:tab/><text:tab/><text:tab/>字段名称_3:保单生效日<text:tab/><text:tab/><text:tab/><text:tab/><text:span text:style-name="T5">标签类型:日期框 <text:s/>必填</text:span></text:p>
      <text:p text:style-name="P202"><text:tab/><text:tab/><text:tab/><text:tab/>字段名称_<text:span text:style-name="T64">4</text:span>:保单期满日<text:tab/><text:tab/><text:tab/><text:tab/><text:span text:style-name="T5">标签类型:日期框 <text:s/>必填</text:span></text:p>
      <text:p text:style-name="P123"><text:tab/><text:tab/><text:tab/><text:tab/>字段名称_<text:span text:style-name="T64">5</text:span>:投保人名字<text:tab/><text:tab/><text:tab/><text:tab/><text:span text:style-name="T5">标签类型:文本框 <text:s/>非必填</text:span></text:p>
      <text:p text:style-name="P123"><text:tab/><text:tab/><text:tab/><text:tab/>字段名称_<text:span text:style-name="T65">6</text:span>:被保险人名字<text:tab/><text:tab/><text:tab/><text:tab/><text:span text:style-name="T5">标签类型:文本框 <text:s/>非必填</text:span></text:p>
      <text:p text:style-name="P123"><text:span text:style-name="T5"><text:tab/><text:tab/><text:tab/><text:tab/>字段名称_</text:span><text:span text:style-name="T10">7</text:span><text:span text:style-name="T5">:险种名称<text:tab/><text:tab/><text:tab/><text:tab/><text:tab/>标签类型:文本框 <text:s/>非必填</text:span></text:p>
      <text:p text:style-name="P123"><text:span text:style-name="T5"><text:tab/><text:tab/><text:tab/><text:tab/>字段名称_</text:span><text:span text:style-name="T20">8</text:span><text:span text:style-name="T5">:</text:span><text:span text:style-name="T8">组合名称</text:span><text:span text:style-name="T5"><text:tab/><text:tab/><text:tab/><text:tab/><text:tab/>标签类型:文本框 <text:s/>非必填</text:span></text:p>
      <text:p text:style-name="P123"><text:span text:style-name="T5"><text:tab/><text:tab/><text:tab/><text:tab/>字段名称_</text:span><text:span text:style-name="T20">9</text:span><text:span text:style-name="T5">:</text:span><text:span text:style-name="T8">销售机构名称 </text:span><text:span text:style-name="T5"><text:tab/><text:tab/><text:tab/><text:tab/>标签类型:文本框 <text:s/>非必填</text:span></text:p>
      <text:p text:style-name="P123"><text:span text:style-name="T5"><text:tab/><text:tab/><text:tab/><text:tab/>字段名称_</text:span><text:span text:style-name="T8">10:销售员名称<text:tab/><text:tab/><text:tab/><text:tab/></text:span><text:span text:style-name="T5">标签类型:文本框 <text:s/>非必填</text:span></text:p>
      <text:p text:style-name="P170"><text:span text:style-name="T2"><text:tab/><text:tab/><text:tab/><text:tab/>字段名称_1</text:span><text:span text:style-name="T4">1</text:span><text:span text:style-name="T2">:机构电话<text:tab/><text:tab/><text:tab/><text:tab/><text:tab/>标签类型:文本框 <text:s/>非必填<text:tab/></text:span></text:p>
      <text:p text:style-name="P39"><text:tab/><text:tab/><text:tab/></text:p>
      <text:p text:style-name="P121"><text:span text:style-name="T9"><text:tab/><text:tab/><text:tab/></text:span><text:span text:style-name="T17"><text:tab/></text:span></text:p>
      <text:p text:style-name="P121"><text:span text:style-name="T17"><text:tab/><text:tab/><text:tab/></text:span><text:span text:style-name="T29">功能名字_</text:span><text:span text:style-name="T40">4</text:span><text:span text:style-name="T29">:删除 <text:s text:c="2"/></text:span><text:span text:style-name="T5"><text:s text:c="2"/>功能类型:</text:span><text:span text:style-name="T24"> <text:s/></text:span></text:p>
      <text:p text:style-name="P44"><text:tab/><text:tab/><text:tab/><text:tab/>确定删除该数据？</text:p>
      <text:p text:style-name="P44"/>
      <text:p text:style-name="P121"><text:span text:style-name="T24"><text:tab/><text:tab/><text:tab/></text:span><text:bookmark-start text:name="__DdeLink__15520_1631453286"/><text:span text:style-name="T33">功能名字_</text:span><text:span text:style-name="T40">5</text:span><text:span text:style-name="T33">:查看详情 <text:s/></text:span><text:span text:style-name="T9"><text:s/>功能类型:网格 </text:span><text:bookmark-end text:name="__DdeLink__15520_1631453286"/></text:p>
      <text:p text:style-name="P121"><text:span text:style-name="T9"><text:tab/><text:tab/><text:tab/><text:tab/></text:span><text:span text:style-name="T5">字段名称_1:</text:span><text:span text:style-name="T22">商业险类型</text:span></text:p>
      <text:p text:style-name="P168"><text:span text:style-name="T66"><text:tab/><text:tab/><text:tab/><text:tab/>字段名称_2:</text:span><text:span text:style-name="T68">商业险名称</text:span></text:p>
      <text:p text:style-name="P121"><text:tab/><text:tab/><text:tab/><text:tab/>字段名称_3:保单生效日</text:p>
      <text:p text:style-name="P200"><text:tab/><text:tab/><text:tab/><text:tab/>字段名称_<text:span text:style-name="T64">4</text:span>:保单期满日</text:p>
      <text:p text:style-name="P121"><text:tab/><text:tab/><text:tab/><text:tab/>字段名称_<text:span text:style-name="T64">5</text:span>:投保人名字</text:p>
      <text:p text:style-name="P121"><text:tab/><text:tab/><text:tab/><text:tab/>字段名称_<text:span text:style-name="T65">6</text:span>:被保险人名字</text:p>
      <text:p text:style-name="P121"><text:tab/><text:tab/><text:tab/><text:tab/>字段名称_<text:span text:style-name="T65">7</text:span>:险种名称</text:p>
      <text:p text:style-name="P121"><text:tab/><text:tab/><text:tab/><text:tab/>字段名称_<text:span text:style-name="T76">8:组合名称</text:span></text:p>
      <text:p text:style-name="P121"><text:tab/><text:tab/><text:tab/><text:tab/>字段名称_<text:span text:style-name="T76">9:销售机构名称</text:span></text:p>
      <text:p text:style-name="P121"><text:tab/><text:tab/><text:tab/><text:tab/>字段名称_<text:span text:style-name="T76">10:销售员名称</text:span></text:p>
      <text:p text:style-name="P121"><text:tab/><text:tab/><text:tab/><text:tab/>字段名称_1<text:span text:style-name="T77">1</text:span>:<text:span text:style-name="T78">机构电话</text:span></text:p>
      <text:p text:style-name="P168"><text:span text:style-name="T66"><text:tab/><text:tab/><text:tab/><text:tab/>字段名称_</text:span><text:span text:style-name="T70">1</text:span><text:span text:style-name="T66">2:</text:span><text:span text:style-name="T68">合同存储编号</text:span></text:p>
      <text:p text:style-name="P121"><text:tab/><text:tab/><text:tab/><text:tab/>字段名称_<text:span text:style-name="T77">1</text:span>3:合同存储路径</text:p>
      <text:p text:style-name="P200"><text:tab/><text:tab/><text:tab/><text:tab/>字段名称_<text:span text:style-name="T77">14</text:span>:合同附件</text:p>
      <text:p text:style-name="P121"><text:span text:style-name="T24"><text:tab/><text:tab/><text:tab/><text:tab/>字段名称_</text:span><text:span text:style-name="T25">15</text:span><text:span text:style-name="T24">:是否已续保</text:span></text:p>
      <text:p text:style-name="P44"/>
      <text:p text:style-name="P210"><text:span text:style-name="T24"><text:tab/><text:tab/><text:tab/></text:span><text:span text:style-name="T33">功能名字_</text:span><text:span text:style-name="T41">6</text:span><text:span text:style-name="T33">:</text:span><text:span text:style-name="T41">导出</text:span><text:span text:style-name="T33"> <text:s/></text:span><text:span text:style-name="T9"><text:s/>功能类型:网格 </text:span></text:p>
      <text:p text:style-name="P210"><text:span text:style-name="T9"/></text:p>
      <text:p text:style-name="P210"><text:soft-page-break/><text:span text:style-name="T9"/></text:p>
      <text:p text:style-name="P207"><text:span text:style-name="T9">修改：</text:span></text:p>
      <text:p text:style-name="P208"><text:tab/>1.添加导航权限，下拉权限，功能导航权限，设置模块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7-27T17:30:27.066594101</dc:date>
    <meta:editing-duration>P10DT1H37M54S</meta:editing-duration>
    <meta:editing-cycles>717</meta:editing-cycles>
    <meta:generator>LibreOffice/5.1.6.2.0$Linux_X86_64 LibreOffice_project/10$Build-2</meta:generator>
    <meta:document-statistic meta:table-count="0" meta:image-count="0" meta:object-count="0" meta:page-count="17" meta:paragraph-count="670" meta:word-count="9776" meta:character-count="15936" meta:non-whitespace-character-count="11323"/>
  </office:meta>
</office:document-meta>
</file>